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roman"/>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6.8944in" table:align="left" style:writing-mode="lr-tb"/>
    </style:style>
    <style:style style:name="Table1.A" style:family="table-column">
      <style:table-column-properties style:column-width="0.8458in"/>
    </style:style>
    <style:style style:name="Table1.B" style:family="table-column">
      <style:table-column-properties style:column-width="0.8438in"/>
    </style:style>
    <style:style style:name="Table1.C" style:family="table-column">
      <style:table-column-properties style:column-width="1.0965in"/>
    </style:style>
    <style:style style:name="Table1.D" style:family="table-column">
      <style:table-column-properties style:column-width="4.1083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D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D2" style:family="table-cell">
      <style:table-cell-properties style:vertical-align="top" fo:padding="0.0382in" fo:border-left="0.0007in solid #000000" fo:border-right="0.0007in solid #000000" fo:border-top="none" fo:border-bottom="0.0007in solid #000000" style:writing-mode="lr-tb"/>
    </style:style>
    <style:style style:name="Table2" style:family="table">
      <style:table-properties style:width="6.9264in" table:align="left" style:writing-mode="lr-tb"/>
    </style:style>
    <style:style style:name="Table2.A" style:family="table-column">
      <style:table-column-properties style:column-width="2.3854in"/>
    </style:style>
    <style:style style:name="Table2.B" style:family="table-column">
      <style:table-column-properties style:column-width="2.6236in"/>
    </style:style>
    <style:style style:name="Table2.C" style:family="table-column">
      <style:table-column-properties style:column-width="1.9174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C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C2" style:family="table-cell">
      <style:table-cell-properties style:vertical-align="top" fo:padding="0.0382in" fo:border-left="0.0007in solid #000000" fo:border-right="0.0007in solid #000000" fo:border-top="none" fo:border-bottom="0.0007in solid #000000" style:writing-mode="lr-tb"/>
    </style:style>
    <style:style style:name="Table3" style:family="table">
      <style:table-properties style:width="6.8944in" table:align="left" style:writing-mode="lr-tb"/>
    </style:style>
    <style:style style:name="Table3.A" style:family="table-column">
      <style:table-column-properties style:column-width="0.8458in"/>
    </style:style>
    <style:style style:name="Table3.B" style:family="table-column">
      <style:table-column-properties style:column-width="1.9833in"/>
    </style:style>
    <style:style style:name="Table3.C" style:family="table-column">
      <style:table-column-properties style:column-width="2.0431in"/>
    </style:style>
    <style:style style:name="Table3.D" style:family="table-column">
      <style:table-column-properties style:column-width="2.0222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D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D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8944in" table:align="left" style:writing-mode="lr-tb"/>
    </style:style>
    <style:style style:name="Table4.A" style:family="table-column">
      <style:table-column-properties style:column-width="0.8458in"/>
    </style:style>
    <style:style style:name="Table4.B" style:family="table-column">
      <style:table-column-properties style:column-width="1.9833in"/>
    </style:style>
    <style:style style:name="Table4.C" style:family="table-column">
      <style:table-column-properties style:column-width="2.0431in"/>
    </style:style>
    <style:style style:name="Table4.D" style:family="table-column">
      <style:table-column-properties style:column-width="2.0222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D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D2" style:family="table-cell">
      <style:table-cell-properties style:vertical-align="top" fo:padding="0.0382in" fo:border-left="0.0007in solid #000000" fo:border-right="0.0007in solid #000000" fo:border-top="none" fo:border-bottom="0.0007in solid #000000" style:writing-mode="lr-tb"/>
    </style:style>
    <style:style style:name="Table5" style:family="table">
      <style:table-properties style:width="6.9264in" table:align="left" style:writing-mode="lr-tb"/>
    </style:style>
    <style:style style:name="Table5.A" style:family="table-column">
      <style:table-column-properties style:column-width="2.3854in"/>
    </style:style>
    <style:style style:name="Table5.B" style:family="table-column">
      <style:table-column-properties style:column-width="2.6236in"/>
    </style:style>
    <style:style style:name="Table5.C" style:family="table-column">
      <style:table-column-properties style:column-width="1.9174in"/>
    </style:style>
    <style:style style:name="Table5.1" style:family="table-row">
      <style:table-row-properties style:keep-together="true" fo:keep-together="auto"/>
    </style:style>
    <style:style style:name="Table5.A1" style:family="table-cell">
      <style:table-cell-properties style:vertical-align="top" fo:padding="0.0382in" fo:border-left="0.0007in solid #000000" fo:border-right="none" fo:border-top="0.0007in solid #000000" fo:border-bottom="0.0007in solid #000000" style:writing-mode="lr-tb"/>
    </style:style>
    <style:style style:name="Table5.C1" style:family="table-cell">
      <style:table-cell-properties style:vertical-align="top" fo:padding="0.0382in" fo:border="0.0007in solid #000000" style:writing-mode="lr-tb"/>
    </style:style>
    <style:style style:name="Table5.A2" style:family="table-cell">
      <style:table-cell-properties style:vertical-align="top" fo:padding="0.0382in" fo:border-left="0.0007in solid #000000" fo:border-right="none" fo:border-top="none" fo:border-bottom="0.0007in solid #000000" style:writing-mode="lr-tb"/>
    </style:style>
    <style:style style:name="Table5.C2" style:family="table-cell">
      <style:table-cell-properties style:vertical-align="top" fo:padding="0.0382in" fo:border-left="0.0007in solid #000000" fo:border-right="0.0007in solid #000000" fo:border-top="none" fo:border-bottom="0.0007in solid #000000" style:writing-mode="lr-tb"/>
    </style:style>
    <style:style style:name="Table6" style:family="table">
      <style:table-properties style:width="6.7458in" table:align="left" style:writing-mode="lr-tb"/>
    </style:style>
    <style:style style:name="Table6.A" style:family="table-column">
      <style:table-column-properties style:column-width="0.6688in"/>
    </style:style>
    <style:style style:name="Table6.B" style:family="table-column">
      <style:table-column-properties style:column-width="1.8993in"/>
    </style:style>
    <style:style style:name="Table6.C" style:family="table-column">
      <style:table-column-properties style:column-width="2.0875in"/>
    </style:style>
    <style:style style:name="Table6.D" style:family="table-column">
      <style:table-column-properties style:column-width="2.0903in"/>
    </style:style>
    <style:style style:name="Table6.1" style:family="table-row">
      <style:table-row-properties style:keep-together="true" fo:keep-together="auto"/>
    </style:style>
    <style:style style:name="Table6.A1" style:family="table-cell">
      <style:table-cell-properties style:vertical-align="top" fo:padding="0.0382in" fo:border-left="0.0007in solid #000000" fo:border-right="none" fo:border-top="0.0007in solid #000000" fo:border-bottom="0.0007in solid #000000" style:writing-mode="lr-tb"/>
    </style:style>
    <style:style style:name="Table6.D1" style:family="table-cell">
      <style:table-cell-properties style:vertical-align="top" fo:padding="0.0382in" fo:border="0.0007in solid #000000" style:writing-mode="lr-tb"/>
    </style:style>
    <style:style style:name="Table6.A2" style:family="table-cell">
      <style:table-cell-properties style:vertical-align="top" fo:padding="0.0382in" fo:border-left="0.0007in solid #000000" fo:border-right="none" fo:border-top="none" fo:border-bottom="0.0007in solid #000000" style:writing-mode="lr-tb"/>
    </style:style>
    <style:style style:name="Table6.D2" style:family="table-cell">
      <style:table-cell-properties style:vertical-align="top" fo:padding="0.0382in" fo:border-left="0.0007in solid #000000" fo:border-right="0.0007in solid #000000" fo:border-top="none" fo:border-bottom="0.0007in solid #000000" style:writing-mode="lr-tb"/>
    </style:style>
    <style:style style:name="Table7" style:family="table">
      <style:table-properties style:width="6.8243in" table:align="left" style:writing-mode="lr-tb"/>
    </style:style>
    <style:style style:name="Table7.A" style:family="table-column">
      <style:table-column-properties style:column-width="0.7472in"/>
    </style:style>
    <style:style style:name="Table7.B" style:family="table-column">
      <style:table-column-properties style:column-width="1.9in"/>
    </style:style>
    <style:style style:name="Table7.C" style:family="table-column">
      <style:table-column-properties style:column-width="2.0882in"/>
    </style:style>
    <style:style style:name="Table7.D" style:family="table-column">
      <style:table-column-properties style:column-width="2.0889in"/>
    </style:style>
    <style:style style:name="Table7.1" style:family="table-row">
      <style:table-row-properties style:keep-together="true" fo:keep-together="auto"/>
    </style:style>
    <style:style style:name="Table7.A1" style:family="table-cell">
      <style:table-cell-properties style:vertical-align="top" fo:padding="0.0382in" fo:border-left="0.0007in solid #000000" fo:border-right="none" fo:border-top="0.0007in solid #000000" fo:border-bottom="0.0007in solid #000000" style:writing-mode="lr-tb"/>
    </style:style>
    <style:style style:name="Table7.D1" style:family="table-cell">
      <style:table-cell-properties style:vertical-align="top" fo:padding="0.0382in" fo:border="0.0007in solid #000000" style:writing-mode="lr-tb"/>
    </style:style>
    <style:style style:name="Table7.A2" style:family="table-cell">
      <style:table-cell-properties style:vertical-align="top" fo:padding="0.0382in" fo:border-left="0.0007in solid #000000" fo:border-right="none" fo:border-top="none" fo:border-bottom="0.0007in solid #000000" style:writing-mode="lr-tb"/>
    </style:style>
    <style:style style:name="Table7.D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TB">
      <style:paragraph-properties style:snap-to-layout-grid="false"/>
    </style:style>
    <style:style style:name="P2" style:family="paragraph" style:parent-style-name="TB1">
      <style:paragraph-properties style:snap-to-layout-grid="false"/>
    </style:style>
    <style:style style:name="P3" style:family="paragraph" style:parent-style-name="HD">
      <style:paragraph-properties>
        <style:tab-stops>
          <style:tab-stop style:position="0in"/>
        </style:tab-stops>
      </style:paragraph-properties>
    </style:style>
    <style:style style:name="P4" style:family="paragraph" style:parent-style-name="TBX">
      <style:paragraph-properties style:snap-to-layout-grid="false"/>
    </style:style>
    <style:style style:name="P5" style:family="paragraph" style:parent-style-name="HC">
      <style:paragraph-properties>
        <style:tab-stops>
          <style:tab-stop style:position="0in"/>
        </style:tab-stops>
      </style:paragraph-properties>
    </style:style>
    <style:style style:name="P6" style:family="paragraph" style:parent-style-name="TCH">
      <style:paragraph-properties style:snap-to-layout-grid="false"/>
    </style:style>
    <style:style style:name="P7" style:family="paragraph" style:parent-style-name="TCCP">
      <style:paragraph-properties style:snap-to-layout-grid="false"/>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862in" style:type="right" style:leader-style="dotted" style:leader-text="."/>
        </style:tab-stops>
      </style:paragraph-properties>
    </style:style>
    <style:style style:name="P10" style:family="paragraph" style:parent-style-name="Contents_20_3">
      <style:paragraph-properties>
        <style:tab-stops>
          <style:tab-stop style:position="6.6472in" style:type="right" style:leader-style="dotted" style:leader-text="."/>
        </style:tab-stops>
      </style:paragraph-properties>
    </style:style>
    <style:style style:name="P11" style:family="paragraph" style:parent-style-name="Contents_20_4">
      <style:paragraph-properties>
        <style:tab-stops>
          <style:tab-stop style:position="6.5083in" style:type="right" style:leader-style="dotted" style:leader-text="."/>
        </style:tab-stops>
      </style:paragraph-properties>
    </style:style>
    <style:style style:name="P12" style:family="paragraph" style:parent-style-name="HA" style:master-page-name="Standard">
      <style:paragraph-properties style:page-number="auto"/>
    </style:style>
    <style:style style:name="T1" style:family="text">
      <style:text-properties fo:font-weight="normal" style:font-weight-asian="normal" style:font-weight-complex="bold"/>
    </style:style>
    <style:style style:name="T2" style:family="text">
      <style:text-properties style:font-style-complex="italic"/>
    </style:style>
    <style:style style:name="T3" style:family="text">
      <style:text-properties style:font-name="Times New Roman" fo:font-size="9pt" fo:font-weight="normal" style:font-size-asian="9pt" style:font-weight-asian="normal"/>
    </style:style>
    <style:style style:name="T4" style:family="text">
      <style:text-properties style:font-name="Times New Roman" fo:font-size="9pt" style:font-size-asian="9pt"/>
    </style:style>
    <style:style style:name="T5" style:family="text">
      <style:text-properties style:font-name="Times New Roman" fo:font-size="9pt" fo:font-style="normal" style:font-size-asian="9pt" style:font-style-asian="normal"/>
    </style:style>
    <style:style style:name="T6" style:family="text">
      <style:text-properties style:font-weight-complex="bold"/>
    </style:style>
    <style:style style:name="T7" style:family="text">
      <style:text-properties fo:font-style="italic" style:font-style-asian="italic" style:font-style-complex="italic"/>
    </style:style>
    <style:style style:name="T8" style:family="text">
      <style:text-properties fo:font-style="normal" style:font-style-asian="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Chapter 2</text:h>
      <text:h text:style-name="HB" text:outline-level="2">Statements and Expressions</text:h>
      <text:p text:style-name="BodyNoIndent">The basic operation of the Python interpreter is to execute a sequence of statements. Simple statements are limited to a single logical line of code, and, aside from the statement keywords and punctuation, may contain only expressions. Compound statements are statements that may contain other statements, grouped into indented suites. The nature of the compound statement then controls which (if any) of the contained statements are executed and when. Compound statements may also contain expressions, and may span multiple logical lines of code.</text:p>
      <text:p text:style-name="Body">Expressions are used within statements to control the details of the statement's operation – specifying the condition for whether or not a particular suite is executed, or a conditional loop terminated, identifying an exception to be raised or caught, and so on.</text:p>
      <text:p text:style-name="Body">This chapter focuses primarily on the different kinds of expressions, as well as a couple of the simple statements that stand on their own. Compound statements, and expressions and simple statements that either complement or replicate compound statements, are covered in more detail in later chapters.</text:p>
      <text:h text:style-name="P5" text:outline-level="3">2.1 Kinds of Statements</text:h>
      <text:p text:style-name="BodyNoIndent">The different kinds of statement are primarily distinguished by the leading keyword that introduces the statement.</text:p>
      <text:h text:style-name="P3" text:outline-level="4">2.1.1 Expression Statements</text:h>
      <text:p text:style-name="BodyNoIndent">Expression statements are a kind of simple statement, and are often considered the work horses of Python. They don't have an associated keyword. Instead, an expression statement is a logical line of code that contains a single expression, and is not marked as any other kind of statement. The remaining sections of this chapter provide more details on the various kinds of expression.</text:p>
      <text:p text:style-name="Body">Normally, expression statements do not produce any kind of output--only print statements and writing directly to an output stream will do that in a normal console application. In an interactive interpreter session, however, the results of expression statements are displayed to the user using their string representations, as shown here:</text:p>
      <text:p text:style-name="CDT1">&gt;&gt;&gt; 1</text:p>
      <text:p text:style-name="CDT"><text:span text:style-name="CD1">1</text:span></text:p>
      <text:p text:style-name="CDT"><text:span text:style-name="CD1">&gt;&gt;&gt; 1 + 1</text:span></text:p>
      <text:p text:style-name="CDTX"><text:span text:style-name="CD1">2</text:span></text:p>
      <text:p text:style-name="Body">The only case where this is not true is when the result of the expression is <text:span text:style-name="CD1">None</text:span>. In these cases, the output is suppressed and the next prompt is displayed immediately. This also happens when any statement other than an expression statement is entered at the interactive prompt – as such statements do not produce a result, nothing is displayed to the user.</text:p>
      <text:p text:style-name="Body">Python allows this behaviour to be controlled through the use of the hook function <text:span text:style-name="CD1">sys.displayhook</text:span>, as demonstrated in the following example:</text:p>
      <text:p text:style-name="CDT1"><text:soft-page-break/>&gt;&gt;&gt; import sys</text:p>
      <text:p text:style-name="CDT">&gt;&gt;&gt; def show_displayhook(result):</text:p>
      <text:p text:style-name="CDT">... <text:s text:c="4"/>print 'Hooked result: %r' % (result,)</text:p>
      <text:p text:style-name="CDT">&gt;&gt;&gt; sys.displayhook = show_displayhook <text:s text:c="6"/># This enables the new hook</text:p>
      <text:p text:style-name="CDT">&gt;&gt;&gt; 1</text:p>
      <text:p text:style-name="CDT">Hooked result: 1</text:p>
      <text:p text:style-name="CDT">&gt;&gt;&gt; 1 + 1</text:p>
      <text:p text:style-name="CDT">Hooked result: 2</text:p>
      <text:p text:style-name="CDT">&gt;&gt;&gt; x = 1 <text:s text:c="35"/># Non-expressions don't have a result</text:p>
      <text:p text:style-name="CDTX">Hooked result: None</text:p>
      <text:p text:style-name="Body">The standard hook is always available for restoration as the function <text:span text:style-name="CD1">sys.__displayhook__</text:span>. The behavior of the standard hook can be summarized as:</text:p>
      <text:p text:style-name="CDT1">def __displayhook__(result)</text:p>
      <text:p text:style-name="CDT"><text:s text:c="4"/><text:span text:style-name="CD1">if result is not None:</text:span></text:p>
      <text:p text:style-name="CDTX"><text:span text:style-name="CD1"><text:s text:c="8"/>print repr(</text:span>result<text:span text:style-name="CD1">)</text:span></text:p>
      <text:h text:style-name="P3" text:outline-level="4">2.1.2 Printing to an Output Stream</text:h>
      <text:p text:style-name="BodyNoIndent">Printing to an output stream is a simple statement in its own right, indicated by the leading keyword <text:span text:style-name="CD2">print</text:span>. On its own, the keyword writes a single newline character to the standard output stream. More commonly, the statement is used in its basic form to display the result of an expression:</text:p>
      <text:p text:style-name="C1"><text:span text:style-name="CD2"><text:span text:style-name="T1">print</text:span></text:span><text:span text:style-name="CD1"> </text:span><text:span text:style-name="CD3"><text:span text:style-name="T2">EXPR</text:span></text:span></text:p>
      <text:p text:style-name="Body">Most of the time, this appears to translate as:</text:p>
      <text:p text:style-name="C1"><text:span text:style-name="CD1">sys.stdout.write(str(</text:span><text:span text:style-name="CD3">EXPR</text:span><text:span text:style-name="CD1">) + '\n')</text:span></text:p>
      <text:p text:style-name="Body">In reality, it actually translates to something more like:</text:p>
      <text:p text:style-name="CDT1">if sys.stdout.softspace:</text:p>
      <text:p text:style-name="CDT"><text:s text:c="6"/><text:span text:style-name="CD1">sys.stdout.write(' ')</text:span></text:p>
      <text:p text:style-name="CDTX"><text:span text:style-name="CD1">sys.stdout.write(str(</text:span><text:span text:style-name="CD3">EXPR</text:span><text:span text:style-name="CD1">) + '\n')</text:span></text:p>
      <text:p text:style-name="Body">Python uses the <text:span text:style-name="CD1">softspace</text:span> flag on an output stream to determine whether or not to print a leading space before the value currently being printed. A trailing comma on a print statement causes this flag to be set, meaning that the next value printed will be shown with a leading space. The flag is reset whenever a newline character is written to the output stream. This is used to support outputting information separated by spaces rather than new lines. It is used even when the values to be separated by spaces are combined into a single print statement invocation.</text:p>
      <text:p text:style-name="CDT1">&gt;&gt;&gt; def show_softspace():</text:p>
      <text:p text:style-name="CDT">... <text:s text:c="4"/>print 'a', <text:s text:c="22"/># Set sys.stdout.softspace</text:p>
      <text:p text:style-name="CDT">... <text:s text:c="4"/>print sys.stdout.softspace <text:s text:c="6"/># Display and reset sys.stdout.software</text:p>
      <text:p text:style-name="CDT">... <text:s text:c="4"/>print sys.stdout.softspace</text:p>
      <text:p text:style-name="CDT">... <text:s text:c="4"/>print 'b', sys.stdout.softspace, # Commas always set sys.stdout.softspace</text:p>
      <text:p text:style-name="CDT">... <text:s text:c="4"/>sys.stdout.softspace = 0 <text:s text:c="8"/># The leading space can be eliminated</text:p>
      <text:p text:style-name="CDT">... <text:s text:c="4"/>print 'c'</text:p>
      <text:p text:style-name="CDT">...</text:p>
      <text:p text:style-name="CDT">&gt;&gt;&gt; show_softspace()</text:p>
      <text:p text:style-name="CDT">a 1</text:p>
      <text:p text:style-name="CDT">0</text:p>
      <text:p text:style-name="CDTX"><text:soft-page-break/>b 1c</text:p>
      <text:p text:style-name="Body">Notice that commas within a print statement also work by manipulating the leading space flag on the output stream, rather than creating a tuple as they usually would. To print values as a tuple, it is necessary to surround them with parentheses.</text:p>
      <text:p text:style-name="CDT1">&gt;&gt;&gt; print 1, 2, 3</text:p>
      <text:p text:style-name="CDT">1 2 3</text:p>
      <text:p text:style-name="CDT">&gt;&gt;&gt; print (1, 2, 3)</text:p>
      <text:p text:style-name="CDTX">(1, 2, 3)</text:p>
      <text:p text:style-name="Body">The print statement also allows the output to be redirected to an arbitrary stream. This alternate stream is indicated by a redirection marker (looking like a right shift operator), similar to the way output redirection is handled on a Windows or Unix command line. All the usual print options are supported (in terms of multiple space-separated values, and determining whether or not to append a newline). If the supplied stream is a user defined class that does not implement the <text:span text:style-name="CD1">softspace</text:span> flag, then the spacing behaviour will not necessarily be as documented in this section. Streams from the Python standard library, such as files and string IO objects, behave correctly.</text:p>
      <text:p text:style-name="CDT1">&gt;&gt;&gt; from StringIO import StringIO</text:p>
      <text:p text:style-name="CDT">&gt;&gt;&gt; out = StringIO()</text:p>
      <text:p text:style-name="CDT">&gt;&gt;&gt; print &gt;&gt;out, 1, 2, 3</text:p>
      <text:p text:style-name="CDT">&gt;&gt;&gt; out.getvalue()</text:p>
      <text:p text:style-name="CDTX">'1 2 3\n'</text:p>
      <text:h text:style-name="P3" text:outline-level="4">2.1.3 Empty Suite Marker</text:h>
      <text:p text:style-name="BodyNoIndent">Python's syntax requires that the suites within compound statements contain at least one statement. However, there are occasions where no operation is required (for example, when an exception is being caught simply to suppress it, rather than to perform any special processing).</text:p>
      <text:p text:style-name="Body">The <text:span text:style-name="CD2">pass</text:span> statement is provided to handle these situations. It is ignored by the compiler, and generates no code. It does, however, allow for a simpler syntactic structure in the language definition, as the parser does not need to deal with the possibility of empty suites.</text:p>
      <text:p text:style-name="Body">While it is intended to mark a deliberately empty suite, the statement can actually be used anywhere a simple statement is permitted. There is little point in doing so, however, as the statement has no effect other than allowing an otherwise empty suite to be parsed correctly.</text:p>
      <text:h text:style-name="P3" text:outline-level="4">2.1.4 Other Simple Statements</text:h>
      <text:p text:style-name="BodyNoIndent">There are a number of other simple statements which are covered in the appropriate chapters. They are summarized here:</text:p>
      <text:p text:style-name="BL1">[lb]<text:tab/>Assignment statements bind objects to references and are described in Chapter XREF(References and Namespaces)</text:p>
      <text:p text:style-name="BL">[lb]<text:tab/>Augmented assignment statements perform a binary operation on a reference and rebind it to the result of the operation. They are also described in Chapter XREF(References and Namespaces)</text:p>
      <text:p text:style-name="BL">[lb]<text:tab/>The <text:span text:style-name="CD2">del</text:span> statement unbinds a reference and is described in Chapter XREF(References and Namespaces)</text:p>
      <text:p text:style-name="BL">[lb]<text:tab/>The <text:span text:style-name="CD2">exec</text:span> statement executes code in a particular namespace and is described in Chapter XREF(References and Namespaces)</text:p>
      <text:p text:style-name="BL">[lb]<text:tab/>The <text:span text:style-name="CD2">continue</text:span> statement jumps back to the beginning of a loop and is described in Chapter <text:soft-page-break/>XREF(Control Flow Statements)</text:p>
      <text:p text:style-name="BL">[lb]<text:tab/>The <text:span text:style-name="CD2">break</text:span> statement terminates a loop and is described in Chapter XREF(Control Flow Statements)</text:p>
      <text:p text:style-name="BL">[lb]<text:tab/>The <text:span text:style-name="CD2">raise</text:span> statement raises an exception and is described in Chapter XREF(Control Flow Statements)</text:p>
      <text:p text:style-name="BL">[lb]<text:tab/>The <text:span text:style-name="CD2">assert</text:span> statement raises an AssertionError if a condition is false and is described in Chapter XREF(Control Flow Statements)</text:p>
      <text:p text:style-name="BX">[lb]<text:tab/>The <text:span text:style-name="CD2">return</text:span> statement terminates a function or generator and is described in Chapter XREF(Functions and Generators)</text:p>
      <text:h text:style-name="P3" text:outline-level="4">2.1.5 Compound Statements</text:h>
      <text:p text:style-name="BodyNoIndent">The majority of the following chapters are devoted to explaining the operation of Python's compound statements. The various statements are as follows:</text:p>
      <text:p text:style-name="BL1">[lb]<text:tab/>The <text:span text:style-name="CD2">if</text:span> statement is used to handle conditional execution and is described in Chapter XREF(Control Flow Statements)</text:p>
      <text:p text:style-name="BL">[lb]<text:tab/>The <text:span text:style-name="CD2">while</text:span> statement is used to handle conditional iteration and is described in Chapter XREF(Control Flow Statements)</text:p>
      <text:p text:style-name="BL">[lb]<text:tab/>The <text:span text:style-name="CD2">for</text:span> statement handle is used to handle predefined iteration and is described in Chapter XREF(Control Flow Statements)</text:p>
      <text:p text:style-name="BL">[lb]<text:tab/>The <text:span text:style-name="CD2">try</text:span> statement is used to handle exceptions and is described in Chapter XREF(Control Flow Statements)</text:p>
      <text:p text:style-name="BL">[lb]<text:tab/>The <text:span text:style-name="CD2">with</text:span> statement is used to manage elements of a program's context and is described in Chapter XREF(Control Flow Statements</text:p>
      <text:p text:style-name="BL">[lb]<text:tab/>The <text:span text:style-name="CD2">def</text:span> statement is used to define functions and generators and is described in Chapter XREF(Functions and Generators)</text:p>
      <text:p text:style-name="BL">[lb]<text:tab/>The <text:span text:style-name="CD2">class</text:span> statement is used to define a new class and is described in Chapter XREF(Classes and Metaclasses)</text:p>
      <text:p text:style-name="BX">[lb]<text:tab/>The <text:span text:style-name="CD2">import</text:span> statement is used to access other modules and packages and is described in Chapter XREF(Modules and Packages)</text:p>
      <text:h text:style-name="P5" text:outline-level="3">2.2 Evaluating Expressions</text:h>
      <text:p text:style-name="BodyNoIndent">Evaluating an expression involves identifying the various subexpressions and operations making up the overall expression, and then evaluating the individual elements in the appropriate order. This evaluation typically occurs in a left-to-right order, but certain expressions will cause evaluation to occur right-to-left, and potentially to cause evaluation of some subexpressions to be skipped entirely.</text:p>
      <text:h text:style-name="P3" text:outline-level="4">2.2.1 Atomic Expressions</text:h>
      <text:p text:style-name="BodyNoIndent">Atomic expressions are expressions where the language parser can always unambiguously determine the start and end of the expression. There are no precedence rules associated with these expressions, as there is never any ambiguity that precedence rules would be required to resolve.</text:p>
      <text:p text:style-name="Body"><text:s/>Table 2.1 lists the various atomic expressions, grouped according to the rules used to identify the start and end of the atomic expression.</text:p>
      <text:p text:style-name="PD">Layout: The rows within the cells in the following table need to line up between the last two columns.</text:p>
      <text:p text:style-name="TN"><text:soft-page-break/>Table 2.1</text:p>
      <text:p text:style-name="TH">Atomic Expressions</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6">First Character</text:p>
            </table:table-cell>
            <table:table-cell table:style-name="Table1.A1" office:value-type="string">
              <text:p text:style-name="P6">Last Character</text:p>
            </table:table-cell>
            <table:table-cell table:style-name="Table1.A1" office:value-type="string">
              <text:p text:style-name="P6">Expression Format</text:p>
            </table:table-cell>
            <table:table-cell table:style-name="Table1.D1" office:value-type="string">
              <text:p text:style-name="P6">Description</text:p>
            </table:table-cell>
          </table:table-row>
        </table:table-header-rows>
        <table:table-row table:style-name="Table1.1">
          <table:table-cell table:style-name="Table1.A2" office:value-type="string">
            <text:p text:style-name="P2">Opening square bracket</text:p>
          </table:table-cell>
          <table:table-cell table:style-name="Table1.A2" office:value-type="string">
            <text:p text:style-name="P2">Closing<text:line-break/>square bracket</text:p>
          </table:table-cell>
          <table:table-cell table:style-name="Table1.A2" office:value-type="string">
            <text:p text:style-name="P2"><text:span text:style-name="CD1">[]<text:line-break/>[</text:span><text:span text:style-name="CD3">EXPR</text:span><text:span text:style-name="CD1">]<text:line-break/>[</text:span><text:span text:style-name="CD3">EXPR_SEQ</text:span><text:span text:style-name="CD1">]<text:line-break/>[</text:span><text:span text:style-name="CD3">LIST_COMP</text:span><text:span text:style-name="CD1">]<text:line-break/>[</text:span><text:span text:style-name="CD3">SUBSCRIPT</text:span><text:span text:style-name="CD1">]</text:span></text:p>
          </table:table-cell>
          <table:table-cell table:style-name="Table1.D2" office:value-type="string">
            <text:p text:style-name="P2">Empty list<text:line-break/>Singleton list<text:line-break/>List display<text:line-break/>List comprehension<text:line-break/>Subscript (part of subscript reference expression)</text:p>
          </table:table-cell>
        </table:table-row>
        <table:table-row table:style-name="Table1.1">
          <table:table-cell table:style-name="Table1.A2" office:value-type="string">
            <text:p text:style-name="P1">Opening<text:line-break/>brace</text:p>
          </table:table-cell>
          <table:table-cell table:style-name="Table1.A2" office:value-type="string">
            <text:p text:style-name="P1">Closing<text:line-break/>brace</text:p>
          </table:table-cell>
          <table:table-cell table:style-name="Table1.A2" office:value-type="string">
            <text:p text:style-name="P1"><text:span text:style-name="CD1">{}<text:line-break/>{</text:span><text:span text:style-name="CD3">ITEM</text:span><text:span text:style-name="CD1">}<text:line-break/>{</text:span><text:span text:style-name="CD3">ITEM_SEQ</text:span><text:span text:style-name="CD1">}</text:span></text:p>
          </table:table-cell>
          <table:table-cell table:style-name="Table1.D2" office:value-type="string">
            <text:p text:style-name="P1">Empty dictionary<text:line-break/>Singleton dictionary<text:line-break/>Dictionary display</text:p>
          </table:table-cell>
        </table:table-row>
        <table:table-row table:style-name="Table1.1">
          <table:table-cell table:style-name="Table1.A2" office:value-type="string">
            <text:p text:style-name="P1">Opening parenthesis</text:p>
          </table:table-cell>
          <table:table-cell table:style-name="Table1.A2" office:value-type="string">
            <text:p text:style-name="P1">Closing parenthesis</text:p>
          </table:table-cell>
          <table:table-cell table:style-name="Table1.A2" office:value-type="string">
            <text:p text:style-name="P1"><text:span text:style-name="CD1">()<text:line-break/>(</text:span><text:span text:style-name="CD3">EXPR</text:span><text:span text:style-name="CD1">)<text:line-break/>(</text:span><text:span text:style-name="CD3">EXPR_SEQ</text:span><text:span text:style-name="CD1">)<text:line-break/>(</text:span><text:span text:style-name="CD3">ARGS</text:span><text:span text:style-name="CD1">)<text:line-break/>(</text:span><text:span text:style-name="CD3">GEN_EXPR</text:span><text:span text:style-name="CD1">)<text:line-break/>(</text:span><text:span text:style-name="CD2">yield</text:span><text:span text:style-name="CD1"> </text:span><text:span text:style-name="CD3">EXPR</text:span><text:span text:style-name="CD1">)</text:span></text:p>
          </table:table-cell>
          <table:table-cell table:style-name="Table1.D2" office:value-type="string">
            <text:p text:style-name="P1">Empty tuple<text:line-break/>Arbitrary atomic expression (use tuple display form to create singleton tuple)<text:line-break/>Tuple display (can omit parentheses if this does not cause ambiguity)<text:line-break/>Function call arguments (part of call expression)<text:line-break/>Generator expression (can omit parentheses if sole argument to a call)<text:line-break/>Generator suspension (can omit parentheses if used as expression statement, or as only expression on right hand side of assignment statement)</text:p>
          </table:table-cell>
        </table:table-row>
        <table:table-row table:style-name="Table1.1">
          <table:table-cell table:style-name="Table1.A2" office:value-type="string">
            <text:p text:style-name="P1">Backtick</text:p>
          </table:table-cell>
          <table:table-cell table:style-name="Table1.A2" office:value-type="string">
            <text:p text:style-name="P1">Backtick</text:p>
          </table:table-cell>
          <table:table-cell table:style-name="Table1.A2" office:value-type="string">
            <text:p text:style-name="P1"><text:span text:style-name="CD1">`</text:span><text:span text:style-name="CD3">EXPR</text:span><text:span text:style-name="CD1">`</text:span></text:p>
          </table:table-cell>
          <table:table-cell table:style-name="Table1.D2" office:value-type="string">
            <text:p text:style-name="P1">String representation (discouraged form, use <text:span text:style-name="CD1">repr(</text:span><text:span text:style-name="CD3">EXPR</text:span><text:span text:style-name="CD1">)</text:span> instead)</text:p>
          </table:table-cell>
        </table:table-row>
        <table:table-row table:style-name="Table1.1">
          <table:table-cell table:style-name="Table1.A2" office:value-type="string">
            <text:p text:style-name="P1">Opening quote marker</text:p>
          </table:table-cell>
          <table:table-cell table:style-name="Table1.A2" office:value-type="string">
            <text:p text:style-name="P1">Matching quote marker</text:p>
          </table:table-cell>
          <table:table-cell table:style-name="Table1.A2" office:value-type="string">
            <text:p text:style-name="P1"><text:span text:style-name="CD3">STRING</text:span></text:p>
          </table:table-cell>
          <table:table-cell table:style-name="Table1.D2" office:value-type="string">
            <text:p text:style-name="P1">String literal</text:p>
          </table:table-cell>
        </table:table-row>
        <table:table-row table:style-name="Table1.1">
          <table:table-cell table:style-name="Table1.A2" office:value-type="string">
            <text:p text:style-name="P1">Digit</text:p>
          </table:table-cell>
          <table:table-cell table:style-name="Table1.A2" office:value-type="string">
            <text:p text:style-name="P1">Last character fitting numeric literal format</text:p>
          </table:table-cell>
          <table:table-cell table:style-name="Table1.A2" office:value-type="string">
            <text:p text:style-name="P1"><text:span text:style-name="CD3">NUMBER</text:span></text:p>
          </table:table-cell>
          <table:table-cell table:style-name="Table1.D2" office:value-type="string">
            <text:p text:style-name="P1">Numeric literal</text:p>
          </table:table-cell>
        </table:table-row>
        <table:table-row table:style-name="Table1.1">
          <table:table-cell table:style-name="Table1.A2" office:value-type="string">
            <text:p text:style-name="P4">Letter or underscore</text:p>
          </table:table-cell>
          <table:table-cell table:style-name="Table1.A2" office:value-type="string">
            <text:p text:style-name="P4">Last letter, digit or underscore</text:p>
          </table:table-cell>
          <table:table-cell table:style-name="Table1.A2" office:value-type="string">
            <text:p text:style-name="P4"><text:span text:style-name="CD3">IDENT</text:span></text:p>
          </table:table-cell>
          <table:table-cell table:style-name="Table1.D2" office:value-type="string">
            <text:p text:style-name="P4">Variable identifier</text:p>
          </table:table-cell>
        </table:table-row>
      </table:table>
      <text:h text:style-name="P3" text:outline-level="4">2.2.2 Non-Atomic Expressions</text:h>
      <text:p text:style-name="BodyNoIndent">Non-atomic expressions are expressions that either start or end with a subexpression (or both). Accordingly, precedence and associativity rules are required to identify subexpressions and determine the order in which subexpressions are evaluated.</text:p>
      <text:p text:style-name="Body">Table 2.2 lists the various non-atomic expressions, grouped according to their precedence level. Lower precedence elements are listed higher in the table. These elements are considered to be higher level operations, and are hence evaluated after the lower level (higher precedence) operations. Within a particular precedence level, potential ambiguity is resolved using the listed associativity rule.</text:p>
      <text:p text:style-name="PD">Layout: The rows within the cells in the following table need to line up between the first two columns.</text:p>
      <text:p text:style-name="TN">Table 2.2</text:p>
      <text:p text:style-name="TH">Other Expressions</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6">Expression Format</text:p>
            </table:table-cell>
            <table:table-cell table:style-name="Table2.A1" office:value-type="string">
              <text:p text:style-name="P6">Description</text:p>
            </table:table-cell>
            <table:table-cell table:style-name="Table2.C1" office:value-type="string">
              <text:p text:style-name="P6">Associativity</text:p>
            </table:table-cell>
          </table:table-row>
        </table:table-header-rows>
        <table:table-row table:style-name="Table2.1">
          <table:table-cell table:style-name="Table2.A2" office:value-type="string">
            <text:p text:style-name="P2"><text:span text:style-name="CD3">EXPR1</text:span><text:span text:style-name="CD1"> </text:span><text:span text:style-name="CD2">if</text:span><text:span text:style-name="CD1"> </text:span><text:span text:style-name="CD3">COND</text:span><text:span text:style-name="CD1"> </text:span><text:span text:style-name="CD2">else</text:span><text:span text:style-name="CD1"> </text:span><text:span text:style-name="CD3">EXPR2</text:span></text:p>
          </table:table-cell>
          <table:table-cell table:style-name="Table2.A2" office:value-type="string">
            <text:p text:style-name="P2">Conditional expression</text:p>
          </table:table-cell>
          <table:table-cell table:style-name="Table2.C2" office:value-type="string">
            <text:p text:style-name="P2">Parameterized short circuiting right associative</text:p>
          </table:table-cell>
        </table:table-row>
        <table:table-row table:style-name="Table2.1">
          <table:table-cell table:style-name="Table2.A2" office:value-type="string">
            <text:p text:style-name="P1"><text:span text:style-name="CD2"><text:span text:style-name="T3">lambda</text:span></text:span><text:span text:style-name="CD1"><text:span text:style-name="T4"> : </text:span></text:span><text:span text:style-name="CD3"><text:span text:style-name="T5">EXPR<text:line-break/></text:span></text:span><text:span text:style-name="CD2"><text:span text:style-name="T3">lambda</text:span></text:span><text:span text:style-name="CD1"><text:span text:style-name="T4"> </text:span></text:span><text:span text:style-name="CD3"><text:span text:style-name="T5">PARAMS</text:span></text:span><text:span text:style-name="CD1"><text:span text:style-name="T4">: </text:span></text:span><text:span text:style-name="CD3"><text:span text:style-name="T5">EXPR</text:span></text:span></text:p>
          </table:table-cell>
          <table:table-cell table:style-name="Table2.A2" office:value-type="string">
            <text:p text:style-name="P1">Deferred expression<text:line-break/>Deferred expression with arguments</text:p>
          </table:table-cell>
          <table:table-cell table:style-name="Table2.C2" office:value-type="string">
            <text:p text:style-name="P1">Unary right associative</text:p>
          </table:table-cell>
        </table:table-row>
        <table:table-row table:style-name="Table2.1">
          <table:table-cell table:style-name="Table2.A2" office:value-type="string">
            <text:p text:style-name="P1"><text:span text:style-name="CD3">EXPR1</text:span><text:span text:style-name="CD1"> </text:span><text:span text:style-name="CD2">or</text:span><text:span text:style-name="CD1"> </text:span><text:span text:style-name="CD3">EXPR2</text:span></text:p>
          </table:table-cell>
          <table:table-cell table:style-name="Table2.A2" office:value-type="string">
            <text:p text:style-name="P1">Logical OR</text:p>
          </table:table-cell>
          <table:table-cell table:style-name="Table2.C2" office:value-type="string">
            <text:p text:style-name="P1">Short circuiting left associative</text:p>
          </table:table-cell>
        </table:table-row>
        <text:soft-page-break/>
        <table:table-row table:style-name="Table2.1">
          <table:table-cell table:style-name="Table2.A2" office:value-type="string">
            <text:p text:style-name="P1"><text:span text:style-name="CD3">EXPR1</text:span><text:span text:style-name="CD1"> </text:span><text:span text:style-name="CD2">and</text:span><text:span text:style-name="CD1"> </text:span><text:span text:style-name="CD3">EXPR2</text:span></text:p>
          </table:table-cell>
          <table:table-cell table:style-name="Table2.A2" office:value-type="string">
            <text:p text:style-name="P1">Logical AND</text:p>
          </table:table-cell>
          <table:table-cell table:style-name="Table2.C2" office:value-type="string">
            <text:p text:style-name="P1">Short circuiting left associative</text:p>
          </table:table-cell>
        </table:table-row>
        <table:table-row table:style-name="Table2.1">
          <table:table-cell table:style-name="Table2.A2" office:value-type="string">
            <text:p text:style-name="P1"><text:span text:style-name="CD2">not</text:span><text:span text:style-name="CD1"> </text:span><text:span text:style-name="CD3">EXPR</text:span></text:p>
          </table:table-cell>
          <table:table-cell table:style-name="Table2.A2" office:value-type="string">
            <text:p text:style-name="P1">Logical negation</text:p>
          </table:table-cell>
          <table:table-cell table:style-name="Table2.C2" office:value-type="string">
            <text:p text:style-name="P1">Unary right associative</text:p>
          </table:table-cell>
        </table:table-row>
        <table:table-row table:style-name="Table2.1">
          <table:table-cell table:style-name="Table2.A2" office:value-type="string">
            <text:p text:style-name="P1"><text:span text:style-name="CD3">EXPR1</text:span><text:span text:style-name="CD1"> </text:span><text:span text:style-name="CD2">in</text:span><text:span text:style-name="CD1"> </text:span><text:span text:style-name="CD3">EXPR2<text:line-break/>EXPR1</text:span><text:span text:style-name="CD1"> </text:span><text:span text:style-name="CD2">not</text:span><text:span text:style-name="CD1"> </text:span><text:span text:style-name="CD2">in</text:span><text:span text:style-name="CD1"> </text:span><text:span text:style-name="CD3">EXPR2<text:line-break/>EXPR1</text:span><text:span text:style-name="CD1"> </text:span><text:span text:style-name="CD2">is</text:span><text:span text:style-name="CD1"> </text:span><text:span text:style-name="CD3">EXPR2<text:line-break/>EXPR1</text:span><text:span text:style-name="CD1"> </text:span><text:span text:style-name="CD2">is</text:span><text:span text:style-name="CD1"> </text:span><text:span text:style-name="CD2">not</text:span><text:span text:style-name="CD1"> </text:span><text:span text:style-name="CD3">EXPR2<text:line-break/>EXPR1</text:span><text:span text:style-name="CD1"> &lt; </text:span><text:span text:style-name="CD3">EXPR2<text:line-break/>EXPR1</text:span><text:span text:style-name="CD1"> &lt;= </text:span><text:span text:style-name="CD3">EXPR2<text:line-break/>EXPR1</text:span><text:span text:style-name="CD1"> == </text:span><text:span text:style-name="CD3">EXPR2<text:line-break/>EXPR1</text:span><text:span text:style-name="CD1"> != </text:span><text:span text:style-name="CD3">EXPR2<text:line-break/>EXPR1</text:span><text:span text:style-name="CD1"> &lt;&gt; </text:span><text:span text:style-name="CD3">EXPR2<text:line-break/>EXPR1</text:span><text:span text:style-name="CD1"> &gt;= </text:span><text:span text:style-name="CD3">EXPR2<text:line-break/>EXPR1</text:span><text:span text:style-name="CD1"> &gt; </text:span><text:span text:style-name="CD3">EXPR2</text:span></text:p>
          </table:table-cell>
          <table:table-cell table:style-name="Table2.A2" office:value-type="string">
            <text:p text:style-name="P1">Containment test<text:line-break/>Negated containment test<text:line-break/>Object identify test<text:line-break/>Negated object identity test<text:line-break/>Less than test<text:line-break/>Less than or equal to test<text:line-break/>Equality test<text:line-break/>Inequality test (preferred form)<text:line-break/>Inequality test<text:line-break/>Greater than or equal to test<text:line-break/>Greater than test</text:p>
          </table:table-cell>
          <table:table-cell table:style-name="Table2.C2" office:value-type="string">
            <text:p text:style-name="P1">Comparison chaining</text:p>
          </table:table-cell>
        </table:table-row>
        <table:table-row table:style-name="Table2.1">
          <table:table-cell table:style-name="Table2.A2" office:value-type="string">
            <text:p text:style-name="P1"><text:span text:style-name="CD3">EXPR1</text:span><text:span text:style-name="CD1"> | </text:span><text:span text:style-name="CD3">EXPR2</text:span></text:p>
          </table:table-cell>
          <table:table-cell table:style-name="Table2.A2" office:value-type="string">
            <text:p text:style-name="P1">Bitwise OR, Set union</text:p>
          </table:table-cell>
          <table:table-cell table:style-name="Table2.C2" office:value-type="string">
            <text:p text:style-name="P1">Left associative</text:p>
          </table:table-cell>
        </table:table-row>
        <table:table-row table:style-name="Table2.1">
          <table:table-cell table:style-name="Table2.A2" office:value-type="string">
            <text:p text:style-name="P1"><text:span text:style-name="CD3">EXPR1</text:span><text:span text:style-name="CD1"> ^ </text:span><text:span text:style-name="CD3">EXPR2</text:span></text:p>
          </table:table-cell>
          <table:table-cell table:style-name="Table2.A2" office:value-type="string">
            <text:p text:style-name="P1">Bitwise XOR, Set disjunction</text:p>
          </table:table-cell>
          <table:table-cell table:style-name="Table2.C2" office:value-type="string">
            <text:p text:style-name="P1">Left associative</text:p>
          </table:table-cell>
        </table:table-row>
        <table:table-row table:style-name="Table2.1">
          <table:table-cell table:style-name="Table2.A2" office:value-type="string">
            <text:p text:style-name="P1"><text:span text:style-name="CD3">EXPR1</text:span><text:span text:style-name="CD1"> &amp; </text:span><text:span text:style-name="CD3">EXPR2</text:span></text:p>
          </table:table-cell>
          <table:table-cell table:style-name="Table2.A2" office:value-type="string">
            <text:p text:style-name="P1">Bitwise AND, Set intersection</text:p>
          </table:table-cell>
          <table:table-cell table:style-name="Table2.C2" office:value-type="string">
            <text:p text:style-name="P1">Left associative</text:p>
          </table:table-cell>
        </table:table-row>
        <table:table-row table:style-name="Table2.1">
          <table:table-cell table:style-name="Table2.A2" office:value-type="string">
            <text:p text:style-name="P1"><text:span text:style-name="CD3">EXPR1</text:span><text:span text:style-name="CD1"> &lt;&lt; </text:span><text:span text:style-name="CD3">EXPR2<text:line-break/>EXPR1</text:span><text:span text:style-name="CD1"> &gt;&gt; </text:span><text:span text:style-name="CD3">EXPR2</text:span></text:p>
          </table:table-cell>
          <table:table-cell table:style-name="Table2.A2" office:value-type="string">
            <text:p text:style-name="P1">Bitwise left-shift<text:line-break/>Bitwise right-shift</text:p>
          </table:table-cell>
          <table:table-cell table:style-name="Table2.C2" office:value-type="string">
            <text:p text:style-name="P1">Left associative</text:p>
          </table:table-cell>
        </table:table-row>
        <table:table-row table:style-name="Table2.1">
          <table:table-cell table:style-name="Table2.A2" office:value-type="string">
            <text:p text:style-name="P1"><text:span text:style-name="CD3">EXPR1</text:span><text:span text:style-name="CD1"> + </text:span><text:span text:style-name="CD3">EXPR2<text:line-break/>EXPR1</text:span><text:span text:style-name="CD1"> - EXPR2</text:span></text:p>
          </table:table-cell>
          <table:table-cell table:style-name="Table2.A2" office:value-type="string">
            <text:p text:style-name="P1">Arithmetic addition, Sequence concatenation<text:line-break/>Arithmetic subtraction, Set difference</text:p>
          </table:table-cell>
          <table:table-cell table:style-name="Table2.C2" office:value-type="string">
            <text:p text:style-name="P1">Left associative</text:p>
          </table:table-cell>
        </table:table-row>
        <table:table-row table:style-name="Table2.1">
          <table:table-cell table:style-name="Table2.A2" office:value-type="string">
            <text:p text:style-name="P1"><text:span text:style-name="CD3">EXPR1</text:span><text:span text:style-name="CD1"> * </text:span><text:span text:style-name="CD3">EXPR2<text:line-break/></text:span><text:span text:style-name="CD3">EXPR1</text:span><text:span text:style-name="CD1"> / </text:span><text:span text:style-name="CD3">EXPR2<text:line-break/>EXPR1</text:span><text:span text:style-name="CD1"> % </text:span><text:span text:style-name="CD3">EXPR2</text:span></text:p>
          </table:table-cell>
          <table:table-cell table:style-name="Table2.A2" office:value-type="string">
            <text:p text:style-name="P1">Arithmetic multiplication, Sequence repetition<text:line-break/>Arithmetic division<text:line-break/>Arithmetic remainder, String formatting</text:p>
          </table:table-cell>
          <table:table-cell table:style-name="Table2.C2" office:value-type="string">
            <text:p text:style-name="P1">Left associative</text:p>
          </table:table-cell>
        </table:table-row>
        <table:table-row table:style-name="Table2.1">
          <table:table-cell table:style-name="Table2.A2" office:value-type="string">
            <text:p text:style-name="P1"><text:span text:style-name="CD1">+</text:span><text:span text:style-name="CD3">EXPR<text:line-break/></text:span><text:span text:style-name="CD1">-</text:span><text:span text:style-name="CD3">EXPR<text:line-break/></text:span><text:span text:style-name="CD1">~</text:span><text:span text:style-name="CD3">EXPR</text:span></text:p>
          </table:table-cell>
          <table:table-cell table:style-name="Table2.A2" office:value-type="string">
            <text:p text:style-name="P1">Arithmetic positive<text:line-break/>Arithmetic negation<text:line-break/>Bitwise inversion</text:p>
          </table:table-cell>
          <table:table-cell table:style-name="Table2.C2" office:value-type="string">
            <text:p text:style-name="P1">Unary right associative</text:p>
          </table:table-cell>
        </table:table-row>
        <table:table-row table:style-name="Table2.1">
          <table:table-cell table:style-name="Table2.A2" office:value-type="string">
            <text:p text:style-name="P1"><text:span text:style-name="CD3">EXPR1</text:span><text:span text:style-name="CD1"> ** </text:span><text:span text:style-name="CD3">EXPR2</text:span></text:p>
          </table:table-cell>
          <table:table-cell table:style-name="Table2.A2" office:value-type="string">
            <text:p text:style-name="P1">Arithmetic exponentiation</text:p>
          </table:table-cell>
          <table:table-cell table:style-name="Table2.C2" office:value-type="string">
            <text:p text:style-name="P1">Right associative</text:p>
          </table:table-cell>
        </table:table-row>
        <table:table-row table:style-name="Table2.1">
          <table:table-cell table:style-name="Table2.A2" office:value-type="string">
            <text:p text:style-name="P1"><text:span text:style-name="CD3">EXPR</text:span><text:span text:style-name="CD1">.</text:span><text:span text:style-name="CD3">IDENT<text:line-break/>EXPR</text:span><text:span text:style-name="CD1">[</text:span><text:span text:style-name="CD3">SUBSCRIPT</text:span><text:span text:style-name="CD1">]<text:line-break/></text:span><text:span text:style-name="CD3">EXPR</text:span><text:span text:style-name="CD1">(</text:span><text:span text:style-name="CD3">ARGS</text:span><text:span text:style-name="CD1">)</text:span></text:p>
          </table:table-cell>
          <table:table-cell table:style-name="Table2.A2" office:value-type="string">
            <text:p text:style-name="P1">Attribute reference<text:line-break/>Subscript reference<text:line-break/>Call expression</text:p>
          </table:table-cell>
          <table:table-cell table:style-name="Table2.C2" office:value-type="string">
            <text:p text:style-name="P1">Parameterized unary left associative</text:p>
          </table:table-cell>
        </table:table-row>
        <table:table-row table:style-name="Table2.1">
          <table:table-cell table:style-name="Table2.A2" office:value-type="string">
            <text:p text:style-name="P4"><text:span text:style-name="CD3">ATOM</text:span></text:p>
          </table:table-cell>
          <table:table-cell table:style-name="Table2.A2" office:value-type="string">
            <text:p text:style-name="P4">Atomic expression</text:p>
          </table:table-cell>
          <table:table-cell table:style-name="Table2.C2" office:value-type="string">
            <text:p text:style-name="P4">Never ambiguous</text:p>
          </table:table-cell>
        </table:table-row>
      </table:table>
      <text:h text:style-name="P3" text:outline-level="4">2.2.3 Determining Evaluation Order</text:h>
      <text:p text:style-name="BodyNoIndent">When evaluating an expression, the precedence and associativity rules are used to group the various subexpressions into an evaluation tree. As lower precedence operations are evaluated later, they are placed higher in the evaluation tree. Higher precedence operations then form subexpressions that must be evaluated before the higher level operations can be carried out.</text:p>
      <text:p text:style-name="Body">Most operations are left associative, meaning that operands and operators within the same precedence level are simply evaluated left to right as they are encountered. Right associative operations instead group expressions from the right, so that the right-most pair of operands are combined first. Only the order of evaluation of the operator expressions is altered – the individual operands are still evaluated from left to right before any evaluation of the operators occurs.</text:p>
      <text:p text:style-name="Body">Unary expressions are somewhat special in that their associativity is forced by whether the unary operator appears to the left or right of the subexpression. With the unary operator on the left, the operation must be right <text:soft-page-break/>associative in order for the subexpression on the right to be well-formed. Similarly, with the unary operator on the right, the operation must be left associative.</text:p>
      <text:p text:style-name="Body">It is beneficial to view certain expressions as parameterized operators, rather than as operators with an additional operand. The reason doing so is beneficial is that the parameterizing expression usually serves a very different role from the other subexpressions, and, more importantly, plays no role in determining the associativity of the expression. In the case of a conditional expression, the parameterizing condition is embedded between two keywords, allowing the whole to act as a binary operator similar to the other logical binary operators. In the case of attribute references, subscript references and call expressions, the atomic element on the right is unambiguous, and effectively acts as a unary operator on the main subexpression.</text:p>
      <text:p text:style-name="Body">Lastly, the logical operators perform short circuiting evaluation. In the case of conditional expressions, the condition determines whether the left or the right operand will be evaluated. In the case of the binary logical operations, the right operand is not evaluated if the left operand is sufficient to determine the result of the operation.</text:p>
      <text:p text:style-name="Body">Comparison chaining is a variant of short circuiting evaluation which is discussed further in the description of the comparison operators later in this chapter.</text:p>
      <text:h text:style-name="P5" text:outline-level="3">2.3 Object Related Expressions</text:h>
      <text:p text:style-name="BodyNoIndent">Many Python expressions revolve around creating and manipulating objects. This includes aspects such as referencing or calling existing objects and various means of creating new objects.</text:p>
      <text:h text:style-name="P3" text:outline-level="4">2.3.1 Referencing Objects</text:h>
      <text:p text:style-name="BodyNoIndent">Objects may be referenced directly via variable identifiers or else indirectly via attribute or subscript references. Details on referencing objects may be found in Chapter XREF(References and Namespaces).</text:p>
      <text:h text:style-name="P3" text:outline-level="4">2.3.2 Calling Objects</text:h>
      <text:p text:style-name="BodyNoIndent">Along with Python's own functions and classes, other user-defined types may also declare themselves as being callable. Details on calling objects may be found in Chapter XREF(Functions and Generators).</text:p>
      <text:h text:style-name="P3" text:outline-level="4">2.3.3 Specifying Numeric Values</text:h>
      <text:p text:style-name="BodyNoIndent">As numbers are pivotal to programming, Python provides syntactic support for the specification of numeric values. This is in addition to the normal constructors for the numeric built in types, as documented in Chapter XREF(The Builtin Namespace).</text:p>
      <text:p text:style-name="Body">Integers are specified simply by entering the number into the source code. Hexadecimal numbers may be entered using a <text:span text:style-name="CD1">0x</text:span> prefix, while octal literals use a leading <text:span text:style-name="CD1">0</text:span>. If the number is small enough, it may be stored as a platform integer; otherwise it is stored as a Python long. Usage of a Python long integer may be forced by appending an upper or lower case letter <text:span text:style-name="CD1">L</text:span> to the number (the upper case letter is more commonly used, as the lower case letter may appear to be a digit instead of a letter). In most cases, which kind of storage is used is an interpreter implementation detail, with the interpreter switching to long integers when necessary. This was not always the case – PEP 237 describes the process being followed to make the interoperability of these types more seamless.</text:p>
      <text:p text:style-name="Body">Floating point numbers are specified by supplying a fractional portion after a decimal point, a scientific notation exponent (using an upper or lower case <text:span text:style-name="CD1">E</text:span> as a separator) or both. These create an instance of the built in float type. Floats rely on the platform float type, which usually uses an IEEE 754 double precision binary representation internally, leading to potential rounding errors when a decimal number (such as <text:span text:style-name="CD1">1.1</text:span>) cannot be represented exactly. The <text:span text:style-name="CD2">decimal</text:span> module provides decimal arithmetic which is typically significantly slower <text:soft-page-break/>than native floating point (as it is not implemented in hardware), but it is not subject to rounding errors due to the difference between decimal notation and a binary representation.</text:p>
      <text:p text:style-name="Body">By appending an upper or lower case <text:span text:style-name="CD1">J</text:span>, a floating point or integer literal can instead be interpreted as an imaginary number – an instance of the built in complex type with a zero real part. Addition is used to provide a real part for the number. The lower case letter is more common, as it matches the notation commonly used in fields where the lower case <text:span text:style-name="CD1">i</text:span> used by mathematicians is already claimed for other purposes (electrical engineering, for example, uses a lower case i to represent electric current and a trailing lower case j to indicate an imaginary number).</text:p>
      <text:p text:style-name="Body">The following listing shows some examples of creating instances of the builtin numeric types.</text:p>
      <text:p text:style-name="CDT1">&gt;&gt;&gt; 2 <text:s text:c="31"/># Small integer</text:p>
      <text:p text:style-name="CDT">2</text:p>
      <text:p text:style-name="CDT">&gt;&gt;&gt; 1000000000000000000000000000000 <text:s/># Long integer</text:p>
      <text:p text:style-name="CDT">1000000000000000000000000000000L</text:p>
      <text:p text:style-name="CDT">&gt;&gt;&gt; 2L <text:s text:c="30"/># Forced long integer</text:p>
      <text:p text:style-name="CDT">2L</text:p>
      <text:p text:style-name="CDT">&gt;&gt;&gt; 1.5 <text:s text:c="29"/># Floating point</text:p>
      <text:p text:style-name="CDT">1.5</text:p>
      <text:p text:style-name="CDT">&gt;&gt;&gt; 1e10 <text:s text:c="28"/># Floating point with exponent</text:p>
      <text:p text:style-name="CDT">10000000000.0</text:p>
      <text:p text:style-name="CDT">&gt;&gt;&gt; 5e10j <text:s text:c="27"/># Imaginary number</text:p>
      <text:p text:style-name="CDT">50000000000j</text:p>
      <text:p text:style-name="CDT">&gt;&gt;&gt; 2.5 + 3.0j <text:s text:c="22"/># Complex number</text:p>
      <text:p text:style-name="CDTX">(2.5+3j)</text:p>
      <text:h text:style-name="P3" text:outline-level="4">2.3.4 Initializing Standard Containers</text:h>
      <text:p text:style-name="BodyNoIndent">Python's standard containers are one of its most important features in making it easy to write succinct, efficient programs. As with numbers, syntactic support is provided for the initialization of certain kinds of containers in addition to the normal type constructors. The remaining container types are initialized solely using the constructors documented in Chapter XREF(The Builtin Namespace).</text:p>
      <text:p text:style-name="Body">Tuples are simple fixed sequences of objects, intended as a convenient mechanism to pass small related groups of data around. As simply parenthesizing an expression is used to control evaluation order, the key piece of syntax in creating a tuple is actually the use of the comma to indicate the end of each element. If a tuple contains more than one element, the comma after the last element may be omitted. Parentheses may still be required, however, to ensure that the expression remains atomic when used as a subexpression.</text:p>
      <text:p text:style-name="Body">Lists are similar to tuples, but use square brackets to denote initialization. As square brackets are not used to control evaluation order, it is possible to declare a list containing a single element without requiring the trailing comma. As with a tuple, the trailing comma can be included on the last element without affecting the initialization of the container.</text:p>
      <text:p text:style-name="Body">List comprehensions are a special form of list initialization that permits a combination of mapping an operation over an existing sequence and also filtering the input sequence to determine which values should be processed. Take the following example:</text:p>
      <text:p text:style-name="BodyNoIndent"><text:span text:style-name="CD2"><text:span text:style-name="T1">[</text:span></text:span><text:span text:style-name="CD3"><text:span text:style-name="T6">EXPR</text:span></text:span><text:span text:style-name="CD2"><text:span text:style-name="T1"> </text:span></text:span><text:span text:style-name="CD2"><text:span text:style-name="T6">for</text:span></text:span><text:span text:style-name="CD2"><text:span text:style-name="T1"> </text:span></text:span><text:span text:style-name="CD3"><text:span text:style-name="T6">VARS1</text:span></text:span><text:span text:style-name="CD2"><text:span text:style-name="T1"> </text:span></text:span><text:span text:style-name="CD2"><text:span text:style-name="T6">in</text:span></text:span><text:span text:style-name="CD2"><text:span text:style-name="T1"> </text:span></text:span><text:span text:style-name="CD3"><text:span text:style-name="T6">ITER1</text:span></text:span><text:span text:style-name="CD2"><text:span text:style-name="T1"> </text:span></text:span><text:span text:style-name="CD2"><text:span text:style-name="T6">if</text:span></text:span><text:span text:style-name="CD2"><text:span text:style-name="T1"> </text:span></text:span><text:span text:style-name="CD3"><text:span text:style-name="T6">COND1</text:span></text:span><text:span text:style-name="CD2"><text:span text:style-name="T1"> </text:span></text:span><text:span text:style-name="CD2"><text:span text:style-name="T6">for</text:span></text:span><text:span text:style-name="CD2"><text:span text:style-name="T1"> </text:span></text:span><text:span text:style-name="CD3"><text:span text:style-name="T6">VARS2</text:span></text:span><text:span text:style-name="CD2"><text:span text:style-name="T1"> </text:span></text:span><text:span text:style-name="CD2"><text:span text:style-name="T6">in</text:span></text:span><text:span text:style-name="CD2"><text:span text:style-name="T1"> </text:span></text:span><text:span text:style-name="CD3"><text:span text:style-name="T6">ITER2</text:span></text:span><text:span text:style-name="CD2"><text:span text:style-name="T1"> </text:span></text:span><text:span text:style-name="CD2"><text:span text:style-name="T6">if</text:span></text:span><text:span text:style-name="CD2"><text:span text:style-name="T1"> </text:span></text:span><text:span text:style-name="CD3"><text:span text:style-name="T6">COND2</text:span></text:span><text:span text:style-name="CD2"><text:span text:style-name="T1">]</text:span></text:span></text:p>
      <text:p text:style-name="Body">This is effectively translated as shown below, and the resulting list is used at the location of the original expression. The operation of loops and conditional statements is described in Chapter XREF(Control Flow Statements).</text:p>
      <text:p text:style-name="CDT1"># seq is not visible to user code</text:p>
      <text:p text:style-name="CDT"># seq is the result of the expression</text:p>
      <text:p text:style-name="CDT"><text:span text:style-name="CD1">seq = []</text:span></text:p>
      <text:p text:style-name="CDT"><text:span text:style-name="CD2">for</text:span><text:span text:style-name="CD1"> </text:span><text:span text:style-name="CD3">VARS1</text:span><text:span text:style-name="CD1"> </text:span><text:span text:style-name="CD2">in</text:span><text:span text:style-name="CD1"> </text:span><text:span text:style-name="CD3">ITER1</text:span><text:span text:style-name="CD1">:</text:span></text:p>
      <text:p text:style-name="CDT"><text:soft-page-break/><text:span text:style-name="CD1"><text:s text:c="4"/></text:span><text:span text:style-name="CD2">if</text:span><text:span text:style-name="CD1"> </text:span><text:span text:style-name="CD3">COND1</text:span><text:span text:style-name="CD1">:</text:span></text:p>
      <text:p text:style-name="CDT"><text:span text:style-name="CD1"><text:s text:c="8"/></text:span><text:span text:style-name="CD2">for</text:span><text:span text:style-name="CD1"> </text:span><text:span text:style-name="CD3">VARS2</text:span><text:span text:style-name="CD1"> </text:span><text:span text:style-name="CD2">in</text:span><text:span text:style-name="CD1"> </text:span><text:span text:style-name="CD3">ITER2</text:span><text:span text:style-name="CD1">:</text:span></text:p>
      <text:p text:style-name="CDT"><text:span text:style-name="CD1"><text:s text:c="12"/></text:span><text:span text:style-name="CD2">if</text:span><text:span text:style-name="CD1"> </text:span><text:span text:style-name="CD3">COND2</text:span><text:span text:style-name="CD1">:</text:span></text:p>
      <text:p text:style-name="CDTX"><text:span text:style-name="CD1"><text:s text:c="16"/>seq.append(</text:span><text:span text:style-name="CD3">EXPR)</text:span></text:p>
      <text:p text:style-name="Body">Lastly, braces may be used to initialize a dictionary based on an arbitrary sequence of items. Each item consists of a key and value pair, separated by a colon. The subexpressions are evaluated to determine the definitions of the key and the value. As with lists, the trailing comma after the last element is entirely optional.</text:p>
      <text:p text:style-name="Body">The following listing shows some examples of creating instances of the builtin container types.</text:p>
      <text:p text:style-name="CDT1">&gt;&gt;&gt; () <text:s text:c="30"/># Empty tuple</text:p>
      <text:p text:style-name="CDT">()</text:p>
      <text:p text:style-name="CDT">&gt;&gt;&gt; 1, <text:s text:c="30"/># Singleton tuple</text:p>
      <text:p text:style-name="CDT">(1,)</text:p>
      <text:p text:style-name="CDT">&gt;&gt;&gt; 1, 2, 3, 4 <text:s text:c="22"/># Tuple initialized with expression sequence</text:p>
      <text:p text:style-name="CDT">(1, 2, 3, 4)</text:p>
      <text:p text:style-name="CDT">&gt;&gt;&gt; [] <text:s text:c="30"/># Empty list</text:p>
      <text:p text:style-name="CDT">[]</text:p>
      <text:p text:style-name="CDT">&gt;&gt;&gt; [1] <text:s text:c="29"/># Singleton list</text:p>
      <text:p text:style-name="CDT">[1]</text:p>
      <text:p text:style-name="CDT">&gt;&gt;&gt; [1, 2, 3, 4] <text:s text:c="20"/># List initialized with expression sequence</text:p>
      <text:p text:style-name="CDT">[1, 2, 3, 4]</text:p>
      <text:p text:style-name="CDT">&gt;&gt;&gt; [x*x for x in range(5)] <text:s text:c="9"/># List comprehension</text:p>
      <text:p text:style-name="CDT">[0, 1, 4, 9, 16]</text:p>
      <text:p text:style-name="CDT">&gt;&gt;&gt; [x*x for x in range(5) if x % 2] # Filtered list comprehension</text:p>
      <text:p text:style-name="CDT">[1, 9]</text:p>
      <text:p text:style-name="CDT">&gt;&gt;&gt; [x*y for x in [(3,)] for y in x] # Nested list comprehension</text:p>
      <text:p text:style-name="CDT">[(3, 3, 3)]</text:p>
      <text:p text:style-name="CDT">&gt;&gt;&gt; {} <text:s text:c="30"/># Empty dictionary</text:p>
      <text:p text:style-name="CDT">{}</text:p>
      <text:p text:style-name="CDT">&gt;&gt;&gt; {1: "Two"} <text:s text:c="22"/># Singleton dictionary</text:p>
      <text:p text:style-name="CDT">{1: 'Two'}</text:p>
      <text:p text:style-name="CDT">&gt;&gt;&gt; d = {1: "Two", 3 : "Four"} <text:s text:c="6"/># Dictionary initialized with item sequence</text:p>
      <text:p text:style-name="CDT">&gt;&gt;&gt; d[1]</text:p>
      <text:p text:style-name="CDT">'Two'</text:p>
      <text:p text:style-name="CDT">&gt;&gt;&gt; d[3]</text:p>
      <text:p text:style-name="CDTX">'Four'</text:p>
      <text:h text:style-name="P3" text:outline-level="4">2.3.5 Specifying Strings</text:h>
      <text:p text:style-name="BodyNoIndent">Python includes two basic string types – <text:span text:style-name="CD1">str</text:span>, which assumes 8-bit characters (typically encoded using ASCII), and <text:span text:style-name="CD1">unicode</text:span>, which supports the Unicode standard. The intent is to eventually have all character strings be Unicode strings, with a separate dedicated type for manipulating sequences of bytes. Some Python interpreters, such as Jython, already use Unicode for all strings (in the specific case of Jython, this behavior is due to the fact that Java already uses Unicode for its own string type). That transition, however, is still in progress and the details are still being worked out (PEP 358 describes the initial proposal for a new type to replace 8-bit strings for the purpose of byte manipulation). Most Python objects can be converted to a human readable string using the type constructors, but syntactic support is provided for specifying strings directly.</text:p>
      <text:p text:style-name="Body">8-bit string literals consist of an opening quote marker, an arbitrary sequence of legal characters and escape sequences, and finally a matching closing quote marker. The possible quote markers are <text:span text:style-name="CD1">'</text:span> (single quote), <text:span text:style-name="CD1">"</text:span>, (double quote), <text:span text:style-name="CD1">'''</text:span> (triple single quote) and <text:span text:style-name="CD1">"""</text:span> (triple double quote). Literals using one of the first two forms are referred to as single quoted strings, and those using one of the latter two forms are referred to as triple quoted strings. A quote marker which does not match the opening quote marker of the literal may be embedded in the literal without needing to be escaped.</text:p>
      <text:p text:style-name="Body"><text:soft-page-break/>For single quoted 8-bit string literals, the legal characters are limited to the default encoding (usually ASCII), and the escape sequences shown in Table 2.3 . If a backslash is included in a string literal, and does not result in a properly formed escape sequence, it is left in the string.</text:p>
      <text:p text:style-name="Body">The interpretation of the literal can be altered by prefixing it with an upper or lower case letter <text:span text:style-name="CD1">R</text:span> (typically lower case). The prefix indicates that the literal is to be processed as a raw string literal (in accordance with Table 2.3 , effectively disabling almost all escape sequence processing. Unlike normal string literals, the backslash remains in the resulting string even when an escape sequence is recognized. Raw literals are extremely useful when using strings to define backslash heavy literals such as regular expressions. Rather than creating a different kind of object, the raw string process simply inserts the necessary additional backslashes in the resulting string to allow the normal string processing to correctly ignore the escape sequences.</text:p>
      <text:p text:style-name="Body"/>
      <text:p text:style-name="TN">Table 2.3</text:p>
      <text:p text:style-name="TH">Escape sequences in 8-bit string literals</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6">Escape Sequence</text:p>
            </table:table-cell>
            <table:table-cell table:style-name="Table3.A1" office:value-type="string">
              <text:p text:style-name="P6">Description</text:p>
            </table:table-cell>
            <table:table-cell table:style-name="Table3.A1" office:value-type="string">
              <text:p text:style-name="P6">Meaning in Normal Literal</text:p>
            </table:table-cell>
            <table:table-cell table:style-name="Table3.D1" office:value-type="string">
              <text:p text:style-name="P6">Meaning in Raw Literal</text:p>
            </table:table-cell>
          </table:table-row>
        </table:table-header-rows>
        <table:table-row table:style-name="Table3.1">
          <table:table-cell table:style-name="Table3.A2" office:value-type="string">
            <text:p text:style-name="P7"><text:span text:style-name="CD1">\</text:span><text:span text:style-name="CD3">newline</text:span></text:p>
          </table:table-cell>
          <table:table-cell table:style-name="Table3.A2" office:value-type="string">
            <text:p text:style-name="P2">Escaped newline</text:p>
          </table:table-cell>
          <table:table-cell table:style-name="Table3.A2" office:value-type="string">
            <text:p text:style-name="P2">Nothing inserted</text:p>
          </table:table-cell>
          <table:table-cell table:style-name="Table3.D2" office:value-type="string">
            <text:p text:style-name="P2">Backslash and ASCII carriage return</text:p>
          </table:table-cell>
        </table:table-row>
        <table:table-row table:style-name="Table3.1">
          <table:table-cell table:style-name="Table3.A2" office:value-type="string">
            <text:p text:style-name="P7"><text:span text:style-name="CD1">\\</text:span></text:p>
          </table:table-cell>
          <table:table-cell table:style-name="Table3.A2" office:value-type="string">
            <text:p text:style-name="P1">Escaped backslash</text:p>
          </table:table-cell>
          <table:table-cell table:style-name="Table3.A2" office:value-type="string">
            <text:p text:style-name="P1">Single backslash<text:line-break/>(and next character is not escaped)</text:p>
          </table:table-cell>
          <table:table-cell table:style-name="Table3.D2" office:value-type="string">
            <text:p text:style-name="P1">Two backslashes<text:line-break/>(and next character is not escaped)</text:p>
          </table:table-cell>
        </table:table-row>
        <table:table-row table:style-name="Table3.1">
          <table:table-cell table:style-name="Table3.A2" office:value-type="string">
            <text:p text:style-name="P7"><text:span text:style-name="CD1">\'</text:span></text:p>
          </table:table-cell>
          <table:table-cell table:style-name="Table3.A2" office:value-type="string">
            <text:p text:style-name="P1">Escaped single quote</text:p>
          </table:table-cell>
          <table:table-cell table:style-name="Table3.A2" office:value-type="string">
            <text:p text:style-name="P1">Single quote<text:line-break/>(and quote marker will not end literal)</text:p>
          </table:table-cell>
          <table:table-cell table:style-name="Table3.D2" office:value-type="string">
            <text:p text:style-name="P1">Backslash and single quote<text:line-break/>(and quote marker will not end literal)</text:p>
          </table:table-cell>
        </table:table-row>
        <table:table-row table:style-name="Table3.1">
          <table:table-cell table:style-name="Table3.A2" office:value-type="string">
            <text:p text:style-name="P7"><text:span text:style-name="CD1">\"</text:span></text:p>
          </table:table-cell>
          <table:table-cell table:style-name="Table3.A2" office:value-type="string">
            <text:p text:style-name="P1">Escaped double quote</text:p>
          </table:table-cell>
          <table:table-cell table:style-name="Table3.A2" office:value-type="string">
            <text:p text:style-name="P1">Double quote<text:line-break/>(and quote marker will not end literal)</text:p>
          </table:table-cell>
          <table:table-cell table:style-name="Table3.D2" office:value-type="string">
            <text:p text:style-name="P1">Backslash and double quote<text:line-break/>(and quote marker will not end literal)</text:p>
          </table:table-cell>
        </table:table-row>
        <table:table-row table:style-name="Table3.1">
          <table:table-cell table:style-name="Table3.A2" office:value-type="string">
            <text:p text:style-name="P7"><text:span text:style-name="CD1">\a</text:span></text:p>
          </table:table-cell>
          <table:table-cell table:style-name="Table3.A2" office:value-type="string">
            <text:p text:style-name="P1">Bell</text:p>
          </table:table-cell>
          <table:table-cell table:style-name="Table3.A2" office:value-type="string">
            <text:p text:style-name="P1">ASCII Bell (BEL)</text:p>
          </table:table-cell>
          <table:table-cell table:style-name="Table3.D2" office:value-type="string">
            <text:p text:style-name="P1">Included as written</text:p>
          </table:table-cell>
        </table:table-row>
        <table:table-row table:style-name="Table3.1">
          <table:table-cell table:style-name="Table3.A2" office:value-type="string">
            <text:p text:style-name="P7"><text:span text:style-name="CD1">\b</text:span></text:p>
          </table:table-cell>
          <table:table-cell table:style-name="Table3.A2" office:value-type="string">
            <text:p text:style-name="P1">Backspace</text:p>
          </table:table-cell>
          <table:table-cell table:style-name="Table3.A2" office:value-type="string">
            <text:p text:style-name="P1">ASCII Backspace (BS)</text:p>
          </table:table-cell>
          <table:table-cell table:style-name="Table3.D2" office:value-type="string">
            <text:p text:style-name="P1">Included as written</text:p>
          </table:table-cell>
        </table:table-row>
        <table:table-row table:style-name="Table3.1">
          <table:table-cell table:style-name="Table3.A2" office:value-type="string">
            <text:p text:style-name="P7"><text:span text:style-name="CD1">\f</text:span></text:p>
          </table:table-cell>
          <table:table-cell table:style-name="Table3.A2" office:value-type="string">
            <text:p text:style-name="P1">Form feed</text:p>
          </table:table-cell>
          <table:table-cell table:style-name="Table3.A2" office:value-type="string">
            <text:p text:style-name="P1">ASCII Form Feed (FF)</text:p>
          </table:table-cell>
          <table:table-cell table:style-name="Table3.D2" office:value-type="string">
            <text:p text:style-name="P1">Included as written</text:p>
          </table:table-cell>
        </table:table-row>
        <table:table-row table:style-name="Table3.1">
          <table:table-cell table:style-name="Table3.A2" office:value-type="string">
            <text:p text:style-name="P7"><text:span text:style-name="CD1">\n</text:span></text:p>
          </table:table-cell>
          <table:table-cell table:style-name="Table3.A2" office:value-type="string">
            <text:p text:style-name="P1">New line</text:p>
          </table:table-cell>
          <table:table-cell table:style-name="Table3.A2" office:value-type="string">
            <text:p text:style-name="P1">ASCII Carriage Return (CR)</text:p>
          </table:table-cell>
          <table:table-cell table:style-name="Table3.D2" office:value-type="string">
            <text:p text:style-name="P1">Included as written</text:p>
          </table:table-cell>
        </table:table-row>
        <table:table-row table:style-name="Table3.1">
          <table:table-cell table:style-name="Table3.A2" office:value-type="string">
            <text:p text:style-name="P7"><text:span text:style-name="CD1">\r</text:span></text:p>
          </table:table-cell>
          <table:table-cell table:style-name="Table3.A2" office:value-type="string">
            <text:p text:style-name="P1">Line feed</text:p>
          </table:table-cell>
          <table:table-cell table:style-name="Table3.A2" office:value-type="string">
            <text:p text:style-name="P1">ASCII Line Feed (LF)</text:p>
          </table:table-cell>
          <table:table-cell table:style-name="Table3.D2" office:value-type="string">
            <text:p text:style-name="P1">Included as written</text:p>
          </table:table-cell>
        </table:table-row>
        <table:table-row table:style-name="Table3.1">
          <table:table-cell table:style-name="Table3.A2" office:value-type="string">
            <text:p text:style-name="P7"><text:span text:style-name="CD1">\t</text:span></text:p>
          </table:table-cell>
          <table:table-cell table:style-name="Table3.A2" office:value-type="string">
            <text:p text:style-name="P1">Tab</text:p>
          </table:table-cell>
          <table:table-cell table:style-name="Table3.A2" office:value-type="string">
            <text:p text:style-name="P1">ASCII Horizontal Tab (TAB)</text:p>
          </table:table-cell>
          <table:table-cell table:style-name="Table3.D2" office:value-type="string">
            <text:p text:style-name="P1">Included as written</text:p>
          </table:table-cell>
        </table:table-row>
        <table:table-row table:style-name="Table3.1">
          <table:table-cell table:style-name="Table3.A2" office:value-type="string">
            <text:p text:style-name="P7"><text:span text:style-name="CD1">\v</text:span></text:p>
          </table:table-cell>
          <table:table-cell table:style-name="Table3.A2" office:value-type="string">
            <text:p text:style-name="P1">Vertical tab</text:p>
          </table:table-cell>
          <table:table-cell table:style-name="Table3.A2" office:value-type="string">
            <text:p text:style-name="P1">ASCII Vertical Tab (VT)</text:p>
          </table:table-cell>
          <table:table-cell table:style-name="Table3.D2" office:value-type="string">
            <text:p text:style-name="P1">Included as written</text:p>
          </table:table-cell>
        </table:table-row>
        <table:table-row table:style-name="Table3.1">
          <table:table-cell table:style-name="Table3.A2" office:value-type="string">
            <text:p text:style-name="P7"><text:span text:style-name="CD1">\</text:span><text:span text:style-name="CD3">ooo</text:span></text:p>
          </table:table-cell>
          <table:table-cell table:style-name="Table3.A2" office:value-type="string">
            <text:p text:style-name="P1">Octal character ordinal<text:line-break/>(up to three digits)</text:p>
          </table:table-cell>
          <table:table-cell table:style-name="Table3.A2" office:value-type="string">
            <text:p text:style-name="P1">Character with specified byte value</text:p>
          </table:table-cell>
          <table:table-cell table:style-name="Table3.D2" office:value-type="string">
            <text:p text:style-name="P1">Included as written</text:p>
          </table:table-cell>
        </table:table-row>
        <table:table-row table:style-name="Table3.1">
          <table:table-cell table:style-name="Table3.A2" office:value-type="string">
            <text:p text:style-name="P4"><text:span text:style-name="CD1">\x</text:span><text:span text:style-name="CD3">hh</text:span></text:p>
          </table:table-cell>
          <table:table-cell table:style-name="Table3.A2" office:value-type="string">
            <text:p text:style-name="P4">Hexadecimal character ordinal<text:line-break/>(exactly two digits / 8 bits)</text:p>
          </table:table-cell>
          <table:table-cell table:style-name="Table3.A2" office:value-type="string">
            <text:p text:style-name="P4">Character with specified byte value</text:p>
          </table:table-cell>
          <table:table-cell table:style-name="Table3.D2" office:value-type="string">
            <text:p text:style-name="P4">Included as written</text:p>
          </table:table-cell>
        </table:table-row>
      </table:table>
      <text:p text:style-name="Body">Triple quoting is recommended if multiple newlines or single or double quotes are to be used in the string literal, as the literal is only considered closed if the matching closing quote marker is encountered. Avoiding sequences of three single or double quotes is usually straightforward, and it is convenient to be able to insert a newline in the resulting string simply by including a newline in the literal itself.</text:p>
      <text:p text:style-name="Body">The raw string marker only affects the process of interpreting the literal – it does not affect the type of string created.</text:p>
      <text:p text:style-name="Body">Prefixing an 8-bit string literal (including a raw literal) with an upper or lower case letter <text:span text:style-name="CD1">U</text:span> (typically lower case) marks the literal as representing a Unicode character sequence, affecting both the interpretation of the literal and the type of the resulting object.</text:p>
      <text:p text:style-name="Body">Firstly, the legal characters within a Unicode literal include any characters that are part of the source code encoding specified for the current module (refer to Chapter XREF(Modules and Packages) for how to specify a source encoding). If there is no source code encoding given, only characters in the ASCII character set are <text:soft-page-break/>permitted. Secondly, the escape sequences in Table 2.4 are added to the possible escape sequences. Lastly, the escape sequences which specify a character with a particular ordinal value in an 8-bit string resolve to the same numeric value in a Unicode string, but the interpretation of those byte values may differ from the interpretation when using ASCII.</text:p>
      <text:p text:style-name="Body">Interpreters which do not possess an 8-bit string literal (such as Jython) always use these rules to process string literals.</text:p>
      <text:p text:style-name="TN">Table 2.4</text:p>
      <text:p text:style-name="TH">Additional escape sequences in Unicode literals</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6">Escape Sequence</text:p>
            </table:table-cell>
            <table:table-cell table:style-name="Table4.A1" office:value-type="string">
              <text:p text:style-name="P6">Description</text:p>
            </table:table-cell>
            <table:table-cell table:style-name="Table4.A1" office:value-type="string">
              <text:p text:style-name="P6">Meaning in Normal Literal</text:p>
            </table:table-cell>
            <table:table-cell table:style-name="Table4.D1" office:value-type="string">
              <text:p text:style-name="P6">Meaning in Raw Literal</text:p>
            </table:table-cell>
          </table:table-row>
        </table:table-header-rows>
        <table:table-row table:style-name="Table4.1">
          <table:table-cell table:style-name="Table4.A2" office:value-type="string">
            <text:p text:style-name="P7"><text:span text:style-name="CD1">\N{</text:span><text:span text:style-name="CD3">name</text:span><text:span text:style-name="CD1">}</text:span></text:p>
          </table:table-cell>
          <table:table-cell table:style-name="Table4.A2" office:value-type="string">
            <text:p text:style-name="P2">Named Unicode character</text:p>
          </table:table-cell>
          <table:table-cell table:style-name="Table4.A2" office:value-type="string">
            <text:p text:style-name="P2">Character with specified name</text:p>
          </table:table-cell>
          <table:table-cell table:style-name="Table4.D2" office:value-type="string">
            <text:p text:style-name="P2">Included as written</text:p>
          </table:table-cell>
        </table:table-row>
        <table:table-row table:style-name="Table4.1">
          <table:table-cell table:style-name="Table4.A2" office:value-type="string">
            <text:p text:style-name="P7"><text:span text:style-name="CD1">\u</text:span><text:span text:style-name="CD3">hhhh</text:span></text:p>
          </table:table-cell>
          <table:table-cell table:style-name="Table4.A2" office:value-type="string">
            <text:p text:style-name="P1">Hexadecimal character ordinal<text:line-break/>(exactly four digits)</text:p>
          </table:table-cell>
          <table:table-cell table:style-name="Table4.A2" office:value-type="string">
            <text:p text:style-name="P1">Character with specified 16 bit value</text:p>
          </table:table-cell>
          <table:table-cell table:style-name="Table4.D2" office:value-type="string">
            <text:p text:style-name="P1">Included as written</text:p>
          </table:table-cell>
        </table:table-row>
        <table:table-row table:style-name="Table4.1">
          <table:table-cell table:style-name="Table4.A2" office:value-type="string">
            <text:p text:style-name="P4"><text:span text:style-name="CD1">\U</text:span><text:span text:style-name="CD3">hhhhhhhh</text:span></text:p>
          </table:table-cell>
          <table:table-cell table:style-name="Table4.A2" office:value-type="string">
            <text:p text:style-name="P4">Hexadecimal character ordinal<text:line-break/>(exactly eight digits)</text:p>
          </table:table-cell>
          <table:table-cell table:style-name="Table4.A2" office:value-type="string">
            <text:p text:style-name="P4">Character with specified 32-bit value</text:p>
          </table:table-cell>
          <table:table-cell table:style-name="Table4.D2" office:value-type="string">
            <text:p text:style-name="P4">Included as written</text:p>
          </table:table-cell>
        </table:table-row>
      </table:table>
      <text:p text:style-name="Body">The following listing shows some examples of creating instances of the builtin string types.</text:p>
      <text:p text:style-name="CDT1">&gt;&gt;&gt; '' <text:s text:c="30"/># Empty string (single quotes)</text:p>
      <text:p text:style-name="CDT">''</text:p>
      <text:p text:style-name="CDT">&gt;&gt;&gt; "" <text:s text:c="30"/># Empty string (double quotes)</text:p>
      <text:p text:style-name="CDT">''</text:p>
      <text:p text:style-name="CDT">&gt;&gt;&gt; '''</text:p>
      <text:p text:style-name="CDT">... ''' <text:s text:c="29"/># Triple quoted string with carriage return</text:p>
      <text:p text:style-name="CDT">'\n'</text:p>
      <text:p text:style-name="CDT">&gt;&gt;&gt; '\n' <text:s text:c="28"/># Normal string with carriage return</text:p>
      <text:p text:style-name="CDT">'\n'</text:p>
      <text:p text:style-name="CDT">&gt;&gt;&gt; r'\n' <text:s text:c="27"/># Raw literal ignores escape sequence</text:p>
      <text:p text:style-name="CDT">'\\n'</text:p>
      <text:p text:style-name="CDT">&gt;&gt;&gt; u'\N{REVERSE SOLIDUS}' <text:s text:c="10"/># Named Unicode character</text:p>
      <text:p text:style-name="CDT">u'\\'</text:p>
      <text:p text:style-name="CDT">&gt;&gt;&gt; ur'\N{REVERSE SOLIDUS}' <text:s text:c="9"/># Raw literal still ignores escape sequence</text:p>
      <text:p text:style-name="CDTX">u'\\N{REVERSE SOLIDUS}'</text:p>
      <text:h text:style-name="P3" text:outline-level="4">2.3.6 Creating Deferred Expressions</text:h>
      <text:p text:style-name="BodyNoIndent">Lambda expressions allow a single expression to be deferred for later evaluation (for example, an expression to be passed as a callback or as a means to calculate a sort key for a sequence). The name is taken from the field of mathematical study known as lambda calculus, which is a formal system used to investigate the definition, use and meaning of mathematical functions. Python's lambda expressions have the following form:</text:p>
      <text:p text:style-name="C1"><text:span text:style-name="CD2"><text:span text:style-name="T1">lambda</text:span></text:span><text:span text:style-name="CD1"> </text:span><text:span text:style-name="CD3"><text:span text:style-name="T2">ARGLIST</text:span></text:span><text:span text:style-name="CD1"><text:span text:style-name="T7">: </text:span></text:span><text:span text:style-name="CD3"><text:span text:style-name="T2">EXPR</text:span></text:span></text:p>
      <text:p text:style-name="Body">This is effectively translated as the definition of an anonymous function, with the result of the definition substituted in place of the lambda expression. Details on function definitions can be found in Chapter XREF(Functions and Generators).</text:p>
      <text:p text:style-name="CDT1"># f is not visible to user code</text:p>
      <text:p text:style-name="CDT"># f is the result of the expression</text:p>
      <text:p text:style-name="CDT"><text:span text:style-name="CD1">def f(</text:span><text:span text:style-name="CD3">ARGLIST</text:span><text:span text:style-name="CD1">):</text:span></text:p>
      <text:p text:style-name="CDTX"><text:span text:style-name="CD1"><text:s text:c="4"/>return </text:span><text:span text:style-name="CD3">EXPR</text:span><text:span text:style-name="CD1"> </text:span></text:p>
      <text:p text:style-name="Body"><text:soft-page-break/></text:p>
      <text:p text:style-name="Body">The following listing shows some examples of using deferred expressions.</text:p>
      <text:p text:style-name="CDT1">&gt;&gt;&gt; lambda: 2+2 <text:s text:c="21"/># No deferred subexpressions</text:p>
      <text:p text:style-name="CDT">&lt;function &lt;lambda&gt; at 0x...&gt;</text:p>
      <text:p text:style-name="CDT">&gt;&gt;&gt; (lambda: 2+2)() <text:s text:c="17"/># Invoking the deferred expression</text:p>
      <text:p text:style-name="CDT">4</text:p>
      <text:p text:style-name="CDT">&gt;&gt;&gt; lambda x: x*x <text:s text:c="19"/># Subexpressions may be deferred as arguments</text:p>
      <text:p text:style-name="CDT">&lt;function &lt;lambda&gt; at 0x...&gt;</text:p>
      <text:p text:style-name="CDT">&gt;&gt;&gt; (lambda x: x*x)(3) <text:s text:c="14"/># Invoking the deferred expression</text:p>
      <text:p text:style-name="CDTX">9</text:p>
      <text:h text:style-name="P3" text:outline-level="4">2.3.7 Creating Generator Iterators</text:h>
      <text:p text:style-name="BodyNoIndent">Generator expressions are a convenient shorthand for defining and invoking simple generator functions. They are similar in form to list comprehensions, but do not attempt to immediately create the entire sequence, allowing them to be used with sequences that would otherwise require prohibitive amounts of memory.</text:p>
      <text:p text:style-name="Body">To avoid ambiguity generator expressions are always surrounded by parentheses. When used as the sole argument to a function call (such as the built in function <text:span text:style-name="CD1">sum</text:span>), the parentheses for the function call are sufficient. Take the following example:</text:p>
      <text:p text:style-name="BodyNoIndent"><text:span text:style-name="CD2"><text:span text:style-name="T1">(</text:span></text:span><text:span text:style-name="CD3"><text:span text:style-name="T6">EXPR</text:span></text:span><text:span text:style-name="CD2"><text:span text:style-name="T1"> </text:span></text:span><text:span text:style-name="CD2"><text:span text:style-name="T6">for</text:span></text:span><text:span text:style-name="CD2"><text:span text:style-name="T1"> </text:span></text:span><text:span text:style-name="CD3"><text:span text:style-name="T6">VARS1</text:span></text:span><text:span text:style-name="CD2"><text:span text:style-name="T1"> </text:span></text:span><text:span text:style-name="CD2"><text:span text:style-name="T6">in</text:span></text:span><text:span text:style-name="CD2"><text:span text:style-name="T1"> </text:span></text:span><text:span text:style-name="CD3"><text:span text:style-name="T6">ITER1</text:span></text:span><text:span text:style-name="CD2"><text:span text:style-name="T1"> </text:span></text:span><text:span text:style-name="CD2"><text:span text:style-name="T6">if</text:span></text:span><text:span text:style-name="CD2"><text:span text:style-name="T1"> </text:span></text:span><text:span text:style-name="CD3"><text:span text:style-name="T6">COND1</text:span></text:span><text:span text:style-name="CD2"><text:span text:style-name="T1"> </text:span></text:span><text:span text:style-name="CD2"><text:span text:style-name="T6">for</text:span></text:span><text:span text:style-name="CD2"><text:span text:style-name="T1"> </text:span></text:span><text:span text:style-name="CD3"><text:span text:style-name="T6">VARS2</text:span></text:span><text:span text:style-name="CD2"><text:span text:style-name="T1"> </text:span></text:span><text:span text:style-name="CD2"><text:span text:style-name="T6">in</text:span></text:span><text:span text:style-name="CD2"><text:span text:style-name="T1"> </text:span></text:span><text:span text:style-name="CD3"><text:span text:style-name="T6">ITER2</text:span></text:span><text:span text:style-name="CD2"><text:span text:style-name="T1"> </text:span></text:span><text:span text:style-name="CD2"><text:span text:style-name="T6">if</text:span></text:span><text:span text:style-name="CD2"><text:span text:style-name="T1"> </text:span></text:span><text:span text:style-name="CD3"><text:span text:style-name="T6">COND2)</text:span></text:span></text:p>
      <text:p text:style-name="Body">This is effectively translated as shown below, and the resulting generator iterator is used at the location of the original expression. The operation of loops and conditional statements is described in Chapter XREF(Control Flow Statements), and the definition and usage of generator functions and generator iterators is covered in Chapter XREF(Functions and Generators).</text:p>
      <text:p text:style-name="CDT1"># gen_func and gen_iter are not visible to user code</text:p>
      <text:p text:style-name="CDT"># gen_iter is the result of the expression</text:p>
      <text:p text:style-name="CDT"><text:span text:style-name="CD2">def</text:span><text:span text:style-name="CD1"> gen_func(outermost):</text:span></text:p>
      <text:p text:style-name="CDT"><text:span text:style-name="CD2"><text:s text:c="4"/>for</text:span><text:span text:style-name="CD1"> </text:span><text:span text:style-name="CD3">VARS1</text:span><text:span text:style-name="CD1"> </text:span><text:span text:style-name="CD2">in</text:span><text:span text:style-name="CD1"> outermost:</text:span></text:p>
      <text:p text:style-name="CDT"><text:span text:style-name="CD1"><text:s text:c="8"/></text:span><text:span text:style-name="CD2">if</text:span><text:span text:style-name="CD1"> </text:span><text:span text:style-name="CD3">COND1</text:span><text:span text:style-name="CD1">:</text:span></text:p>
      <text:p text:style-name="CDT"><text:span text:style-name="CD1"><text:s text:c="12"/></text:span><text:span text:style-name="CD2">for</text:span><text:span text:style-name="CD1"> </text:span><text:span text:style-name="CD3">VARS2</text:span><text:span text:style-name="CD1"> </text:span><text:span text:style-name="CD2">in</text:span><text:span text:style-name="CD1"> </text:span><text:span text:style-name="CD3">ITER2</text:span><text:span text:style-name="CD1">:</text:span></text:p>
      <text:p text:style-name="CDT"><text:span text:style-name="CD1"><text:s text:c="16"/></text:span><text:span text:style-name="CD2">if</text:span><text:span text:style-name="CD1"> </text:span><text:span text:style-name="CD3">COND2</text:span><text:span text:style-name="CD1">:</text:span></text:p>
      <text:p text:style-name="CDT"><text:span text:style-name="CD1"><text:s text:c="20"/></text:span><text:span text:style-name="CD2">yield</text:span><text:span text:style-name="CD1"> </text:span><text:span text:style-name="CD3">EXPR</text:span></text:p>
      <text:p text:style-name="CDT"/>
      <text:p text:style-name="CDTX"><text:span text:style-name="CD1">gen_iter = gen_func(</text:span><text:span text:style-name="CD3">ITER1</text:span><text:span text:style-name="CD1">)</text:span></text:p>
      <text:p text:style-name="Body">The following listing shows some examples of using generator expressions.</text:p>
      <text:p text:style-name="CDT1">&gt;&gt;&gt; (x*x for x in range(5)) <text:s text:c="9"/># Parentheses required</text:p>
      <text:p text:style-name="CDT">&lt;generator object at 0x...&gt;</text:p>
      <text:p text:style-name="CDT">&gt;&gt;&gt; sum(x*x for x in range(5)) <text:s text:c="6"/># No additional parentheses needed</text:p>
      <text:p text:style-name="CDT">30</text:p>
      <text:p text:style-name="CDT">&gt;&gt;&gt; list((x, y) for x in range(4) for y in range(2)) <text:s text:c="2"/># Nested loops</text:p>
      <text:p text:style-name="CDT">[(0, 0), (0, 1), (1, 0), (1, 1), (2, 0), (2, 1), (3, 0), (3, 1)]</text:p>
      <text:p text:style-name="CDT">&gt;&gt;&gt; list(x for x in range(5) if x % 2) <text:s text:c="16"/># Filtering</text:p>
      <text:p text:style-name="CDTX">[1, 3]</text:p>
      <text:h text:style-name="P3" text:outline-level="4"><text:soft-page-break/>2.3.8 Comparing Object References</text:h>
      <text:p text:style-name="BodyNoIndent">The object identity comparison operators allow two references to be compared to see if they point to the same object. It is roughly equivalent to taking the identity of two objects and then comparing the results. The capability to include the negation as part of the operator is provided in order to enhance readability – the version with the negation in the middle of the expression is significantly closer to normal English phrasing.</text:p>
      <text:p text:style-name="Body">The following listing shows some examples of object reference comparisons.</text:p>
      <text:p text:style-name="CDT1">&gt;&gt;&gt; x = [] <text:s text:c="7"/># New object</text:p>
      <text:p text:style-name="CDT">&gt;&gt;&gt; y = [] <text:s text:c="7"/># Another new object</text:p>
      <text:p text:style-name="CDT">&gt;&gt;&gt; x is y <text:s text:c="7"/># Two new objects, so the references are to different things</text:p>
      <text:p text:style-name="CDT">False</text:p>
      <text:p text:style-name="CDT">&gt;&gt;&gt; x is not y</text:p>
      <text:p text:style-name="CDT">True</text:p>
      <text:p text:style-name="CDT">&gt;&gt;&gt; x.append(y) <text:s text:c="2"/># Make another reference to y</text:p>
      <text:p text:style-name="CDT">&gt;&gt;&gt; x[0] is y <text:s text:c="4"/># There are now two references to the same object</text:p>
      <text:p text:style-name="CDTX">True</text:p>
      <text:h text:style-name="P5" text:outline-level="3">2.4 Type Specific Operations</text:h>
      <text:p text:style-name="BodyNoIndent">The behavior of certain expressions is dependent on the types of the operands involved in the expression. These expressions are summarized in this section.</text:p>
      <text:h text:style-name="P3" text:outline-level="4">2.4.1 Unary Operations</text:h>
      <text:p text:style-name="BodyNoIndent">Unary expressions translate directly to method calls as shown in Table 2.5 . The operand expression is evaluated, and then the relevant method is invoked on the result. For example:</text:p>
      <text:p text:style-name="C1">+<text:span text:style-name="CD3">EXPR</text:span></text:p>
      <text:p text:style-name="Body">is effectively translated as:</text:p>
      <text:p text:style-name="C1"><text:span text:style-name="CD3">EXPR</text:span>.__pos__()</text:p>
      <text:p text:style-name="TN">Table 2.5</text:p>
      <text:p text:style-name="TH">Methods to control unary operation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6">Operator</text:p>
            </table:table-cell>
            <table:table-cell table:style-name="Table5.A1" office:value-type="string">
              <text:p text:style-name="P6">Conventional Usage</text:p>
            </table:table-cell>
            <table:table-cell table:style-name="Table5.C1" office:value-type="string">
              <text:p text:style-name="P6">Operand Method Invocation</text:p>
            </table:table-cell>
          </table:table-row>
        </table:table-header-rows>
        <table:table-row table:style-name="Table5.1">
          <table:table-cell table:style-name="Table5.A2" office:value-type="string">
            <text:p text:style-name="P7">+</text:p>
          </table:table-cell>
          <table:table-cell table:style-name="Table5.A2" office:value-type="string">
            <text:p text:style-name="P2">Arithmetic positive</text:p>
          </table:table-cell>
          <table:table-cell table:style-name="Table5.C2" office:value-type="string">
            <text:p text:style-name="P7">opr.__pos__()</text:p>
          </table:table-cell>
        </table:table-row>
        <table:table-row table:style-name="Table5.1">
          <table:table-cell table:style-name="Table5.A2" office:value-type="string">
            <text:p text:style-name="P7">-</text:p>
          </table:table-cell>
          <table:table-cell table:style-name="Table5.A2" office:value-type="string">
            <text:p text:style-name="P1">Arithmetic negation</text:p>
          </table:table-cell>
          <table:table-cell table:style-name="Table5.C2" office:value-type="string">
            <text:p text:style-name="P7">opr.__neg__()</text:p>
          </table:table-cell>
        </table:table-row>
        <table:table-row table:style-name="Table5.1">
          <table:table-cell table:style-name="Table5.A2" office:value-type="string">
            <text:p text:style-name="P7">abs</text:p>
          </table:table-cell>
          <table:table-cell table:style-name="Table5.A2" office:value-type="string">
            <text:p text:style-name="P1">Arithmetic absolute value</text:p>
          </table:table-cell>
          <table:table-cell table:style-name="Table5.C2" office:value-type="string">
            <text:p text:style-name="P7">opr.__abs__()</text:p>
          </table:table-cell>
        </table:table-row>
        <table:table-row table:style-name="Table5.1">
          <table:table-cell table:style-name="Table5.A2" office:value-type="string">
            <text:p text:style-name="P4">~</text:p>
          </table:table-cell>
          <table:table-cell table:style-name="Table5.A2" office:value-type="string">
            <text:p text:style-name="P4">Bitwise inversion</text:p>
          </table:table-cell>
          <table:table-cell table:style-name="Table5.C2" office:value-type="string">
            <text:p text:style-name="P4">opr.__invert__()</text:p>
          </table:table-cell>
        </table:table-row>
      </table:table>
      <text:p text:style-name="TBFN">1. <text:span text:style-name="CD1">abs</text:span> is invoked as a normal built in function call with a single argument rather than as a syntactic operator, but the process of evaluation is structured identically to that of the other unary operators.</text:p>
      <text:p text:style-name="TBFN">2. Bitwise inversion is defined such that <text:span text:style-name="CD1">~x == -x-1</text:span> regardless of the actual representation of the integer type in memory. Effectively, all integer types are treated as using an underlying two's complement representation.</text:p>
      <text:p text:style-name="Body"><text:soft-page-break/>The following listing shows the invocation of the special methods associated with each of the unary operators.</text:p>
      <text:p text:style-name="CDT1">&gt;&gt;&gt; class show_unary_ops(object):</text:p>
      <text:p text:style-name="CDT">... <text:s text:c="4"/>def __pos__(self):</text:p>
      <text:p text:style-name="CDT">... <text:s text:c="8"/>print "Invoked __pos__ method"</text:p>
      <text:p text:style-name="CDT">... <text:s text:c="4"/>def __neg__(self):</text:p>
      <text:p text:style-name="CDT">... <text:s text:c="8"/>print "Invoked __neg__ method"</text:p>
      <text:p text:style-name="CDT">... <text:s text:c="4"/>def __abs__(self):</text:p>
      <text:p text:style-name="CDT">... <text:s text:c="8"/>print "Invoked __abs__ method"</text:p>
      <text:p text:style-name="CDT">... <text:s text:c="4"/>def __invert__(self):</text:p>
      <text:p text:style-name="CDT">... <text:s text:c="8"/>print "Invoked __invert__ method"</text:p>
      <text:p text:style-name="CDT">...</text:p>
      <text:p text:style-name="CDT">&gt;&gt;&gt; +show_unary_ops()</text:p>
      <text:p text:style-name="CDT">Invoked __pos__ method</text:p>
      <text:p text:style-name="CDT">&gt;&gt;&gt; -show_unary_ops()</text:p>
      <text:p text:style-name="CDT">Invoked __neg__ method</text:p>
      <text:p text:style-name="CDT">&gt;&gt;&gt; abs(show_unary_ops())</text:p>
      <text:p text:style-name="CDT">Invoked __abs__ method</text:p>
      <text:p text:style-name="CDT">&gt;&gt;&gt; ~show_unary_ops()</text:p>
      <text:p text:style-name="CDTX">Invoked __invert__ method</text:p>
      <text:h text:style-name="P3" text:outline-level="4">2.4.2 Comparison Operators</text:h>
      <text:p text:style-name="BodyNoIndent">Comparison operators map to method calls as shown in Table 2.6 . The left and right operands are evaluated, and then the relevant methods are invoked to attempt to determine the result. The three-way comparison method is used as a fallback if the operator specific methods are not successful. While the appropriate method on the left operand is normally attempted first, the right operand is tried first if it is a strict subclass of the left operand. This allows subclasses to properly override parent class behavior. For example, the seemingly simple expression:</text:p>
      <text:p text:style-name="C1"><text:span text:style-name="CD3">EXPR1</text:span> &lt; <text:span text:style-name="CD3">EXPR2</text:span></text:p>
      <text:p text:style-name="Body">is roughly translated as:</text:p>
      <text:p text:style-name="CDT1"># lhs, rhs, cmp_result and less_than are not visible to user code</text:p>
      <text:p text:style-name="CDT"># less_than is the result of the expression</text:p>
      <text:p text:style-name="CDT">lhs = <text:span text:style-name="CD3">EXPR1</text:span></text:p>
      <text:p text:style-name="CDT">rhs = <text:span text:style-name="CD3">EXPR2</text:span></text:p>
      <text:p text:style-name="CDT">less_than = NotImplemented</text:p>
      <text:p text:style-name="CDT">if isinstance(rhs, type(lhs)) and type(rhs) != type(lhs):</text:p>
      <text:p text:style-name="CDT"><text:s text:c="4"/># Right operand is tried first</text:p>
      <text:p text:style-name="CDT"><text:s text:c="4"/>if hasattr(rhs, "__gt__")</text:p>
      <text:p text:style-name="CDT"><text:s text:c="8"/>less_than = rhs.__gt__(lhs)</text:p>
      <text:p text:style-name="CDT"><text:s text:c="4"/>if less_than is NotImplemented and hasattr(lhs, "__lt__")</text:p>
      <text:p text:style-name="CDT"><text:s text:c="8"/>less_than = lhs.__lt__(rhs)</text:p>
      <text:p text:style-name="CDT"><text:s text:c="4"/>if less_than is NotImplemented and hasattr(rhs, "__cmp__")</text:p>
      <text:p text:style-name="CDT"><text:s text:c="8"/>cmp_result = rhs.__cmp__(lhs)</text:p>
      <text:p text:style-name="CDT"><text:s text:c="8"/>if cmp_result is not NotImplemented:</text:p>
      <text:p text:style-name="CDT"><text:s text:c="12"/>less_than = (cmp_result == 1)</text:p>
      <text:p text:style-name="CDT"><text:s text:c="4"/>if less_than is NotImplemented and hasattr(lhs, "__cmp__")</text:p>
      <text:p text:style-name="CDT"><text:s text:c="8"/>cmp_result = lhs.__cmp__(rhs)</text:p>
      <text:p text:style-name="CDT"><text:s text:c="8"/>if cmp_result is not NotImplemented:</text:p>
      <text:p text:style-name="CDT"><text:s text:c="12"/>less_than = (cmp_result == -1)</text:p>
      <text:p text:style-name="CDT">else:</text:p>
      <text:p text:style-name="CDT"><text:s text:c="4"/># Left operand is tried first</text:p>
      <text:p text:style-name="CDT"><text:soft-page-break/><text:s text:c="4"/>if hasattr(lhs, "__lt__")</text:p>
      <text:p text:style-name="CDT"><text:s text:c="8"/>less_than = lhs.__lt__(rhs)</text:p>
      <text:p text:style-name="CDT"><text:s text:c="4"/>if less_than is NotImplemented and hasattr(rhs, "__gt__")</text:p>
      <text:p text:style-name="CDT"><text:s text:c="8"/>less_than = rhs.__gt__(lhs)</text:p>
      <text:p text:style-name="CDT"><text:s text:c="4"/>if less_than is NotImplemented and hasattr(lhs, "__cmp__")</text:p>
      <text:p text:style-name="CDT"><text:s text:c="8"/>cmp_result = lhs.__cmp__(rhs)</text:p>
      <text:p text:style-name="CDT"><text:s text:c="8"/>if cmp_result is not NotImplemented:</text:p>
      <text:p text:style-name="CDT"><text:s text:c="12"/>less_than = (cmp_result == -1)</text:p>
      <text:p text:style-name="CDT"><text:s text:c="4"/>if less_than is NotImplemented and hasattr(rhs, "__cmp__")</text:p>
      <text:p text:style-name="CDT"><text:s text:c="8"/>cmp_result = rhs.__cmp__(lhs)</text:p>
      <text:p text:style-name="CDT"><text:s text:c="8"/>if cmp_result is not NotImplemented:</text:p>
      <text:p text:style-name="CDT"><text:s text:c="12"/>less_than = (cmp_result == 1)</text:p>
      <text:p text:style-name="CDT">if less_than is NotImplemented:</text:p>
      <text:p text:style-name="CDT"><text:s text:c="4"/># Fall back on default comparison</text:p>
      <text:p text:style-name="CDT"><text:s text:c="4"/>less_than = (lhs.__class__, id(lhs)) &lt; (rhs.__class__, id(rhs))</text:p>
      <text:p text:style-name="CDTX"/>
      <text:p text:style-name="Body">The builtin value <text:span text:style-name="CD1">NotImplemented</text:span> is returned to indicate that a method does not support an operand of the supplied type, allowing the interpreter to continue on to the other available methods to see if any of them can handle operands of the relevant type. If all of the available methods are unsuccessful, then the objects are compared according to their type and their identity. Note that in Python 3.0, the default comparison based on type and identity will be limited to equality testing. Ordering comparisons (including the <text:span text:style-name="CD1">cmp()</text:span> function) will raise TypeError unless one operand or the other explicitly defines a relative ordering between the two types.</text:p>
      <text:p text:style-name="TN">Table 2.6</text:p>
      <text:p text:style-name="TH">Methods to control comparison operations</text:p>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P6">Operator</text:p>
            </table:table-cell>
            <table:table-cell table:style-name="Table6.A1" office:value-type="string">
              <text:p text:style-name="P6">Comparison</text:p>
            </table:table-cell>
            <table:table-cell table:style-name="Table6.A1" office:value-type="string">
              <text:p text:style-name="P6">Left Operand Method Invocation</text:p>
            </table:table-cell>
            <table:table-cell table:style-name="Table6.D1" office:value-type="string">
              <text:p text:style-name="P6">Right Operand Method Invocation</text:p>
            </table:table-cell>
          </table:table-row>
        </table:table-header-rows>
        <table:table-row table:style-name="Table6.1">
          <table:table-cell table:style-name="Table6.A2" office:value-type="string">
            <text:p text:style-name="P7">&lt;</text:p>
          </table:table-cell>
          <table:table-cell table:style-name="Table6.A2" office:value-type="string">
            <text:p text:style-name="P2">Less than</text:p>
          </table:table-cell>
          <table:table-cell table:style-name="Table6.A2" office:value-type="string">
            <text:p text:style-name="P7">lhs.__lt__(rhs)</text:p>
          </table:table-cell>
          <table:table-cell table:style-name="Table6.D2" office:value-type="string">
            <text:p text:style-name="P7">rhs.__gt__(lhs)</text:p>
          </table:table-cell>
        </table:table-row>
        <table:table-row table:style-name="Table6.1">
          <table:table-cell table:style-name="Table6.A2" office:value-type="string">
            <text:p text:style-name="P7">&lt;=</text:p>
          </table:table-cell>
          <table:table-cell table:style-name="Table6.A2" office:value-type="string">
            <text:p text:style-name="P1">Less than or equal to</text:p>
          </table:table-cell>
          <table:table-cell table:style-name="Table6.A2" office:value-type="string">
            <text:p text:style-name="P7">lhs.__le__(rhs)</text:p>
          </table:table-cell>
          <table:table-cell table:style-name="Table6.D2" office:value-type="string">
            <text:p text:style-name="P7">rhs.__ge__(lhs)</text:p>
          </table:table-cell>
        </table:table-row>
        <table:table-row table:style-name="Table6.1">
          <table:table-cell table:style-name="Table6.A2" office:value-type="string">
            <text:p text:style-name="P7">==</text:p>
          </table:table-cell>
          <table:table-cell table:style-name="Table6.A2" office:value-type="string">
            <text:p text:style-name="P1">Equal to</text:p>
          </table:table-cell>
          <table:table-cell table:style-name="Table6.A2" office:value-type="string">
            <text:p text:style-name="P7">lhs.__eq__(rhs)</text:p>
          </table:table-cell>
          <table:table-cell table:style-name="Table6.D2" office:value-type="string">
            <text:p text:style-name="P7">rhs.__eq__(lhs)</text:p>
          </table:table-cell>
        </table:table-row>
        <table:table-row table:style-name="Table6.1">
          <table:table-cell table:style-name="Table6.A2" office:value-type="string">
            <text:p text:style-name="P7">!=<text:line-break/>&lt;&gt;</text:p>
          </table:table-cell>
          <table:table-cell table:style-name="Table6.A2" office:value-type="string">
            <text:p text:style-name="P1">Not equal to</text:p>
          </table:table-cell>
          <table:table-cell table:style-name="Table6.A2" office:value-type="string">
            <text:p text:style-name="P7">lhs.__ne__(rhs)</text:p>
          </table:table-cell>
          <table:table-cell table:style-name="Table6.D2" office:value-type="string">
            <text:p text:style-name="P7">rhs.__ne__(lhs)</text:p>
          </table:table-cell>
        </table:table-row>
        <table:table-row table:style-name="Table6.1">
          <table:table-cell table:style-name="Table6.A2" office:value-type="string">
            <text:p text:style-name="P7">&gt;=</text:p>
          </table:table-cell>
          <table:table-cell table:style-name="Table6.A2" office:value-type="string">
            <text:p text:style-name="P1">Greater than or equal to</text:p>
          </table:table-cell>
          <table:table-cell table:style-name="Table6.A2" office:value-type="string">
            <text:p text:style-name="P7">lhs.__ge__(rhs)</text:p>
          </table:table-cell>
          <table:table-cell table:style-name="Table6.D2" office:value-type="string">
            <text:p text:style-name="P7">rhs.__le__(lhs)</text:p>
          </table:table-cell>
        </table:table-row>
        <table:table-row table:style-name="Table6.1">
          <table:table-cell table:style-name="Table6.A2" office:value-type="string">
            <text:p text:style-name="P7">&gt;</text:p>
          </table:table-cell>
          <table:table-cell table:style-name="Table6.A2" office:value-type="string">
            <text:p text:style-name="P1">Greater than</text:p>
          </table:table-cell>
          <table:table-cell table:style-name="Table6.A2" office:value-type="string">
            <text:p text:style-name="P7">lhs.__gt__(rhs)</text:p>
          </table:table-cell>
          <table:table-cell table:style-name="Table6.D2" office:value-type="string">
            <text:p text:style-name="P7">rhs.__lt__(lhs)</text:p>
          </table:table-cell>
        </table:table-row>
        <table:table-row table:style-name="Table6.1">
          <table:table-cell table:style-name="Table6.A2" office:value-type="string">
            <text:p text:style-name="P7">cmp</text:p>
          </table:table-cell>
          <table:table-cell table:style-name="Table6.A2" office:value-type="string">
            <text:p text:style-name="P4">Three-way comparison</text:p>
          </table:table-cell>
          <table:table-cell table:style-name="Table6.A2" office:value-type="string">
            <text:p text:style-name="P7">lhs.__cmp__(rhs)</text:p>
          </table:table-cell>
          <table:table-cell table:style-name="Table6.D2" office:value-type="string">
            <text:p text:style-name="P7">rhs.__cmp__(lhs)</text:p>
          </table:table-cell>
        </table:table-row>
      </table:table>
      <text:p text:style-name="TBFN">1. cmp is invoked as a normal built in function call with two arguments <text:s/>rather than as a syntactic operator, but the process of evaluation is structured identically to that of the other comparison operators. Its associated method is also used as a fallback if the methods to support a comparison operator directly are not provided or do not produce a result.</text:p>
      <text:p text:style-name="Body"/>
      <text:p text:style-name="Body">As shown in the table, Python makes the most minimal assumptions possible regarding the relationships between the different comparison operators (namely, that <text:span text:style-name="CD1">A&lt; B</text:span> implies <text:span text:style-name="CD1">B &gt; A</text:span> and <text:span text:style-name="CD1">A &lt;= B</text:span> implies <text:span text:style-name="CD1">B &gt;= A</text:span> and vice versa). The following listing shows the invocation of the special methods associated with each of the comparison operators (the return types from each expression are deliberately chosen in order to show the full evaluation sequence).</text:p>
      <text:p text:style-name="CDT1">&gt;&gt;&gt; class show_comparison_ops(object):</text:p>
      <text:p text:style-name="CDT">... <text:s text:c="4"/>def __init__(self, name, cmp_result=NotImplemented):</text:p>
      <text:p text:style-name="CDT">... <text:s text:c="8"/>self.name = name</text:p>
      <text:p text:style-name="CDT">... <text:s text:c="8"/>self.cmp_result = cmp_result</text:p>
      <text:p text:style-name="CDT">... <text:s text:c="4"/>def __str__(self):</text:p>
      <text:p text:style-name="CDT">... <text:s text:c="8"/>return self.name</text:p>
      <text:p text:style-name="CDT"><text:soft-page-break/>... <text:s text:c="4"/>def __lt__(self, other):</text:p>
      <text:p text:style-name="CDT">... <text:s text:c="8"/>print "Checking %s &lt; %s" % (self, other)</text:p>
      <text:p text:style-name="CDT">... <text:s text:c="8"/>return NotImplemented</text:p>
      <text:p text:style-name="CDT">... <text:s text:c="4"/>def __le__(self, other):</text:p>
      <text:p text:style-name="CDT">... <text:s text:c="8"/>print "Checking %s &lt;= %s" % (self, other)</text:p>
      <text:p text:style-name="CDT">... <text:s text:c="8"/>return NotImplemented</text:p>
      <text:p text:style-name="CDT">... <text:s text:c="4"/>def __eq__(self, other):</text:p>
      <text:p text:style-name="CDT">... <text:s text:c="8"/>print "Checking %s == %s" % (self, other)</text:p>
      <text:p text:style-name="CDT">... <text:s text:c="8"/>return NotImplemented</text:p>
      <text:p text:style-name="CDT">... <text:s text:c="4"/>def __ne__(self, other):</text:p>
      <text:p text:style-name="CDT">... <text:s text:c="8"/>print "Checking %s != %s" % (self, other)</text:p>
      <text:p text:style-name="CDT">... <text:s text:c="8"/>return NotImplemented</text:p>
      <text:p text:style-name="CDT">... <text:s text:c="4"/>def __ge__(self, other):</text:p>
      <text:p text:style-name="CDT">... <text:s text:c="8"/>print "Checking %s &gt;= %s" % (self, other)</text:p>
      <text:p text:style-name="CDT">... <text:s text:c="8"/>return NotImplemented</text:p>
      <text:p text:style-name="CDT">... <text:s text:c="4"/>def __gt__(self, other):</text:p>
      <text:p text:style-name="CDT">... <text:s text:c="8"/>print "Checking %s &gt; %s" % (self, other)</text:p>
      <text:p text:style-name="CDT">... <text:s text:c="8"/>return NotImplemented</text:p>
      <text:p text:style-name="CDT">... <text:s text:c="4"/>def __cmp__(self, other):</text:p>
      <text:p text:style-name="CDT">... <text:s text:c="8"/>print "Checking cmp(%s, %s)" % (self, other)</text:p>
      <text:p text:style-name="CDT">... <text:s text:c="8"/>return self.cmp_result</text:p>
      <text:p text:style-name="CDT">...</text:p>
      <text:p text:style-name="CDT">&gt;&gt;&gt; show_comparison_ops('A') &lt; show_comparison_ops('B', 0)</text:p>
      <text:p text:style-name="CDT">Checking A &lt; B</text:p>
      <text:p text:style-name="CDT">Checking B &gt; A</text:p>
      <text:p text:style-name="CDT">Checking cmp(A, B)</text:p>
      <text:p text:style-name="CDT">Checking cmp(B, A)</text:p>
      <text:p text:style-name="CDT">False</text:p>
      <text:p text:style-name="CDT">&gt;&gt;&gt; show_comparison_ops('A') &lt;= show_comparison_ops('B', 0)</text:p>
      <text:p text:style-name="CDT">Checking A &lt;= B</text:p>
      <text:p text:style-name="CDT">Checking B &gt;= A</text:p>
      <text:p text:style-name="CDT">Checking cmp(A, B)</text:p>
      <text:p text:style-name="CDT">Checking cmp(B, A)</text:p>
      <text:p text:style-name="CDT">True</text:p>
      <text:p text:style-name="CDT">&gt;&gt;&gt; show_comparison_ops('A') == show_comparison_ops('B', 0)</text:p>
      <text:p text:style-name="CDT">Checking A == B</text:p>
      <text:p text:style-name="CDT">Checking B == A</text:p>
      <text:p text:style-name="CDT">Checking cmp(A, B)</text:p>
      <text:p text:style-name="CDT">Checking cmp(B, A)</text:p>
      <text:p text:style-name="CDT">True</text:p>
      <text:p text:style-name="CDT">&gt;&gt;&gt; show_comparison_ops('A') != show_comparison_ops('B', 0)</text:p>
      <text:p text:style-name="CDT">Checking A != B</text:p>
      <text:p text:style-name="CDT">Checking B != A</text:p>
      <text:p text:style-name="CDT">Checking cmp(A, B)</text:p>
      <text:p text:style-name="CDT">Checking cmp(B, A)</text:p>
      <text:p text:style-name="CDT">False</text:p>
      <text:p text:style-name="CDT">&gt;&gt;&gt; show_comparison_ops('A') &gt;= show_comparison_ops('B', 0)</text:p>
      <text:p text:style-name="CDT">Checking A &gt;= B</text:p>
      <text:p text:style-name="CDT">Checking B &lt;= A</text:p>
      <text:p text:style-name="CDT">Checking cmp(A, B)</text:p>
      <text:p text:style-name="CDT">Checking cmp(B, A)</text:p>
      <text:p text:style-name="CDT">True</text:p>
      <text:p text:style-name="CDT">&gt;&gt;&gt; show_comparison_ops('A') &gt; show_comparison_ops('B', 0)</text:p>
      <text:p text:style-name="CDT">Checking A &gt; B</text:p>
      <text:p text:style-name="CDT">Checking B &lt; A</text:p>
      <text:p text:style-name="CDT">Checking cmp(A, B)</text:p>
      <text:p text:style-name="CDT">Checking cmp(B, A)</text:p>
      <text:p text:style-name="CDT">False</text:p>
      <text:p text:style-name="CDT">&gt;&gt;&gt; cmp(show_comparison_ops('A'), show_comparison_ops('B', 0))</text:p>
      <text:p text:style-name="CDT"><text:soft-page-break/>Checking cmp(A, B)</text:p>
      <text:p text:style-name="CDT">Checking cmp(B, A)</text:p>
      <text:p text:style-name="CDTX">0</text:p>
      <text:h text:style-name="P3" text:outline-level="4">2.4.3 Containment Testing</text:h>
      <text:p text:style-name="BodyNoIndent">Containment testing checks whether a particular object is a member of a collection of objects. The expression:</text:p>
      <text:p text:style-name="C1"><text:span text:style-name="CD3">EXPR1</text:span> <text:span text:style-name="CD2">in</text:span> <text:span text:style-name="CD3">EXPR2</text:span></text:p>
      <text:p text:style-name="Body">is roughly translated as:</text:p>
      <text:p text:style-name="CDT1"># test_item, item, container and contained are not visible to user code</text:p>
      <text:p text:style-name="CDT"># contained is the result of the expression</text:p>
      <text:p text:style-name="CDT">test_item = <text:span text:style-name="CD3">EXPR1</text:span></text:p>
      <text:p text:style-name="CDT">container = <text:span text:style-name="CD3">EXPR2</text:span></text:p>
      <text:p text:style-name="CDT">if hasattr(container, "__contains__")</text:p>
      <text:p text:style-name="CDT"><text:s text:c="4"/>contained = container.__contains__(test_item)</text:p>
      <text:p text:style-name="CDT">else:</text:p>
      <text:p text:style-name="CDT"><text:s text:c="4"/>contained = False</text:p>
      <text:p text:style-name="CDT"><text:s text:c="4"/>for item in container:</text:p>
      <text:p text:style-name="CDT"><text:s text:c="8"/>if item == test_item:</text:p>
      <text:p text:style-name="CDT"><text:s text:c="12"/>contained = True</text:p>
      <text:p text:style-name="CDTX"><text:s text:c="12"/>break</text:p>
      <text:p text:style-name="Body">As with object identity comparison, including the negation in the middle of the expression allows the code to read significantly more like an English sentence.</text:p>
      <text:p text:style-name="Body">The following listing shows invocation of the special methods for containment testing.</text:p>
      <text:p text:style-name="CDT1">&gt;&gt;&gt; class show_containment_test(object):</text:p>
      <text:p text:style-name="CDT">... <text:s text:c="3"/>def __contains__(self, item):</text:p>
      <text:p text:style-name="CDT">... <text:s text:c="7"/>print "Checking containment"</text:p>
      <text:p text:style-name="CDT">... <text:s text:c="7"/>return False</text:p>
      <text:p text:style-name="CDT">&gt;&gt;&gt; 1 in show_containment_test()</text:p>
      <text:p text:style-name="CDT">Checking containment</text:p>
      <text:p text:style-name="CDT">False</text:p>
      <text:p text:style-name="CDT">&gt;&gt;&gt; 1 not in show_containment_test()</text:p>
      <text:p text:style-name="CDT">Checking containment</text:p>
      <text:p text:style-name="CDT">True</text:p>
      <text:p text:style-name="CDT">&gt;&gt;&gt; class show_containment_test_fallback(object):</text:p>
      <text:p text:style-name="CDT">... <text:s text:c="3"/>def __iter__(self):</text:p>
      <text:p text:style-name="CDT">... <text:s text:c="7"/>for item in range(5):</text:p>
      <text:p text:style-name="CDT">... <text:s text:c="11"/>print "Checking against %s" % (item)</text:p>
      <text:p text:style-name="CDT">... <text:s text:c="11"/>yield item</text:p>
      <text:p text:style-name="CDT">...</text:p>
      <text:p text:style-name="CDT">&gt;&gt;&gt; 2 in show_containment_test_fallback()</text:p>
      <text:p text:style-name="CDT">Checking against 0</text:p>
      <text:p text:style-name="CDT">Checking against 1</text:p>
      <text:p text:style-name="CDT">Checking against 2</text:p>
      <text:p text:style-name="CDT">True</text:p>
      <text:p text:style-name="CDT">&gt;&gt;&gt; 5 not in show_containment_test_fallback()</text:p>
      <text:p text:style-name="CDT">Checking against 0</text:p>
      <text:p text:style-name="CDT">Checking against 1</text:p>
      <text:p text:style-name="CDT">Checking against 2</text:p>
      <text:p text:style-name="CDT">Checking against 3</text:p>
      <text:p text:style-name="CDT"><text:soft-page-break/>Checking against 4</text:p>
      <text:p text:style-name="CDTX">True</text:p>
      <text:h text:style-name="P3" text:outline-level="4">2.4.4 Overriding Non-Comparison Binary Operators</text:h>
      <text:p text:style-name="BodyNoIndent">Non-comparison binary operators map to method calls as shown in Table 2.7. The evaluation process is very similar to that for binary comparisons, although there is no generic fallback method or default handling if the specific operator is not supported by the operands. Notice also that the reverse operation is only guaranteed to be tried if the operands are of different types. For example, the addition operator:</text:p>
      <text:p text:style-name="C1"><text:span text:style-name="CD3">EXPR1</text:span> + <text:span text:style-name="CD3">EXPR2</text:span></text:p>
      <text:p text:style-name="Body">is roughly translated as:</text:p>
      <text:p text:style-name="CDT1"># lhs, rhs, and result are not visible to user code</text:p>
      <text:p text:style-name="CDT"># result is the result of the expression</text:p>
      <text:p text:style-name="CDT">lhs = <text:span text:style-name="CD3">EXPR1</text:span></text:p>
      <text:p text:style-name="CDT">rhs = <text:span text:style-name="CD3">EXPR2</text:span></text:p>
      <text:p text:style-name="CDT">result = NotImplemented</text:p>
      <text:p text:style-name="CDT">if isinstance(rhs, type(lhs)) and type(rhs) != type(lhs):</text:p>
      <text:p text:style-name="CDT"><text:s text:c="4"/># Right operand is tried first</text:p>
      <text:p text:style-name="CDT"><text:s text:c="4"/>if hasattr(rhs, "__radd__")</text:p>
      <text:p text:style-name="CDT"><text:s text:c="8"/>result = rhs.__radd__(lhs)</text:p>
      <text:p text:style-name="CDT"><text:s text:c="4"/>if result is NotImplemented:</text:p>
      <text:p text:style-name="CDT"><text:s text:c="8"/>if hasattr(lhs, "__add__"):</text:p>
      <text:p text:style-name="CDT"><text:s text:c="12"/>result = lhs.__add__(rhs)</text:p>
      <text:p text:style-name="CDT">else:</text:p>
      <text:p text:style-name="CDT"><text:s text:c="4"/># Left operand is tried first</text:p>
      <text:p text:style-name="CDT"><text:s text:c="4"/>if hasattr(lhs, "__add__")</text:p>
      <text:p text:style-name="CDT"><text:s text:c="8"/>result = lhs.__add__(rhs)</text:p>
      <text:p text:style-name="CDT"><text:s text:c="4"/>if result is NotImplemented and type(rhs) != type(lhs):</text:p>
      <text:p text:style-name="CDT"><text:s text:c="8"/>if hasattr(rhs, "__radd__"):</text:p>
      <text:p text:style-name="CDT"><text:s text:c="12"/>result = rhs.__radd__(lhs)</text:p>
      <text:p text:style-name="CDT">if result is NotImplemented:</text:p>
      <text:p text:style-name="CDTX"><text:s text:c="4"/>raise TypeError <text:s text:c="3"/># Operands do not support operation</text:p>
      <text:p text:style-name="TN">Table 2.7</text:p>
      <text:p text:style-name="TH">Methods to control non-comparison binary operations</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6">Operator</text:p>
            </table:table-cell>
            <table:table-cell table:style-name="Table7.A1" office:value-type="string">
              <text:p text:style-name="P6">Conventional Usage(s)</text:p>
            </table:table-cell>
            <table:table-cell table:style-name="Table7.A1" office:value-type="string">
              <text:p text:style-name="P6">Left Operand Method Invocation</text:p>
            </table:table-cell>
            <table:table-cell table:style-name="Table7.D1" office:value-type="string">
              <text:p text:style-name="P6">Right Operand Method Invocation</text:p>
            </table:table-cell>
          </table:table-row>
        </table:table-header-rows>
        <table:table-row table:style-name="Table7.1">
          <table:table-cell table:style-name="Table7.A2" office:value-type="string">
            <text:p text:style-name="P7">|</text:p>
          </table:table-cell>
          <table:table-cell table:style-name="Table7.A2" office:value-type="string">
            <text:p text:style-name="P2">Bitwise OR<text:line-break/>Set union</text:p>
          </table:table-cell>
          <table:table-cell table:style-name="Table7.A2" office:value-type="string">
            <text:p text:style-name="P7">lhs.__or__(rhs)</text:p>
          </table:table-cell>
          <table:table-cell table:style-name="Table7.D2" office:value-type="string">
            <text:p text:style-name="P7">rhs.__ror__(lhs)</text:p>
          </table:table-cell>
        </table:table-row>
        <table:table-row table:style-name="Table7.1">
          <table:table-cell table:style-name="Table7.A2" office:value-type="string">
            <text:p text:style-name="P7">^</text:p>
          </table:table-cell>
          <table:table-cell table:style-name="Table7.A2" office:value-type="string">
            <text:p text:style-name="P1">Bitwise XOR</text:p>
          </table:table-cell>
          <table:table-cell table:style-name="Table7.A2" office:value-type="string">
            <text:p text:style-name="P7">lhs.__xor__(rhs)</text:p>
          </table:table-cell>
          <table:table-cell table:style-name="Table7.D2" office:value-type="string">
            <text:p text:style-name="P7">rhs.__rxor__(lhs)</text:p>
          </table:table-cell>
        </table:table-row>
        <table:table-row table:style-name="Table7.1">
          <table:table-cell table:style-name="Table7.A2" office:value-type="string">
            <text:p text:style-name="P7">&amp;</text:p>
          </table:table-cell>
          <table:table-cell table:style-name="Table7.A2" office:value-type="string">
            <text:p text:style-name="P1">Bitwise AND<text:line-break/>Set intersection</text:p>
          </table:table-cell>
          <table:table-cell table:style-name="Table7.A2" office:value-type="string">
            <text:p text:style-name="P7">lhs.__and__(rhs)</text:p>
          </table:table-cell>
          <table:table-cell table:style-name="Table7.D2" office:value-type="string">
            <text:p text:style-name="P7">rhs.__rand__(lhs)</text:p>
          </table:table-cell>
        </table:table-row>
        <table:table-row table:style-name="Table7.1">
          <table:table-cell table:style-name="Table7.A2" office:value-type="string">
            <text:p text:style-name="P7">&lt;&lt;</text:p>
          </table:table-cell>
          <table:table-cell table:style-name="Table7.A2" office:value-type="string">
            <text:p text:style-name="P1">Bitwise left shift</text:p>
          </table:table-cell>
          <table:table-cell table:style-name="Table7.A2" office:value-type="string">
            <text:p text:style-name="P7">lhs.__lshift__(rhs)</text:p>
          </table:table-cell>
          <table:table-cell table:style-name="Table7.D2" office:value-type="string">
            <text:p text:style-name="P7">rhs.__rlshift__(lhs)</text:p>
          </table:table-cell>
        </table:table-row>
        <table:table-row table:style-name="Table7.1">
          <table:table-cell table:style-name="Table7.A2" office:value-type="string">
            <text:p text:style-name="P7">&gt;&gt;</text:p>
          </table:table-cell>
          <table:table-cell table:style-name="Table7.A2" office:value-type="string">
            <text:p text:style-name="P1">Bitwise right shift</text:p>
          </table:table-cell>
          <table:table-cell table:style-name="Table7.A2" office:value-type="string">
            <text:p text:style-name="P7">lhs.__rshift__(rhs)</text:p>
          </table:table-cell>
          <table:table-cell table:style-name="Table7.D2" office:value-type="string">
            <text:p text:style-name="P7">rhs.__rrshift__(lhs)</text:p>
          </table:table-cell>
        </table:table-row>
        <table:table-row table:style-name="Table7.1">
          <table:table-cell table:style-name="Table7.A2" office:value-type="string">
            <text:p text:style-name="P7">+</text:p>
          </table:table-cell>
          <table:table-cell table:style-name="Table7.A2" office:value-type="string">
            <text:p text:style-name="P1">Arithmetic addition<text:line-break/>Sequence concatentation</text:p>
          </table:table-cell>
          <table:table-cell table:style-name="Table7.A2" office:value-type="string">
            <text:p text:style-name="P7">lhs.__add__(rhs)</text:p>
          </table:table-cell>
          <table:table-cell table:style-name="Table7.D2" office:value-type="string">
            <text:p text:style-name="P7">rhs.__radd__(lhs)</text:p>
          </table:table-cell>
        </table:table-row>
        <table:table-row table:style-name="Table7.1">
          <table:table-cell table:style-name="Table7.A2" office:value-type="string">
            <text:p text:style-name="P7">-</text:p>
          </table:table-cell>
          <table:table-cell table:style-name="Table7.A2" office:value-type="string">
            <text:p text:style-name="P1">Arithmetic subtraction<text:line-break/>Set difference</text:p>
          </table:table-cell>
          <table:table-cell table:style-name="Table7.A2" office:value-type="string">
            <text:p text:style-name="P7">lhs.__sub__(rhs)</text:p>
          </table:table-cell>
          <table:table-cell table:style-name="Table7.D2" office:value-type="string">
            <text:p text:style-name="P7">rhs.__rsub__(lhs)</text:p>
          </table:table-cell>
        </table:table-row>
        <text:soft-page-break/>
        <table:table-row table:style-name="Table7.1">
          <table:table-cell table:style-name="Table7.A2" office:value-type="string">
            <text:p text:style-name="P7">*</text:p>
          </table:table-cell>
          <table:table-cell table:style-name="Table7.A2" office:value-type="string">
            <text:p text:style-name="P1">Arithmetic multiplication<text:line-break/>Sequence repetition</text:p>
          </table:table-cell>
          <table:table-cell table:style-name="Table7.A2" office:value-type="string">
            <text:p text:style-name="P7">lhs.__mul__(rhs)</text:p>
          </table:table-cell>
          <table:table-cell table:style-name="Table7.D2" office:value-type="string">
            <text:p text:style-name="P7">rhs.__rmul__(lhs)</text:p>
          </table:table-cell>
        </table:table-row>
        <table:table-row table:style-name="Table7.1">
          <table:table-cell table:style-name="Table7.A2" office:value-type="string">
            <text:p text:style-name="P7">/</text:p>
          </table:table-cell>
          <table:table-cell table:style-name="Table7.A2" office:value-type="string">
            <text:p text:style-name="P1">Classic division</text:p>
          </table:table-cell>
          <table:table-cell table:style-name="Table7.A2" office:value-type="string">
            <text:p text:style-name="P7">lhs.__div__(rhs)</text:p>
          </table:table-cell>
          <table:table-cell table:style-name="Table7.D2" office:value-type="string">
            <text:p text:style-name="P7">rhs.__rdiv__(lhs)</text:p>
          </table:table-cell>
        </table:table-row>
        <table:table-row table:style-name="Table7.1">
          <table:table-cell table:style-name="Table7.A2" office:value-type="string">
            <text:p text:style-name="P7">/</text:p>
          </table:table-cell>
          <table:table-cell table:style-name="Table7.A2" office:value-type="string">
            <text:p text:style-name="P1">True division</text:p>
          </table:table-cell>
          <table:table-cell table:style-name="Table7.A2" office:value-type="string">
            <text:p text:style-name="P7">lhs.__truediv__(rhs)</text:p>
          </table:table-cell>
          <table:table-cell table:style-name="Table7.D2" office:value-type="string">
            <text:p text:style-name="P7">rhs.__rtruediv__(lhs)</text:p>
          </table:table-cell>
        </table:table-row>
        <table:table-row table:style-name="Table7.1">
          <table:table-cell table:style-name="Table7.A2" office:value-type="string">
            <text:p text:style-name="P7">//</text:p>
          </table:table-cell>
          <table:table-cell table:style-name="Table7.A2" office:value-type="string">
            <text:p text:style-name="P1">Floor division</text:p>
          </table:table-cell>
          <table:table-cell table:style-name="Table7.A2" office:value-type="string">
            <text:p text:style-name="P7">lhs.__floordiv__(rhs)</text:p>
          </table:table-cell>
          <table:table-cell table:style-name="Table7.D2" office:value-type="string">
            <text:p text:style-name="P7">rhs.__rfloordiv__(lhs)</text:p>
          </table:table-cell>
        </table:table-row>
        <table:table-row table:style-name="Table7.1">
          <table:table-cell table:style-name="Table7.A2" office:value-type="string">
            <text:p text:style-name="P7">%</text:p>
          </table:table-cell>
          <table:table-cell table:style-name="Table7.A2" office:value-type="string">
            <text:p text:style-name="P1">Modulus (Arithmeticremainder)<text:line-break/>String formatting</text:p>
          </table:table-cell>
          <table:table-cell table:style-name="Table7.A2" office:value-type="string">
            <text:p text:style-name="P7">lhs.__mod__(rhs)</text:p>
          </table:table-cell>
          <table:table-cell table:style-name="Table7.D2" office:value-type="string">
            <text:p text:style-name="P7">rhs.__rmod__(lhs)</text:p>
          </table:table-cell>
        </table:table-row>
        <table:table-row table:style-name="Table7.1">
          <table:table-cell table:style-name="Table7.A2" office:value-type="string">
            <text:p text:style-name="P7">divmod</text:p>
          </table:table-cell>
          <table:table-cell table:style-name="Table7.A2" office:value-type="string">
            <text:p text:style-name="P1">Floor division and remainder</text:p>
          </table:table-cell>
          <table:table-cell table:style-name="Table7.A2" office:value-type="string">
            <text:p text:style-name="P7">lhs.__divmod__(rhs)</text:p>
          </table:table-cell>
          <table:table-cell table:style-name="Table7.D2" office:value-type="string">
            <text:p text:style-name="P7">rhs.__rdivmod__(lhs)</text:p>
          </table:table-cell>
        </table:table-row>
        <table:table-row table:style-name="Table7.1">
          <table:table-cell table:style-name="Table7.A2" office:value-type="string">
            <text:p text:style-name="P7">**</text:p>
          </table:table-cell>
          <table:table-cell table:style-name="Table7.A2" office:value-type="string">
            <text:p text:style-name="P4">Exponentiation</text:p>
          </table:table-cell>
          <table:table-cell table:style-name="Table7.A2" office:value-type="string">
            <text:p text:style-name="P7">lhs.__pow__(rhs)</text:p>
          </table:table-cell>
          <table:table-cell table:style-name="Table7.D2" office:value-type="string">
            <text:p text:style-name="P7">rhs.__rpow__(lhs)</text:p>
          </table:table-cell>
        </table:table-row>
      </table:table>
      <text:p text:style-name="TBFN">1.<text:tab/>Bit <text:s/>shifting operations are defined such that <text:span text:style-name="CD1">x &gt;&gt; y == x // 2 ** y</text:span> and <text:span text:style-name="CD1">x &lt;&lt; y == x * 2 ** y, r</text:span>egardless of the actual representation of the integer type in memory. Effectively, all integer types are treated as using an underlying two's complement representation.</text:p>
      <text:p text:style-name="TBFN">2.<text:tab/>Classic division is equivalent to true division if either argument is of a floating point type, and it is equivalent to floor division otherwise. PEP 238 documents the ongoing transition from the <text:span text:style-name="CD1">/</text:span> operator as meaning classic division to it meaning true division. The future statement<text:span text:style-name="CD1"> </text:span><text:span text:style-name="CD2">from</text:span><text:span text:style-name="CD1"> __future__ </text:span><text:span text:style-name="CD2">import</text:span><text:span text:style-name="CD1"> division</text:span> <text:s/>enables true division within a module. User-defined classes that define a division operator should also provide an appropriate mapping from the classic division methods to either true division or floor division.</text:p>
      <text:p text:style-name="TBFN">3. <text:tab/>Floor division and arithmetic remainder are defined for integer types such that <text:span text:style-name="CD1">x == y * (x // y) <text:s/>+ x % y</text:span>. Their relationship is not well-defined for floating point types due to the effects of rounding errors. Support for the modulus operator will likely be removed from the builtin floating point in Python 3.0.</text:p>
      <text:p text:style-name="TBFN">4. <text:tab/><text:span text:style-name="CD1">divmod</text:span> is invoked as a normal built in function call rather than as a syntactic operator, but the process of evaluation is structured identically to that of the other binary operators. It is defined such that <text:span text:style-name="CD1">divmod(x, y) == x // y, x % y</text:span>.</text:p>
      <text:p text:style-name="TBFN">5. <text:tab/>Exponentiation may also be invoked using the <text:span text:style-name="CD1">pow()</text:span> built in function. With two arguments, the process of evaluation is the same as that for the binary operator. The three argument form is defined such that<text:span text:style-name="CD1"> pow(x, y, z) == x ** y % z</text:span>. The three argument form permits efficient modular arithmetic, but the first argument must support the operation. The second argument is not given the opportunity to handle the cases where the first argument cannot deal with the other arguments.</text:p>
      <text:p text:style-name="Body"/>
      <text:p text:style-name="Body">As with comparison methods, the builtin value <text:span text:style-name="CD1">NotImplemented</text:span> is returned to indicate that a method does not support an operand of the supplied type, allowing the interpreter to continue on to the other available methods to see if any of them can handle operands of the relevant type. If all of the available methods are unsuccessful, then <text:span text:style-name="CD1">TypeError</text:span> is raised. The following listing shows the invocation of the special methods associated with the addition, multiplication and exponentiation operators. Again, the return values are chosen deliberately in order to show the full evaluation sequence for the special methods. The order of evaluation in the second example shows the effect of precedence on the order or operator evaluation, while the third example shows the effect of associativity within a precedence level.</text:p>
      <text:p text:style-name="CDT1">&gt;&gt;&gt; class show_left_ops(object):</text:p>
      <text:p text:style-name="CDT">... <text:s text:c="4"/>def __init__(self, name, self_result=False):</text:p>
      <text:p text:style-name="CDT">... <text:s text:c="8"/>self.name = name</text:p>
      <text:p text:style-name="CDT">... <text:s text:c="8"/>if self_result:</text:p>
      <text:p text:style-name="CDT">... <text:s text:c="12"/>self.ops_result = self</text:p>
      <text:p text:style-name="CDT">... <text:s text:c="8"/>else:</text:p>
      <text:p text:style-name="CDT">... <text:s text:c="12"/>self.ops_result = NotImplemented</text:p>
      <text:p text:style-name="CDT">... <text:s text:c="4"/>def __repr__(self):</text:p>
      <text:p text:style-name="CDT">... <text:s text:c="8"/>return self.name</text:p>
      <text:p text:style-name="CDT">... <text:s text:c="4"/>def __add__(self, other):</text:p>
      <text:p text:style-name="CDT">... <text:s text:c="8"/>print "%s trying %s + %s" % (self, self, other)</text:p>
      <text:p text:style-name="CDT">... <text:s text:c="8"/>return self.ops_result</text:p>
      <text:p text:style-name="CDT"><text:soft-page-break/>... <text:s text:c="4"/>def __mul__(self, other):</text:p>
      <text:p text:style-name="CDT">... <text:s text:c="8"/>print "%s trying %s * %s" % (self, self, other)</text:p>
      <text:p text:style-name="CDT">... <text:s text:c="8"/>return self.ops_result</text:p>
      <text:p text:style-name="CDT">... <text:s text:c="4"/>def __pow__(self, other, modulo=None):</text:p>
      <text:p text:style-name="CDT">... <text:s text:c="8"/>print "%s trying %s ** %s" % (self, self, other)</text:p>
      <text:p text:style-name="CDT">... <text:s text:c="8"/>return self.ops_result</text:p>
      <text:p text:style-name="CDT">...</text:p>
      <text:p text:style-name="CDT">&gt;&gt;&gt; class show_right_ops(object):</text:p>
      <text:p text:style-name="CDT">... <text:s text:c="4"/>def __init__(self, name, self_result=True):</text:p>
      <text:p text:style-name="CDT">... <text:s text:c="8"/>self.name = name</text:p>
      <text:p text:style-name="CDT">... <text:s text:c="8"/>if self_result:</text:p>
      <text:p text:style-name="CDT">... <text:s text:c="12"/>self.ops_result = self</text:p>
      <text:p text:style-name="CDT">... <text:s text:c="8"/>else:</text:p>
      <text:p text:style-name="CDT">... <text:s text:c="12"/>self.ops_result = NotImplemented</text:p>
      <text:p text:style-name="CDT">... <text:s text:c="4"/>def __repr__(self):</text:p>
      <text:p text:style-name="CDT">... <text:s text:c="8"/>return self.name</text:p>
      <text:p text:style-name="CDT">... <text:s text:c="4"/>def __radd__(self, other):</text:p>
      <text:p text:style-name="CDT">... <text:s text:c="8"/>print "%s trying %s + %s" % (self, other, self)</text:p>
      <text:p text:style-name="CDT">... <text:s text:c="8"/>return self.ops_result</text:p>
      <text:p text:style-name="CDT">... <text:s text:c="4"/>def __rmul__(self, other):</text:p>
      <text:p text:style-name="CDT">... <text:s text:c="8"/>print "%s trying %s * %s" % (self, other, self)</text:p>
      <text:p text:style-name="CDT">... <text:s text:c="8"/>return self.ops_result</text:p>
      <text:p text:style-name="CDT">... <text:s text:c="4"/>def __rpow__(self, other):</text:p>
      <text:p text:style-name="CDT">... <text:s text:c="8"/>print "%s trying %s ** %s" % (self, other, self)</text:p>
      <text:p text:style-name="CDT">... <text:s text:c="8"/>return self.ops_result</text:p>
      <text:p text:style-name="CDT">...</text:p>
      <text:p text:style-name="CDT">&gt;&gt;&gt; show_left_ops('A') + show_right_ops('B')</text:p>
      <text:p text:style-name="CDT">A trying A + B</text:p>
      <text:p text:style-name="CDT">B trying A + B</text:p>
      <text:p text:style-name="CDT">B</text:p>
      <text:p text:style-name="CDT">&gt;&gt;&gt; show_left_ops('A') + show_left_ops('B') * show_right_ops('C')</text:p>
      <text:p text:style-name="CDT">B trying B * C</text:p>
      <text:p text:style-name="CDT">C trying B * C</text:p>
      <text:p text:style-name="CDT">A trying A + C</text:p>
      <text:p text:style-name="CDT">C trying A + C</text:p>
      <text:p text:style-name="CDT">C</text:p>
      <text:p text:style-name="CDT">&gt;&gt;&gt; show_left_ops('A') ** show_left_ops('B') ** show_right_ops('C')</text:p>
      <text:p text:style-name="CDT">B trying B ** C</text:p>
      <text:p text:style-name="CDT">C trying B ** C</text:p>
      <text:p text:style-name="CDT">A trying A ** C</text:p>
      <text:p text:style-name="CDT">C trying A ** C</text:p>
      <text:p text:style-name="CDTX">C</text:p>
      <text:h text:style-name="P5" text:outline-level="3">2.5 Logical Expressions</text:h>
      <text:p text:style-name="BodyNoIndent">Flow control in programs is highly dependent on conditional logic. A variety of comparison operators have already been described earlier in this chapter. This section describes how Python supports the expression and manipulation of logical truth using Boolean logic.</text:p>
      <text:h text:style-name="P3" text:outline-level="4">2.5.1 Determining Truth</text:h>
      <text:p text:style-name="BodyNoIndent">Python doesn't have any special insight into the metaphysical nature of reality. It does, however, understand the constants <text:span text:style-name="CD1">True</text:span> and <text:span text:style-name="CD1">False</text:span>, and provides the built in function <text:span text:style-name="CD1">bool</text:span> to convert any object to a Boolean truth value (as represented by one of those constants). The operation of that function is roughly as follows:</text:p>
      <text:p text:style-name="CDT1"><text:soft-page-break/>def bool(obj):</text:p>
      <text:p text:style-name="CDT"><text:s text:c="4"/>if hasattr(obj, "__nonzero__"):</text:p>
      <text:p text:style-name="CDT"><text:s text:c="8"/>result = obj.__nonzero__()</text:p>
      <text:p text:style-name="CDT"><text:s text:c="4"/>elif hasattr(obj, "__len__"):</text:p>
      <text:p text:style-name="CDT"><text:s text:c="8"/>result = obj.__len__()</text:p>
      <text:p text:style-name="CDT"><text:s text:c="4"/>else:</text:p>
      <text:p text:style-name="CDT"><text:s text:c="8"/>return True</text:p>
      <text:p text:style-name="CDT"><text:s text:c="4"/>if not isinstance(result, int):</text:p>
      <text:p text:style-name="CDT"><text:s text:c="8"/>raise TypeError <text:s/># Bad result from __len__ or __nonzero__</text:p>
      <text:p text:style-name="CDT"><text:s text:c="4"/>if result == 0:</text:p>
      <text:p text:style-name="CDT"><text:s text:c="8"/>return False</text:p>
      <text:p text:style-name="CDTX"><text:s text:c="4"/>return True</text:p>
      <text:p text:style-name="Body">Essentially, the number zero and empty containers evaluate to False, while everything else evaluates to True. Anywhere that Python expects the result of a Boolean expression it forces the result to one of the two Boolean constants using the rules in the expansion above. The comparison operators described earlier do not automatically coerce their results to Boolean values – that operation is dependent on the context where the expression is used. This allows types such as multi-dimensional arrays to define element-by-element comparisons using the standard syntax.</text:p>
      <text:p text:style-name="Body">The following listing shows the truth values of some instances of builtin types.</text:p>
      <text:p text:style-name="CDT1">&gt;&gt;&gt; bool(0)</text:p>
      <text:p text:style-name="CDT">False</text:p>
      <text:p text:style-name="CDT">&gt;&gt;&gt; bool(1.0)</text:p>
      <text:p text:style-name="CDT">True</text:p>
      <text:p text:style-name="CDT">&gt;&gt;&gt; bool([])</text:p>
      <text:p text:style-name="CDT">False</text:p>
      <text:p text:style-name="CDT">&gt;&gt;&gt; bool([1, 2, 3])</text:p>
      <text:p text:style-name="CDT">True</text:p>
      <text:p text:style-name="CDT">&gt;&gt;&gt; bool(enumerate([]))</text:p>
      <text:p text:style-name="CDTX">True</text:p>
      <text:h text:style-name="P3" text:outline-level="4">2.5.2 Logical Operations</text:h>
      <text:p text:style-name="BodyNoIndent">Python provides the three standard logical operators – <text:span text:style-name="CD2">and</text:span>, <text:span text:style-name="CD2">or</text:span> and <text:span text:style-name="CD2">not</text:span>. The results of the first two operators will be either the left or right operand, depending on the truth value of the first operand. The result of the last operator is simply the logical inverse of the operand's truth value. That is:</text:p>
      <text:p text:style-name="C1"><text:span text:style-name="CD3">EXPR1</text:span> <text:span text:style-name="CD2">and</text:span> <text:span text:style-name="CD3">EXPR2</text:span></text:p>
      <text:p text:style-name="Body">is roughly translated as:</text:p>
      <text:p text:style-name="CDT1"># result is not visible to user code</text:p>
      <text:p text:style-name="CDT"># result is the result of the expression</text:p>
      <text:p text:style-name="CDT">result = <text:span text:style-name="CD3">EXPR1</text:span></text:p>
      <text:p text:style-name="CDT">if result:</text:p>
      <text:p text:style-name="CDTX"><text:s text:c="4"/>result = <text:span text:style-name="CD3">EXPR2</text:span></text:p>
      <text:p text:style-name="C1"><text:span text:style-name="CD3">EXPR1</text:span> <text:span text:style-name="CD2">or</text:span> <text:span text:style-name="CD3">EXPR2</text:span></text:p>
      <text:p text:style-name="Body">is roughly translated as:</text:p>
      <text:p text:style-name="CDT1"># result is not visible to user code</text:p>
      <text:p text:style-name="CDT"><text:soft-page-break/># result is the result of the expression</text:p>
      <text:p text:style-name="CDT">result = <text:span text:style-name="CD3">EXPR1</text:span></text:p>
      <text:p text:style-name="CDT">if not result:</text:p>
      <text:p text:style-name="CDTX"><text:s text:c="4"/>result = <text:span text:style-name="CD3">EXPR2</text:span></text:p>
      <text:p text:style-name="Body">And:</text:p>
      <text:p text:style-name="C1"><text:span text:style-name="CD2">not</text:span> <text:span text:style-name="CD3">EXPR</text:span></text:p>
      <text:p text:style-name="Body">is roughly translated as:</text:p>
      <text:p text:style-name="CDT1"># result is not visible to user code</text:p>
      <text:p text:style-name="CDT"># result is the result of the expression</text:p>
      <text:p text:style-name="CDT">if <text:span text:style-name="CD3">EXPR</text:span>:</text:p>
      <text:p text:style-name="CDT"><text:s text:c="4"/>result = False</text:p>
      <text:p text:style-name="CDT">else:</text:p>
      <text:p text:style-name="CDTX"><text:s text:c="4"/>result = True</text:p>
      <text:p text:style-name="Body">Notice that the binary logical operators use short circuiting evaluation – the right operand is not evaluated if the truth value of the left operand is sufficient to determine the overall result of the expression. The following listing demonstrates this short circuiting behaviour.</text:p>
      <text:p text:style-name="CDT1">&gt;&gt;&gt; class show_bool_op(object):</text:p>
      <text:p text:style-name="CDT">... <text:s text:c="4"/>def __init__(self, value, name):</text:p>
      <text:p text:style-name="CDT">... <text:s text:c="8"/>print "Initialising", name</text:p>
      <text:p text:style-name="CDT">... <text:s text:c="8"/>self.value = value</text:p>
      <text:p text:style-name="CDT">... <text:s text:c="8"/>self.name = name</text:p>
      <text:p text:style-name="CDT">... <text:s text:c="4"/>def __repr__(self):</text:p>
      <text:p text:style-name="CDT">... <text:s text:c="8"/>return "show_bool_op(%r, %r)" % (self.value, self.name)</text:p>
      <text:p text:style-name="CDT">... <text:s text:c="4"/>def __nonzero__(self):</text:p>
      <text:p text:style-name="CDT">... <text:s text:c="8"/>print "Checking value of", self.name</text:p>
      <text:p text:style-name="CDT">... <text:s text:c="8"/>return self.value</text:p>
      <text:p text:style-name="CDT">...</text:p>
      <text:p text:style-name="CDT">&gt;&gt;&gt; show_bool_op(True, 'A') and show_bool_op(True, 'B')</text:p>
      <text:p text:style-name="CDT">Initialising A</text:p>
      <text:p text:style-name="CDT">Checking value of A</text:p>
      <text:p text:style-name="CDT">Initialising B</text:p>
      <text:p text:style-name="CDT">show_bool_op(True, 'B')</text:p>
      <text:p text:style-name="CDT">&gt;&gt;&gt; show_bool_op(True, 'A') and show_bool_op(False, 'B')</text:p>
      <text:p text:style-name="CDT">Initialising A</text:p>
      <text:p text:style-name="CDT">Checking value of A</text:p>
      <text:p text:style-name="CDT">Initialising B</text:p>
      <text:p text:style-name="CDT">show_bool_op(False, 'B')</text:p>
      <text:p text:style-name="CDT">&gt;&gt;&gt; show_bool_op(False, 'A') and show_bool_op(True, 'B')</text:p>
      <text:p text:style-name="CDT">Initialising A</text:p>
      <text:p text:style-name="CDT">Checking value of A</text:p>
      <text:p text:style-name="CDT">show_bool_op(False, 'A')</text:p>
      <text:p text:style-name="CDT">&gt;&gt;&gt; show_bool_op(True, 'A') or show_bool_op(True, 'B')</text:p>
      <text:p text:style-name="CDT">Initialising A</text:p>
      <text:p text:style-name="CDT">Checking value of A</text:p>
      <text:p text:style-name="CDT">show_bool_op(True, 'A')</text:p>
      <text:p text:style-name="CDT">&gt;&gt;&gt; show_bool_op(False, 'A') or show_bool_op(True, 'B')</text:p>
      <text:p text:style-name="CDT">Initialising A</text:p>
      <text:p text:style-name="CDT">Checking value of A</text:p>
      <text:p text:style-name="CDT">Initialising B</text:p>
      <text:p text:style-name="CDT">show_bool_op(True, 'B')</text:p>
      <text:p text:style-name="CDT">&gt;&gt;&gt; show_bool_op(False, 'A') or show_bool_op(False, 'B')</text:p>
      <text:p text:style-name="CDT"><text:soft-page-break/>Initialising A</text:p>
      <text:p text:style-name="CDT">Checking value of A</text:p>
      <text:p text:style-name="CDT">Initialising B</text:p>
      <text:p text:style-name="CDT">show_bool_op(False, 'B')</text:p>
      <text:p text:style-name="CDT">&gt;&gt;&gt; not True</text:p>
      <text:p text:style-name="CDT">False</text:p>
      <text:p text:style-name="CDT">&gt;&gt;&gt; not False</text:p>
      <text:p text:style-name="CDTX">True</text:p>
      <text:h text:style-name="P3" text:outline-level="4">2.5.3 Chained Comparison Operators</text:h>
      <text:p text:style-name="BodyNoIndent">Comparison operations may be chained arbitrarily. The operators in the chain are processed pairwise from left to right, with an implicit logical and operation used to combine the result of each comparison. Each expression in the chain is evaluated only once (for expressions after the first, this evaluation occurs immediately before the result of the expression is needed as a right operand for the comparison). For example:</text:p>
      <text:p text:style-name="C1"><text:span text:style-name="CD3">EXPR1 CMP_OP</text:span> <text:span text:style-name="CD3">EXPR2 CMP_OP2 EXPR3</text:span></text:p>
      <text:p text:style-name="Body">is roughly translated as:</text:p>
      <text:p text:style-name="CDT1"># lhs, rhs and result are not visible to user code</text:p>
      <text:p text:style-name="CDT"># result is the result of the expression</text:p>
      <text:p text:style-name="CDT">lhs = <text:span text:style-name="CD3">EXPR1</text:span></text:p>
      <text:p text:style-name="CDT">rhs = <text:span text:style-name="CD3">EXPR2</text:span></text:p>
      <text:p text:style-name="CDT">result = lhs <text:span text:style-name="CD3">CMP_OP1</text:span> rhs</text:p>
      <text:p text:style-name="CDT">if result:</text:p>
      <text:p text:style-name="CDT"><text:s text:c="4"/>lhs = rhs</text:p>
      <text:p text:style-name="CDT"><text:s text:c="4"/>rhs = <text:span text:style-name="CD3">EXPR3</text:span></text:p>
      <text:p text:style-name="CDTX"><text:s text:c="4"/>result = <text:span text:style-name="CD1">lhs</text:span><text:span text:style-name="CD3"> CMP_OP2 </text:span><text:span text:style-name="CD1">rhs</text:span></text:p>
      <text:p text:style-name="Body">The following listing uses less than and greater than comparisons to show how comparison operations can be chained arbitrarily, and how short circuiting occurs once one of the steps in the chain evaluates to <text:span text:style-name="CD1">False</text:span>.</text:p>
      <text:p text:style-name="CDT1">&gt;&gt;&gt; class show_chaining(object):</text:p>
      <text:p text:style-name="CDT">... <text:s text:c="4"/>def __init__(self, name):</text:p>
      <text:p text:style-name="CDT">... <text:s text:c="8"/>print "Initialising", name</text:p>
      <text:p text:style-name="CDT">... <text:s text:c="8"/>self.name = name</text:p>
      <text:p text:style-name="CDT">... <text:s text:c="4"/>def __str__(self):</text:p>
      <text:p text:style-name="CDT">... <text:s text:c="8"/>return self.name</text:p>
      <text:p text:style-name="CDT">... <text:s text:c="4"/>def __lt__(self, other):</text:p>
      <text:p text:style-name="CDT">... <text:s text:c="8"/>print "Checking %s &lt; %s" % (self, other)</text:p>
      <text:p text:style-name="CDT">... <text:s text:c="8"/>return self.name &lt; other.name</text:p>
      <text:p text:style-name="CDT">... <text:s text:c="4"/>def __gt__(self, other):</text:p>
      <text:p text:style-name="CDT">... <text:s text:c="8"/>print "Checking %s &gt; %s" % (self, other)</text:p>
      <text:p text:style-name="CDT">... <text:s text:c="8"/>return self.name &gt; other.name</text:p>
      <text:p text:style-name="CDT">...</text:p>
      <text:p text:style-name="CDT">&gt;&gt;&gt; show_chaining('A') &gt; show_chaining('B') &lt; show_chaining('C')</text:p>
      <text:p text:style-name="CDT">Initialising A</text:p>
      <text:p text:style-name="CDT">Initialising B</text:p>
      <text:p text:style-name="CDT">Checking A &gt; B</text:p>
      <text:p text:style-name="CDT">False</text:p>
      <text:p text:style-name="CDT">&gt;&gt;&gt; show_chaining('A') &lt; show_chaining('B') &lt; show_chaining('C')</text:p>
      <text:p text:style-name="CDT">Initialising A</text:p>
      <text:p text:style-name="CDT">Initialising B</text:p>
      <text:p text:style-name="CDT">Checking A &lt; B</text:p>
      <text:p text:style-name="CDT"><text:soft-page-break/>Initialising C</text:p>
      <text:p text:style-name="CDT">Checking B &lt; C</text:p>
      <text:p text:style-name="CDTX">True</text:p>
      <text:h text:style-name="P3" text:outline-level="4">2.5.4 Conditional Evaluation</text:h>
      <text:p text:style-name="BodyNoIndent">Conditional expressions are similar to the short circuiting binary operators, but where those operators use the left operand to determine whether or not to evaluate the right operand, conditional expressions use a separate expression to determine whether to evaluate the left operand or the right operand.</text:p>
      <text:p text:style-name="C1"><text:span text:style-name="CD3">EXPR1 </text:span><text:span text:style-name="CD2">if</text:span> <text:span text:style-name="CD3">COND </text:span><text:span text:style-name="CD2"><text:span text:style-name="T8">else</text:span></text:span><text:span text:style-name="CD3"> EXPR2</text:span></text:p>
      <text:p text:style-name="Body">is roughly translated as:</text:p>
      <text:p text:style-name="CDT1"># result is not visible to user code</text:p>
      <text:p text:style-name="CDT"># result is the result of the expression</text:p>
      <text:p text:style-name="CDT">if <text:span text:style-name="CD3">COND</text:span>:</text:p>
      <text:p text:style-name="CDT"><text:s text:c="4"/>result = <text:span text:style-name="CD3">EXPR1</text:span></text:p>
      <text:p text:style-name="CDT">else:</text:p>
      <text:p text:style-name="CDTX"><text:s text:c="4"/>result = <text:span text:style-name="CD3">EXPR2</text:span></text:p>
      <text:p text:style-name="Body">The following listing shows the operation of conditional expressions, as well as how they can be chained sequentially.</text:p>
      <text:p text:style-name="CDT1">&gt;&gt;&gt; def show_call(name):</text:p>
      <text:p text:style-name="CDT">... <text:s text:c="4"/>print "Calling", name</text:p>
      <text:p text:style-name="CDT">... <text:s text:c="4"/>return name</text:p>
      <text:p text:style-name="CDT">...</text:p>
      <text:p text:style-name="CDT">&gt;&gt;&gt; show_call('A') if True else show_call('B')</text:p>
      <text:p text:style-name="CDT">Calling A</text:p>
      <text:p text:style-name="CDT">'A'</text:p>
      <text:p text:style-name="CDT">&gt;&gt;&gt; show_call('A') if False else show_call('B')</text:p>
      <text:p text:style-name="CDT">Calling B</text:p>
      <text:p text:style-name="CDT">'B'</text:p>
      <text:p text:style-name="CDT">&gt;&gt;&gt; show_call('A') if False else show_call('B') if False else show_call('C')</text:p>
      <text:p text:style-name="CDT">Calling C</text:p>
      <text:p text:style-name="CDTX">'C'</text:p>
      <text:h text:style-name="P5" text:outline-level="3">2.6 Suspending Generator Execution</text:h>
      <text:p text:style-name="BodyNoIndent">Chapter XREF(Functions and Generators) describes the role of yield expressions in the definition and execution of generators. Yield expressions are illegal outside of generator definition stat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roman"/>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A" style:next-style-name="HB" style:class="text">
      <style:paragraph-properties fo:margin-left="0in" fo:margin-right="1.5in" fo:text-indent="0in" style:auto-text-indent="false"/>
      <style:text-properties style:font-name="Times New Roman"/>
    </style:style>
    <style:style style:name="Heading_20_2" style:display-name="Heading 2" style:family="paragraph" style:parent-style-name="Standard" style:next-style-name="Standard" style:class="text">
      <style:paragraph-properties fo:margin-left="0in" fo:margin-right="0in" fo:text-indent="0in" style:auto-text-indent="false"/>
      <style:text-properties style:font-name="Times New Roman"/>
    </style:style>
    <style:style style:name="Heading_20_3" style:display-name="Heading 3" style:family="paragraph" style:parent-style-name="Standard" style:next-style-name="Standard" style:class="text">
      <style:paragraph-properties fo:margin-left="0in" fo:margin-right="0in" fo:text-indent="0in" style:auto-text-indent="false"/>
      <style:text-properties style:font-name="Times New Roman"/>
    </style:style>
    <style:style style:name="Heading_20_4" style:display-name="Heading 4" style:family="paragraph" style:parent-style-name="Standard" style:next-style-name="Standard" style:class="text">
      <style:paragraph-properties fo:margin-left="0in" fo:margin-right="0in" fo:text-indent="0in" style:auto-text-indent="false"/>
      <style:text-properties style:font-name="Times New Roman"/>
    </style:style>
    <style:style style:name="Heading_20_5" style:display-name="Heading 5" style:family="paragraph" style:parent-style-name="Standard" style:next-style-name="Standard" style:class="text">
      <style:paragraph-properties fo:margin-left="0in" fo:margin-right="0in" fo:text-indent="0in" style:auto-text-indent="false"/>
      <style:text-properties style:font-name="Times New Roman"/>
    </style:style>
    <style:style style:name="Heading_20_6" style:display-name="Heading 6" style:family="paragraph" style:parent-style-name="Standard" style:next-style-name="Standard" style:class="text" style:default-outline-level="6">
      <style:paragraph-properties fo:margin-left="0in" fo:margin-right="0in" fo:text-indent="0in" style:auto-text-indent="false"/>
      <style:text-properties style:font-name="Times New Roman"/>
    </style:style>
    <style:style style:name="Heading_20_7" style:display-name="Heading 7" style:family="paragraph" style:parent-style-name="Standard" style:next-style-name="Standard" style:class="text" style:default-outline-level="7">
      <style:paragraph-properties fo:margin-left="0in" fo:margin-right="0in" fo:text-indent="0in" style:auto-text-indent="false"/>
      <style:text-properties style:font-name="Times New Roman"/>
    </style:style>
    <style:style style:name="Heading_20_8" style:display-name="Heading 8" style:family="paragraph" style:parent-style-name="Standard" style:next-style-name="Standard" style:class="text" style:default-outline-level="8">
      <style:paragraph-properties fo:margin-left="0in" fo:margin-right="0in" fo:text-indent="0in" style:auto-text-indent="false"/>
      <style:text-properties style:font-name="Times New Roman"/>
    </style:style>
    <style:style style:name="Heading_20_9" style:display-name="Heading 9" style:family="paragraph" style:parent-style-name="Standard" style:next-style-name="Standard" style:class="text" style:default-outline-level="9">
      <style:paragraph-properties fo:margin-left="0in" fo:margin-right="0in" fo:text-indent="0in" style:auto-text-indent="false"/>
      <style:text-properties style:font-name="Times New Roman"/>
    </style:style>
    <style:style style:name="Heading_20_10" style:display-name="Heading 10" style:family="paragraph" style:parent-style-name="Heading" style:next-style-name="Text_20_body" style:class="text">
      <style:paragraph-properties fo:margin-left="2.75in" fo:margin-right="0in" fo:text-indent="0in"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A" style:family="paragraph" style:parent-style-name="Standard" style:next-style-name="Body" style:default-outline-level="1">
      <style:paragraph-properties fo:margin-left="0in" fo:margin-right="1.5in" style:line-height-at-least="0.2917in" fo:text-indent="0in" style:auto-text-indent="false" fo:keep-with-next="always">
        <style:tab-stops>
          <style:tab-stop style:position="1.6193in"/>
        </style:tab-stops>
      </style:paragraph-properties>
      <style:text-properties fo:color="#000000" fo:font-size="36pt" fo:font-style="italic" style:font-size-asian="36pt" style:font-style-asian="italic"/>
    </style:style>
    <style:style style:name="Code" style:family="paragraph" style:parent-style-name="Standard">
      <style:paragraph-properties fo:margin-top="0in" fo:margin-bottom="0.1181in"/>
    </style:style>
    <style:style style:name="Keyword" style:family="paragraph" style:parent-style-name="Code"/>
    <style:style style:name="Balloon_20_Text" style:display-name="Balloon Text" style:family="paragraph" style:parent-style-name="Standard">
      <style:text-properties style:font-name="Tahoma" fo:font-size="8pt" style:font-size-asian="8pt" style:font-name-complex="Tahoma" style:font-size-complex="8pt"/>
    </style:style>
    <style:style style:name="Body" style:family="paragraph" style:parent-style-name="Standard">
      <style:paragraph-properties fo:margin-left="0in" fo:margin-right="0in" fo:margin-top="0in" fo:margin-bottom="0.0417in" style:line-height-at-least="0.1528in" fo:text-indent="0.25in" style:auto-text-indent="false"/>
      <style:text-properties fo:color="#000000" style:font-name="Times New Roman" fo:font-size="11pt" style:font-size-asian="11pt"/>
    </style:style>
    <style:style style:name="HB" style:family="paragraph" style:parent-style-name="Standard" style:next-style-name="Body" style:default-outline-level="2">
      <style:paragraph-properties fo:margin-left="0in" fo:margin-right="0.5in" fo:margin-top="0in" fo:margin-bottom="0.4862in" style:line-height-at-least="0.2638in" fo:text-indent="0in" style:auto-text-indent="false" fo:keep-with-next="always">
        <style:tab-stops>
          <style:tab-stop style:position="1.6193in"/>
        </style:tab-stops>
      </style:paragraph-properties>
      <style:text-properties fo:color="#000000" fo:font-size="28pt" fo:font-style="italic" style:font-size-asian="28pt" style:font-style-asian="italic"/>
    </style:style>
    <style:style style:name="AA" style:family="paragraph" style:parent-style-name="Standard">
      <style:paragraph-properties fo:margin-top="0in" fo:margin-bottom="0.1665in"/>
      <style:text-properties fo:color="#000000" fo:font-size="11pt" style:font-size-asian="11pt"/>
    </style:style>
    <style:style style:name="AU" style:family="paragraph" style:parent-style-name="Standard">
      <style:paragraph-properties fo:margin-top="0in" fo:margin-bottom="0.1665in"/>
      <style:text-properties fo:color="#000000" fo:font-size="13pt" fo:font-weight="bold" style:font-size-asian="13pt" style:font-weight-asian="bold"/>
    </style:style>
    <style:style style:name="BL" style:family="paragraph" style:parent-style-name="Standard">
      <style:paragraph-properties fo:margin-left="0.5in" fo:margin-right="0.5in" fo:margin-top="0in" fo:margin-bottom="0.0417in" style:line-height-at-least="0.1528in" fo:orphans="0" fo:widows="0" fo:text-indent="-0.5in" style:auto-text-indent="false">
        <style:tab-stops>
          <style:tab-stop style:position="0in"/>
        </style:tab-stops>
      </style:paragraph-properties>
      <style:text-properties fo:color="#000000" style:font-name="Times New Roman" fo:font-size="11pt" style:font-size-asian="11pt"/>
    </style:style>
    <style:style style:name="BB" style:family="paragraph" style:parent-style-name="BL">
      <style:paragraph-properties fo:margin-left="0.5in" fo:margin-right="0.5in" fo:text-indent="0in" style:auto-text-indent="false"/>
    </style:style>
    <style:style style:name="BH" style:family="paragraph" style:parent-style-name="Standard">
      <style:paragraph-properties fo:margin-top="0.0835in" fo:margin-bottom="0in" style:line-height-at-least="0.2083in" fo:keep-with-next="always"/>
      <style:text-properties fo:color="#000000" fo:font-size="11pt" fo:font-weight="bold" style:font-size-asian="11pt" style:font-weight-asian="bold"/>
    </style:style>
    <style:style style:name="BI" style:family="paragraph" style:parent-style-name="Standard">
      <style:paragraph-properties fo:margin-top="0.0417in" fo:margin-bottom="0in"/>
      <style:text-properties fo:color="#000000" style:font-name="Times New Roman" fo:font-size="11pt" style:font-size-asian="11pt"/>
    </style:style>
    <style:style style:name="BIO" style:family="paragraph" style:parent-style-name="Standard">
      <style:paragraph-properties fo:margin-top="0in" fo:margin-bottom="0.0835in"/>
      <style:text-properties fo:color="#000000" fo:font-size="11pt" style:font-size-asian="11pt"/>
    </style:style>
    <style:style style:name="BL1" style:family="paragraph" style:parent-style-name="BL" style:next-style-name="BL">
      <style:paragraph-properties fo:margin-top="0.0835in" fo:margin-bottom="0.0417in"/>
    </style:style>
    <style:style style:name="BT" style:family="paragraph" style:parent-style-name="Standard">
      <style:paragraph-properties fo:margin-top="0in" fo:margin-bottom="0.3335in"/>
      <style:text-properties fo:color="#000000" style:font-name="Times New Roman" fo:font-size="30pt" fo:font-style="italic" style:font-size-asian="30pt" style:font-style-asian="italic"/>
    </style:style>
    <style:style style:name="BX" style:family="paragraph" style:parent-style-name="BL" style:next-style-name="Body">
      <style:paragraph-properties fo:margin-top="0in" fo:margin-bottom="0.0835in"/>
    </style:style>
    <style:style style:name="Callout" style:family="paragraph" style:parent-style-name="Standard">
      <style:paragraph-properties fo:margin-top="0.0555in" fo:margin-bottom="0in"/>
      <style:text-properties fo:color="#000000" fo:font-weight="bold" style:font-weight-asian="bold"/>
    </style:style>
    <style:style style:name="Cdate" style:family="paragraph" style:parent-style-name="Standard">
      <style:paragraph-properties fo:margin-top="0in" fo:margin-bottom="0.0417in"/>
      <style:text-properties fo:color="#000000" style:font-name="Times New Roman"/>
    </style:style>
    <style:style style:name="CDT" style:family="paragraph" style:parent-style-name="Standard">
      <style:paragraph-properties style:line-height-at-least="0.139in"/>
      <style:text-properties fo:color="#000000" style:font-name="Courier New"/>
    </style:style>
    <style:style style:name="CDT1" style:family="paragraph" style:parent-style-name="CDT" style:next-style-name="CDT">
      <style:paragraph-properties fo:margin-top="0.1665in" fo:margin-bottom="0in" fo:padding-left="0in" fo:padding-right="0in" fo:padding-top="0.0138in" fo:padding-bottom="0in" fo:border-left="none" fo:border-right="none" fo:border-top="0.0071in solid #000000" fo:border-bottom="none"/>
    </style:style>
    <style:style style:name="CDTX" style:family="paragraph" style:parent-style-name="CDT" style:next-style-name="Body">
      <style:paragraph-properties fo:margin-top="0in" fo:margin-bottom="0.1665in" fo:padding-left="0in" fo:padding-right="0in" fo:padding-top="0in" fo:padding-bottom="0.0138in" fo:border-left="none" fo:border-right="none" fo:border-top="none" fo:border-bottom="0.0071in solid #000000"/>
    </style:style>
    <style:style style:name="CL" style:family="paragraph" style:parent-style-name="Standard">
      <style:paragraph-properties fo:margin-left="0.5in" fo:margin-right="0.5in" fo:margin-top="0.0555in" fo:margin-bottom="0in" style:line-height-at-least="0.1807in" fo:text-indent="-0.5in" style:auto-text-indent="false">
        <style:tab-stops>
          <style:tab-stop style:position="0in"/>
        </style:tab-stops>
      </style:paragraph-properties>
      <style:text-properties fo:color="#000000" style:font-name="Times New Roman" fo:font-size="11pt" style:font-size-asian="11pt"/>
    </style:style>
    <style:style style:name="CQ" style:family="paragraph" style:parent-style-name="Standard" style:next-style-name="EX">
      <style:paragraph-properties fo:margin-left="0.25in" fo:margin-right="0.25in" fo:margin-top="0.0972in" fo:margin-bottom="0.0972in" fo:text-indent="0in" style:auto-text-indent="false"/>
      <style:text-properties fo:color="#000000" style:font-name="Times New Roman" fo:font-size="9pt" fo:font-style="italic" style:font-size-asian="9pt" style:font-style-asian="italic"/>
    </style:style>
    <style:style style:name="EX" style:family="paragraph" style:parent-style-name="Standard">
      <style:paragraph-properties fo:margin-left="0.25in" fo:margin-right="0.25in" fo:margin-top="0.0972in" fo:margin-bottom="0.0972in" fo:text-indent="0in" style:auto-text-indent="false"/>
      <style:text-properties fo:color="#000000" style:font-name="Times New Roman"/>
    </style:style>
    <style:style style:name="CR" style:family="paragraph" style:parent-style-name="Standard">
      <style:paragraph-properties fo:margin-top="0in" fo:margin-bottom="0.0417in" style:line-height-at-least="0.1807in"/>
      <style:text-properties fo:color="#000000" style:font-name="Times New Roman"/>
    </style:style>
    <style:style style:name="DED" style:family="paragraph" style:parent-style-name="Standard">
      <style:paragraph-properties style:line-height-at-least="0.2917in" fo:text-align="center" style:justify-single-word="false"/>
      <style:text-properties fo:color="#000000" style:font-name="Times New Roman" fo:font-size="12pt" fo:font-style="italic" style:font-size-asian="12pt" style:font-style-asian="italic"/>
    </style:style>
    <style:style style:name="EH" style:family="paragraph" style:parent-style-name="Standard" style:next-style-name="ET">
      <style:paragraph-properties fo:margin-left="0in" fo:margin-right="0.6598in" fo:margin-top="0.111in" fo:margin-bottom="0.111in" fo:text-indent="0in" style:auto-text-indent="false" fo:keep-with-next="always"/>
      <style:text-properties fo:color="#000000" fo:font-size="12pt" fo:font-style="italic" fo:font-weight="bold" style:font-size-asian="12pt" style:font-style-asian="italic" style:font-weight-asian="bold"/>
    </style:style>
    <style:style style:name="E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L" style:family="paragraph" style:parent-style-name="Standard">
      <style:paragraph-properties fo:margin-top="0.1665in" fo:margin-bottom="0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LX" style:family="paragraph" style:parent-style-name="Standard" style:next-style-name="Body">
      <style:paragraph-properties fo:margin-top="0in" fo:margin-bottom="0.1665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MH" style:family="paragraph" style:parent-style-name="Standard" style:next-style-name="EMT">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EM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quation" style:family="paragraph" style:parent-style-name="Standard">
      <style:paragraph-properties fo:margin-left="0.1201in" fo:margin-right="0.1201in" fo:margin-top="0.139in" fo:margin-bottom="0.0835in" fo:text-align="center" style:justify-single-word="false" fo:text-indent="0in" style:auto-text-indent="false"/>
      <style:text-properties fo:color="#000000" style:font-name="Times New Roman"/>
    </style:style>
    <style:style style:name="FC" style:family="paragraph" style:parent-style-name="Standard" style:next-style-name="Body">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NCP" style:family="paragraph" style:parent-style-name="Standard">
      <style:paragraph-properties fo:margin-left="0.5in" fo:margin-right="1in" fo:text-indent="0in" style:auto-text-indent="false">
        <style:tab-stops>
          <style:tab-stop style:position="0.75in"/>
        </style:tab-stops>
      </style:paragraph-properties>
      <style:text-properties fo:color="#000000" style:font-name="Courier New"/>
    </style:style>
    <style:style style:name="NCPX" style:family="paragraph" style:parent-style-name="NCP" style:next-style-name="NO">
      <style:paragraph-properties fo:margin-top="0in" fo:margin-bottom="0.0417in"/>
    </style:style>
    <style:style style:name="NO" style:family="paragraph" style:parent-style-name="Standard">
      <style:paragraph-properties fo:margin-left="0.5in" fo:margin-right="1in" fo:margin-top="0in" fo:margin-bottom="0.0417in" fo:text-indent="0in" style:auto-text-indent="false">
        <style:tab-stops>
          <style:tab-stop style:position="0.0799in"/>
          <style:tab-stop style:position="0.3in"/>
        </style:tab-stops>
      </style:paragraph-properties>
      <style:text-properties fo:color="#000000"/>
    </style:style>
    <style:style style:name="FGFN" style:family="paragraph" style:parent-style-name="Standard">
      <style:paragraph-properties fo:margin-left="0.25in" fo:margin-right="0.25in" fo:margin-top="0in" fo:margin-bottom="0.0835in" fo:text-align="justify" style:justify-single-word="false" fo:text-indent="0in" style:auto-text-indent="false"/>
      <style:text-properties fo:color="#000000" style:font-name="Times" fo:font-size="9pt" style:font-size-asian="9pt"/>
    </style:style>
    <style:style style:name="FN" style:family="paragraph" style:parent-style-name="Standard" style:next-style-name="FC">
      <style:paragraph-properties fo:margin-top="0.0693in" fo:margin-bottom="0in" fo:keep-with-next="always"/>
      <style:text-properties fo:color="#000000" style:font-name="Times New Roman" fo:font-size="11pt" fo:font-weight="bold" style:font-size-asian="11pt" style:font-weight-asian="bold"/>
    </style:style>
    <style:style style:name="FTN" style:family="paragraph" style:parent-style-name="Standard">
      <style:paragraph-properties fo:margin-left="0.1598in" fo:margin-right="0in" fo:margin-top="0.0417in" fo:margin-bottom="0.0417in" style:line-height-at-least="0.1807in" fo:text-indent="-0.1598in" style:auto-text-indent="false">
        <style:tab-stops>
          <style:tab-stop style:position="0in"/>
        </style:tab-stops>
      </style:paragraph-properties>
      <style:text-properties fo:color="#000000" style:font-name="Times New Roman" fo:font-size="9pt" style:font-size-asian="9pt"/>
    </style:style>
    <style:style style:name="GlossDef" style:family="paragraph" style:parent-style-name="Standard">
      <style:paragraph-properties fo:margin-top="0in" fo:margin-bottom="0.0417in"/>
      <style:text-properties fo:color="#000000" style:font-name="Times New Roman" fo:font-size="11pt" style:font-size-asian="11pt"/>
    </style:style>
    <style:style style:name="GlossFT" style:family="paragraph" style:parent-style-name="Standard">
      <style:paragraph-properties fo:margin-top="0in" fo:margin-bottom="0.0417in"/>
      <style:text-properties fo:color="#000000" style:font-name="Times New Roman" fo:font-size="11pt" style:font-size-asian="11pt"/>
    </style:style>
    <style:style style:name="GlossHead" style:family="paragraph" style:parent-style-name="Standard">
      <style:paragraph-properties fo:margin-left="0in" fo:margin-right="0.6598in" fo:margin-top="0.222in" fo:margin-bottom="0in" fo:text-indent="0in" style:auto-text-indent="false" fo:keep-with-next="always"/>
      <style:text-properties fo:color="#000000" fo:font-size="14pt" fo:font-style="italic" fo:font-weight="bold" style:font-size-asian="14pt" style:font-style-asian="italic" style:font-weight-asian="bold"/>
    </style:style>
    <style:style style:name="GlossTerm" style:family="paragraph" style:parent-style-name="Standard">
      <style:paragraph-properties fo:margin-top="0.0417in" fo:margin-bottom="0in"/>
      <style:text-properties fo:color="#000000" style:font-name="Times New Roman" fo:font-size="11pt" fo:font-weight="bold" style:font-size-asian="11pt" style:font-weight-asian="bold"/>
    </style:style>
    <style:style style:name="GlossTitle" style:family="paragraph" style:parent-style-name="Standard" style:next-style-name="Body">
      <style:paragraph-properties fo:margin-left="0in" fo:margin-right="0.6598in" fo:margin-top="0in" fo:margin-bottom="0.1807in" style:line-height-at-least="0.3752in" fo:text-indent="0in" style:auto-text-indent="false" fo:keep-with-next="always"/>
      <style:text-properties fo:color="#000000" style:font-name="Times New Roman" fo:font-size="24pt" fo:font-style="italic" fo:font-weight="bold" style:font-size-asian="24pt" style:font-style-asian="italic" style:font-weight-asian="bold"/>
    </style:style>
    <style:style style:name="GroupTitlesIX" style:family="paragraph" style:parent-style-name="Standard">
      <style:paragraph-properties fo:margin-top="0.139in" fo:margin-bottom="0in" fo:keep-with-next="always"/>
      <style:text-properties fo:color="#000000" fo:font-size="9pt" fo:font-weight="bold" style:font-size-asian="9pt" style:font-weight-asian="bold"/>
    </style:style>
    <style:style style:name="HC" style:family="paragraph" style:parent-style-name="Standard" style:next-style-name="Body" style:default-outline-level="3">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style:font-size-asian="14pt" style:font-style-asian="italic"/>
    </style:style>
    <style:style style:name="HD" style:family="paragraph" style:parent-style-name="Standard" style:next-style-name="Body" style:default-outline-level="4">
      <style:paragraph-properties fo:margin-top="0.25in" fo:margin-bottom="0.0555in" style:line-height-at-least="0.2083in" fo:keep-with-next="always"/>
      <style:text-properties fo:color="#000000" fo:font-size="11pt" fo:font-weight="bold" style:font-size-asian="11pt" style:font-weight-asian="bold"/>
    </style:style>
    <style:style style:name="HE" style:family="paragraph" style:parent-style-name="Standard" style:next-style-name="Body" style:default-outline-level="5">
      <style:paragraph-properties fo:margin-top="0.0835in" fo:margin-bottom="0in" style:line-height-at-least="0.2083in" fo:keep-with-next="always"/>
      <style:text-properties fo:color="#000000" fo:font-size="11pt" fo:font-style="italic" style:font-size-asian="11pt" style:font-style-asian="italic"/>
    </style:style>
    <style:style style:name="HF" style:family="paragraph" style:parent-style-name="Standard">
      <style:paragraph-properties fo:margin-top="0.0555in" fo:margin-bottom="0in" fo:keep-with-next="always"/>
      <style:text-properties fo:color="#000000" fo:font-size="9pt" fo:font-weight="bold" style:font-size-asian="9pt" style:font-weight-asian="bold"/>
    </style:style>
    <style:style style:name="HG" style:family="paragraph" style:parent-style-name="Standard">
      <style:paragraph-properties fo:margin-top="0.0835in" fo:margin-bottom="0in" style:line-height-at-least="0.2083in" fo:keep-with-next="always"/>
      <style:text-properties fo:color="#000000" fo:font-size="9pt" style:font-size-asian="9pt"/>
    </style:style>
    <style:style style:name="IndexIX" style:family="paragraph" style:parent-style-name="Standard">
      <style:text-properties fo:color="#000000" style:font-name="Times" fo:font-size="9pt" style:font-size-asian="9pt"/>
    </style:style>
    <style:style style:name="NumCDT" style:family="paragraph" style:parent-style-name="CDT">
      <style:paragraph-properties fo:margin-left="0.25in" fo:margin-right="0in" fo:text-indent="-0.25in" style:auto-text-indent="false">
        <style:tab-stops>
          <style:tab-stop style:position="0in"/>
        </style:tab-stops>
      </style:paragraph-properties>
    </style:style>
    <style:style style:name="NCP1" style:family="paragraph" style:parent-style-name="NCP" style:next-style-name="NCP">
      <style:paragraph-properties fo:margin-top="0.0417in" fo:margin-bottom="0in"/>
    </style:style>
    <style:style style:name="NumCDT1" style:family="paragraph" style:parent-style-name="CDT1">
      <style:paragraph-properties fo:margin-left="0.25in" fo:margin-right="0in" fo:margin-top="0.0835in" fo:margin-bottom="0in" fo:text-indent="-0.25in" style:auto-text-indent="false">
        <style:tab-stops>
          <style:tab-stop style:position="0in"/>
        </style:tab-stops>
      </style:paragraph-properties>
    </style:style>
    <style:style style:name="NumCDTX" style:family="paragraph" style:parent-style-name="CDTX">
      <style:paragraph-properties fo:margin-left="0.25in" fo:margin-right="0in" fo:margin-top="0in" fo:margin-bottom="0.0835in" fo:text-indent="-0.25in" style:auto-text-indent="false">
        <style:tab-stops>
          <style:tab-stop style:position="0in"/>
        </style:tab-stops>
      </style:paragraph-properties>
    </style:style>
    <style:style style:name="INH" style:family="paragraph" style:parent-style-name="Standard">
      <style:paragraph-properties fo:margin-left="0.5in" fo:margin-right="0in" style:line-height-at-least="0.1807in" fo:text-indent="-0.5in" style:auto-text-indent="false"/>
      <style:text-properties fo:color="#000000" fo:font-weight="bold" style:font-weight-asian="bold"/>
    </style:style>
    <style:style style:name="LC2" style:family="paragraph" style:parent-style-name="Standard">
      <style:paragraph-properties style:line-height-at-least="0.139in"/>
      <style:text-properties fo:color="#000000" style:font-name="Courier New"/>
    </style:style>
    <style:style style:name="LC" style:family="paragraph" style:parent-style-name="LC2" style:next-style-name="LC2">
      <style:paragraph-properties fo:margin-top="0.0835in" fo:margin-bottom="0in" fo:padding-left="0in" fo:padding-right="0in" fo:padding-top="0.0138in" fo:padding-bottom="0in" fo:border-left="none" fo:border-right="none" fo:border-top="0.0071in solid #000000" fo:border-bottom="none"/>
    </style:style>
    <style:style style:name="Level_20_1" style:display-name="Level 1" style:family="paragraph" style:parent-style-name="Standard">
      <style:paragraph-properties fo:margin-left="0.5in" fo:margin-right="0in" style:line-height-at-least="0.1807in" fo:text-indent="-0.5in" style:auto-text-indent="false"/>
      <style:text-properties fo:color="#000000" style:font-name="Times New Roman"/>
    </style:style>
    <style:style style:name="Level_20_2" style:display-name="Level 2" style:family="paragraph" style:parent-style-name="Standard">
      <style:paragraph-properties fo:margin-left="0.3693in" fo:margin-right="0in" style:line-height-at-least="0.1807in" fo:text-indent="-0.25in" style:auto-text-indent="false"/>
      <style:text-properties fo:color="#000000" style:font-name="Times"/>
    </style:style>
    <style:style style:name="Level_20_3" style:display-name="Level 3" style:family="paragraph" style:parent-style-name="Standard">
      <style:paragraph-properties fo:margin-left="0.55in" fo:margin-right="0in" style:line-height-at-least="0.1807in" fo:text-indent="-0.3in" style:auto-text-indent="false"/>
      <style:text-properties fo:color="#000000" style:font-name="Times"/>
    </style:style>
    <style:style style:name="LH" style:family="paragraph" style:parent-style-name="Standard" style:next-style-name="Body">
      <style:paragraph-properties fo:margin-top="0.1665in" fo:margin-bottom="0in" fo:keep-with-next="always"/>
      <style:text-properties fo:color="#000000" style:font-name="Times New Roman" fo:font-size="12pt" fo:font-style="italic" fo:font-weight="bold" style:font-size-asian="12pt" style:font-style-asian="italic" style:font-weight-asian="bold"/>
    </style:style>
    <style:style style:name="BodyNoIndent" style:family="paragraph" style:parent-style-name="Body">
      <style:paragraph-properties fo:margin-left="0in" fo:margin-right="0in" fo:margin-top="0.0835in" fo:margin-bottom="0.0417in" fo:text-indent="0in" style:auto-text-indent="false"/>
    </style:style>
    <style:style style:name="ISBN" style:family="paragraph" style:parent-style-name="BodyNoIndent">
      <style:paragraph-properties fo:margin-top="0.0835in" fo:margin-bottom="0.0835in"/>
    </style:style>
    <style:style style:name="LOC" style:family="paragraph" style:parent-style-name="ISBN"/>
    <style:style style:name="LSH" style:family="paragraph" style:parent-style-name="Standard" style:next-style-name="Body">
      <style:paragraph-properties fo:margin-top="0.0693in" fo:margin-bottom="0in" fo:keep-with-next="always"/>
      <style:text-properties fo:color="#000000" style:font-name="Times New Roman" fo:font-size="11pt" fo:font-weight="bold" style:font-size-asian="11pt" style:font-weight-asian="bold"/>
    </style:style>
    <style:style style:name="L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MH" style:family="paragraph" style:parent-style-name="Standard" style:next-style-name="MN">
      <style:paragraph-properties fo:margin-left="1in" fo:margin-right="1in" fo:margin-top="0.0693in" fo:margin-bottom="0in" fo:text-indent="0in" style:auto-text-indent="false" fo:keep-with-next="always"/>
      <style:text-properties fo:color="#000000" fo:font-size="11pt" fo:font-weight="bold" style:font-size-asian="11pt" style:font-weight-asian="bold"/>
    </style:style>
    <style:style style:name="MN" style:family="paragraph" style:parent-style-name="Standard">
      <style:paragraph-properties fo:margin-left="1in" fo:margin-right="1in" fo:margin-top="0in" fo:margin-bottom="0.0693in" fo:text-indent="0in" style:auto-text-indent="false">
        <style:tab-stops>
          <style:tab-stop style:position="-0.4201in"/>
          <style:tab-stop style:position="-0.2in"/>
        </style:tab-stops>
      </style:paragraph-properties>
      <style:text-properties fo:color="#000000"/>
    </style:style>
    <style:style style:name="NL" style:family="paragraph" style:parent-style-name="Standard">
      <style:paragraph-properties fo:margin-left="0.5in" fo:margin-right="0.5in" fo:margin-top="0in" fo:margin-bottom="0.0417in" style:line-height-at-least="0.1528in" fo:text-indent="-0.5in" style:auto-text-indent="false">
        <style:tab-stops>
          <style:tab-stop style:position="0in"/>
        </style:tab-stops>
      </style:paragraph-properties>
      <style:text-properties fo:color="#000000" style:font-name="Times New Roman" fo:font-size="11pt" style:font-size-asian="11pt"/>
    </style:style>
    <style:style style:name="NL1" style:family="paragraph" style:parent-style-name="NL" style:next-style-name="NL">
      <style:paragraph-properties fo:margin-top="0.0835in" fo:margin-bottom="0.0417in"/>
    </style:style>
    <style:style style:name="NLB" style:family="paragraph" style:parent-style-name="NL">
      <style:paragraph-properties fo:margin-left="0.5in" fo:margin-right="0.5in" fo:text-indent="0in" style:auto-text-indent="false"/>
    </style:style>
    <style:style style:name="NLC" style:family="paragraph" style:parent-style-name="Standard">
      <style:paragraph-properties fo:margin-left="0.5in" fo:margin-right="0.5in" style:line-height-at-least="0.139in" fo:text-indent="0in" style:auto-text-indent="false"/>
      <style:text-properties fo:color="#000000" style:font-name="Courier New"/>
    </style:style>
    <style:style style:name="NLCX" style:family="paragraph" style:parent-style-name="NLC" style:next-style-name="NLB">
      <style:paragraph-properties fo:margin-top="0in" fo:margin-bottom="0.0835in"/>
    </style:style>
    <style:style style:name="NLX" style:family="paragraph" style:parent-style-name="NL" style:next-style-name="Body">
      <style:paragraph-properties fo:margin-top="0in" fo:margin-bottom="0.0835in"/>
    </style:style>
    <style:style style:name="NOX" style:family="paragraph" style:parent-style-name="NO" style:next-style-name="Body">
      <style:paragraph-properties fo:margin-top="0in" fo:margin-bottom="0.1665in"/>
    </style:style>
    <style:style style:name="PD" style:family="paragraph" style:parent-style-name="Standard">
      <style:paragraph-properties fo:margin-top="0.0417in" fo:margin-bottom="0.0417in"/>
      <style:text-properties fo:color="#0000ff" fo:font-size="11pt" style:font-size-asian="11pt"/>
    </style:style>
    <style:style style:name="PN" style:family="paragraph" style:parent-style-name="Standard" style:next-style-name="PT">
      <style:paragraph-properties fo:margin-top="0.5972in" fo:margin-bottom="0.2638in" style:line-height-at-least="0.2638in" fo:keep-with-next="always">
        <style:tab-stops>
          <style:tab-stop style:position="0.7299in"/>
          <style:tab-stop style:position="1.8693in"/>
        </style:tab-stops>
      </style:paragraph-properties>
      <style:text-properties fo:font-variant="small-caps" fo:color="#000000" fo:font-size="36pt" fo:font-style="italic" style:font-size-asian="36pt" style:font-style-asian="italic"/>
    </style:style>
    <style:style style:name="PT" style:family="paragraph" style:parent-style-name="Standard">
      <style:paragraph-properties fo:margin-left="1.6193in" fo:margin-right="1.5in" fo:margin-top="0in" fo:margin-bottom="1.25in" style:line-height-at-least="0.2917in" fo:text-indent="-1.6193in" style:auto-text-indent="false" fo:keep-with-next="always">
        <style:tab-stops>
          <style:tab-stop style:position="0in"/>
        </style:tab-stops>
      </style:paragraph-properties>
      <style:text-properties fo:color="#000000" fo:font-size="36pt" style:font-size-asian="36pt"/>
    </style:style>
    <style:style style:name="Preface" style:family="paragraph" style:parent-style-name="Standard">
      <style:paragraph-properties fo:margin-top="0in" fo:margin-bottom="0.0835in" style:line-height-at-least="0.1665in"/>
      <style:text-properties fo:color="#000000" style:font-name="Times New Roman"/>
    </style:style>
    <style:style style:name="PTFT" style:family="paragraph" style:parent-style-name="Standard" style:next-style-name="Body">
      <style:paragraph-properties fo:margin-top="0in" fo:margin-bottom="0.0835in"/>
      <style:text-properties fo:color="#000000" style:font-name="Times New Roman" fo:font-size="11pt" style:font-size-asian="11pt"/>
    </style:style>
    <style:style style:name="Quotation" style:family="paragraph" style:parent-style-name="Standard" style:next-style-name="EX">
      <style:paragraph-properties fo:margin-left="0.25in" fo:margin-right="0.25in" fo:margin-top="0.0972in" fo:margin-bottom="0.0972in" fo:text-indent="0in" style:auto-text-indent="false"/>
      <style:text-properties fo:color="#000000" style:font-name="Times New Roman"/>
    </style:style>
    <style:style style:name="RHR" style:family="paragraph" style:parent-style-name="Standard">
      <style:paragraph-properties fo:text-align="end" style:justify-single-word="false">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RHV" style:family="paragraph" style:parent-style-name="Standard">
      <style:paragraph-properties>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SB"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SBX" style:family="paragraph" style:parent-style-name="SB"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SH" style:family="paragraph" style:parent-style-name="Standard" style:next-style-name="SB">
      <style:paragraph-properties fo:margin-left="0in" fo:margin-right="0.6598in" fo:margin-top="0.472in" fo:margin-bottom="0.028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TB" style:family="paragraph" style:parent-style-name="Standard">
      <style:paragraph-properties fo:margin-top="0in" fo:margin-bottom="0.0555in"/>
      <style:text-properties fo:color="#000000" style:font-name="Times New Roman" fo:font-size="9pt" style:font-size-asian="9pt"/>
    </style:style>
    <style:style style:name="TB1" style:family="paragraph" style:parent-style-name="TB">
      <style:paragraph-properties fo:margin-top="0.0835in" fo:margin-bottom="0.0555in"/>
    </style:style>
    <style:style style:name="TBFN" style:family="paragraph" style:parent-style-name="Standard">
      <style:paragraph-properties fo:margin-left="0.3299in" fo:margin-right="0in" fo:margin-top="0.0417in" fo:margin-bottom="0in" style:line-height-at-least="0.1807in" fo:text-indent="-0.1701in" style:auto-text-indent="false">
        <style:tab-stops>
          <style:tab-stop style:position="0in"/>
        </style:tab-stops>
      </style:paragraph-properties>
      <style:text-properties fo:color="#000000" style:font-name="Times New Roman" fo:font-size="9pt" style:font-size-asian="9pt"/>
    </style:style>
    <style:style style:name="TBX" style:family="paragraph" style:parent-style-name="TB" style:next-style-name="Body">
      <style:paragraph-properties fo:margin-top="0in" fo:margin-bottom="0.0835in"/>
    </style:style>
    <style:style style:name="TCCP" style:family="paragraph" style:parent-style-name="TB">
      <style:text-properties style:font-name="Courier New"/>
    </style:style>
    <style:style style:name="TCEM" style:family="paragraph" style:parent-style-name="TB">
      <style:text-properties style:font-name="Courier New"/>
    </style:style>
    <style:style style:name="TCH" style:family="paragraph" style:parent-style-name="Standard">
      <style:paragraph-properties fo:line-height="0.139in" fo:keep-with-next="always"/>
      <style:text-properties fo:color="#000000" style:font-name="Times New Roman" fo:font-size="9pt" fo:font-weight="bold" style:font-size-asian="9pt" style:font-weight-asian="bold"/>
    </style:style>
    <style:style style:name="TH" style:family="paragraph" style:parent-style-name="Standard" style:next-style-name="TS">
      <style:paragraph-properties>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TS" style:family="paragraph" style:parent-style-name="Standard">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NoteH" style:family="paragraph" style:parent-style-name="NO" style:next-style-name="NO">
      <style:paragraph-properties fo:margin-top="0.0693in" fo:margin-bottom="0.0417in">
        <style:tab-stops>
          <style:tab-stop style:position="0.6in"/>
        </style:tab-stops>
      </style:paragraph-properties>
      <style:text-properties fo:font-weight="bold" style:font-weight-asian="bold"/>
    </style:style>
    <style:style style:name="TIH" style:family="paragraph" style:parent-style-name="NoteH" style:next-style-name="Standard">
      <style:paragraph-properties fo:keep-with-next="always">
        <style:tab-stops>
          <style:tab-stop style:position="0.0799in"/>
          <style:tab-stop style:position="0.3in"/>
          <style:tab-stop style:position="0.3799in"/>
          <style:tab-stop style:position="0.6in"/>
        </style:tab-stops>
      </style:paragraph-properties>
    </style:style>
    <style:style style:name="TitleTOC_2f_Index" style:display-name="TitleTOC/Index" style:family="paragraph" style:parent-style-name="Standard">
      <style:text-properties fo:color="#000000" style:font-name="Times" fo:font-size="24pt" fo:font-style="italic" style:font-size-asian="24pt" style:font-style-asian="italic"/>
    </style:style>
    <style:style style:name="SC2" style:family="paragraph" style:parent-style-name="NCP"/>
    <style:style style:name="TN" style:family="paragraph" style:parent-style-name="Standard" style:next-style-name="TH">
      <style:paragraph-properties fo:margin-top="0.0693in" fo:margin-bottom="0in" fo:keep-with-next="always"/>
      <style:text-properties fo:color="#000000" style:font-name="Times" fo:font-size="11pt" fo:font-weight="bold" style:font-size-asian="11pt" style:font-weight-asian="bold"/>
    </style:style>
    <style:style style:name="UC" style:family="paragraph" style:parent-style-name="Standard">
      <style:paragraph-properties fo:margin-left="0.1898in" fo:margin-right="0.5in" fo:margin-top="0.0417in" fo:margin-bottom="0.0417in" fo:text-indent="0in" style:auto-text-indent="false">
        <style:tab-stops>
          <style:tab-stop style:position="0in"/>
        </style:tab-stops>
      </style:paragraph-properties>
      <style:text-properties fo:color="#000000" style:font-name="Times New Roman" fo:font-size="11pt" fo:font-weight="bold" style:font-size-asian="11pt" style:font-weight-asian="bold"/>
    </style:style>
    <style:style style:name="UL" style:family="paragraph" style:parent-style-name="Standard">
      <style:paragraph-properties fo:margin-left="0.1902in" fo:margin-right="0.5in" fo:margin-top="0in" fo:margin-bottom="0.0417in" fo:text-indent="0in" style:auto-text-indent="false">
        <style:tab-stops>
          <style:tab-stop style:position="-0.0008in"/>
        </style:tab-stops>
      </style:paragraph-properties>
      <style:text-properties fo:color="#000000" style:font-name="Times New Roman" fo:font-size="11pt" style:font-size-asian="11pt"/>
    </style:style>
    <style:style style:name="UL1" style:family="paragraph" style:parent-style-name="UL">
      <style:paragraph-properties fo:margin-top="0.0835in" fo:margin-bottom="0.0417in"/>
    </style:style>
    <style:style style:name="ULX" style:family="paragraph" style:parent-style-name="UL" style:next-style-name="Body">
      <style:paragraph-properties fo:margin-top="0in" fo:margin-bottom="0.0835in"/>
    </style:style>
    <style:style style:name="XREF" style:family="paragraph" style:parent-style-name="Standard">
      <style:paragraph-properties fo:margin-top="0.0835in" fo:margin-bottom="0.0835in"/>
      <style:text-properties fo:color="#000000" style:font-name="Times New Roman" fo:font-size="11pt" style:font-size-asian="11pt"/>
    </style:style>
    <style:style style:name="C1" style:family="paragraph" style:parent-style-name="CDT" style:next-style-name="Body">
      <style:paragraph-properties fo:margin-top="0.1665in" fo:margin-bottom="0.1665in"/>
    </style:style>
    <style:style style:name="BT1" style:family="paragraph" style:parent-style-name="BT"/>
    <style:style style:name="EN" style:family="paragraph" style:parent-style-name="EH">
      <style:paragraph-properties fo:margin-top="0.472in" fo:margin-bottom="0.111in" fo:padding-left="0in" fo:padding-right="0in" fo:padding-top="0.0138in" fo:padding-bottom="0in" fo:border-left="none" fo:border-right="none" fo:border-top="0.0071in solid #000000" fo:border-bottom="none"/>
      <style:text-properties fo:font-style="normal" style:font-style-asian="normal"/>
    </style:style>
    <style:style style:name="EMX" style:family="paragraph" style:parent-style-name="EMT"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FT" style:family="paragraph" style:parent-style-name="BodyNoIndent"/>
    <style:style style:name="CO" style:family="paragraph" style:parent-style-name="Body">
      <style:paragraph-properties fo:margin-left="0in" fo:margin-right="0in" fo:margin-top="0in" fo:margin-bottom="0.0835in" fo:text-indent="0in" style:auto-text-indent="false"/>
      <style:text-properties fo:font-style="italic" style:font-style-asian="italic"/>
    </style:style>
    <style:style style:name="QQ" style:family="paragraph" style:parent-style-name="PD">
      <style:text-properties fo:color="#ff0000"/>
    </style:style>
    <style:style style:name="NLC1" style:family="paragraph" style:parent-style-name="NLC">
      <style:paragraph-properties fo:margin-top="0.0417in" fo:margin-bottom="0in"/>
    </style:style>
    <style:style style:name="WAH" style:family="paragraph" style:parent-style-name="TIH" style:next-style-name="WA">
      <style:paragraph-properties>
        <style:tab-stops>
          <style:tab-stop style:position="0.0799in"/>
          <style:tab-stop style:position="0.3in"/>
          <style:tab-stop style:position="0.6in"/>
          <style:tab-stop style:position="0.75in"/>
        </style:tab-stops>
      </style:paragraph-properties>
    </style:style>
    <style:style style:name="WA" style:family="paragraph" style:parent-style-name="NO"/>
    <style:style style:name="ETNL" style:family="paragraph" style:parent-style-name="NL">
      <style:text-properties style:font-name="Arial"/>
    </style:style>
    <style:style style:name="ETNL1" style:family="paragraph" style:parent-style-name="ETNL" style:next-style-name="ETNL">
      <style:paragraph-properties fo:margin-top="0.0835in" fo:margin-bottom="0.0417in"/>
    </style:style>
    <style:style style:name="ETBL" style:family="paragraph" style:parent-style-name="BL">
      <style:text-properties style:font-name="Arial"/>
    </style:style>
    <style:style style:name="ETBL1" style:family="paragraph" style:parent-style-name="ETBL" style:next-style-name="ETBL">
      <style:paragraph-properties fo:margin-top="0.0835in" fo:margin-bottom="0.0417in"/>
    </style:style>
    <style:style style:name="ETBX" style:family="paragraph" style:parent-style-name="ETBL" style:next-style-name="ET">
      <style:paragraph-properties fo:margin-top="0in" fo:margin-bottom="0.0835in"/>
    </style:style>
    <style:style style:name="ESH" style:family="paragraph" style:parent-style-name="EH" style:next-style-name="ET">
      <style:paragraph-properties fo:margin-top="0.1665in" fo:margin-bottom="0.0835in"/>
      <style:text-properties fo:font-weight="normal" style:font-weight-asian="normal"/>
    </style:style>
    <style:style style:name="ETNB" style:family="paragraph" style:parent-style-name="Standard"/>
    <style:style style:name="IT" style:family="paragraph" style:parent-style-name="Body"/>
    <style:style style:name="TI" style:family="paragraph" style:parent-style-name="NO"/>
    <style:style style:name="TIX" style:family="paragraph" style:parent-style-name="TI" style:next-style-name="Body">
      <style:paragraph-properties fo:margin-top="0in" fo:margin-bottom="0.1665in"/>
    </style:style>
    <style:style style:name="WAX" style:family="paragraph" style:parent-style-name="NO">
      <style:paragraph-properties fo:margin-top="0in" fo:margin-bottom="0.1665in"/>
    </style:style>
    <style:style style:name="CT" style:family="paragraph" style:parent-style-name="BodyNoIndent" style:next-style-name="Credits"/>
    <style:style style:name="Credits" style:family="paragraph" style:parent-style-name="BodyNoIndent" style:next-style-name="CT">
      <style:paragraph-properties fo:margin-top="0in" fo:margin-bottom="0in"/>
    </style:style>
    <style:style style:name="Pubname" style:family="paragraph" style:parent-style-name="BodyNoIndent"/>
    <style:style style:name="CTTOC" style:family="paragraph" style:parent-style-name="BodyNoIndent">
      <style:paragraph-properties fo:margin-top="0in" fo:margin-bottom="0.0417in"/>
      <style:text-properties style:font-name="Arial"/>
    </style:style>
    <style:style style:name="PTTOC" style:family="paragraph" style:parent-style-name="CTTOC">
      <style:paragraph-properties fo:margin-top="0.0417in" fo:margin-bottom="0.0417in"/>
      <style:text-properties fo:font-weight="bold" style:font-weight-asian="bold"/>
    </style:style>
    <style:style style:name="TOCPART" style:family="paragraph" style:parent-style-name="PTTOC"/>
    <style:style style:name="TOCHA" style:family="paragraph" style:parent-style-name="CTTOC">
      <style:text-properties fo:font-style="italic" style:font-style-asian="italic"/>
    </style:style>
    <style:style style:name="TOCHB" style:family="paragraph" style:parent-style-name="CTTOC"/>
    <style:style style:name="TOCHC" style:family="paragraph" style:parent-style-name="TOCHB">
      <style:paragraph-properties fo:margin-left="0.1in" fo:margin-right="0in" fo:text-indent="0in" style:auto-text-indent="false"/>
    </style:style>
    <style:style style:name="TOCHD" style:family="paragraph" style:parent-style-name="TOCHC">
      <style:paragraph-properties fo:margin-left="0.2in" fo:margin-right="0in" fo:text-indent="0in" style:auto-text-indent="false"/>
    </style:style>
    <style:style style:name="TOCHE" style:family="paragraph" style:parent-style-name="TOCHD">
      <style:paragraph-properties fo:margin-left="0.3in" fo:margin-right="0in" fo:text-indent="0in" style:auto-text-indent="false"/>
    </style:style>
    <style:style style:name="TOCHF" style:family="paragraph" style:parent-style-name="TOCHE">
      <style:paragraph-properties fo:margin-left="0.4in" fo:margin-right="0in" fo:text-indent="0in" style:auto-text-indent="false"/>
    </style:style>
    <style:style style:name="TOCHG" style:family="paragraph" style:parent-style-name="TOCHF">
      <style:paragraph-properties fo:margin-left="0.5in" fo:margin-right="0in" fo:text-indent="0in" style:auto-text-indent="false"/>
    </style:style>
    <style:style style:name="EL2" style:family="paragraph" style:parent-style-name="EL">
      <style:paragraph-properties fo:margin-top="0in" fo:margin-bottom="0in"/>
    </style:style>
    <style:style style:name="LC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LN" style:family="paragraph" style:parent-style-name="LH" style:next-style-name="LH">
      <style:paragraph-properties fo:padding-left="0in" fo:padding-right="0in" fo:padding-top="0.0138in" fo:padding-bottom="0in" fo:border-left="none" fo:border-right="none" fo:border-top="0.0071in solid #000000" fo:border-bottom="none"/>
      <style:text-properties fo:font-style="normal" style:font-style-asian="normal"/>
    </style:style>
    <style:style style:name="ETNLB" style:family="paragraph" style:parent-style-name="Standard"/>
    <style:style style:name="SC" style:family="paragraph" style:parent-style-name="NCP1"/>
    <style:style style:name="SCX" style:family="paragraph" style:parent-style-name="NCPX"/>
    <style:style style:name="SBBL" style:family="paragraph" style:parent-style-name="BL">
      <style:text-properties style:font-name="Arial"/>
    </style:style>
    <style:style style:name="SBBL1" style:family="paragraph" style:parent-style-name="BL1">
      <style:text-properties style:font-name="Arial"/>
    </style:style>
    <style:style style:name="SBBX" style:family="paragraph" style:parent-style-name="BX">
      <style:text-properties style:font-name="Arial"/>
    </style:style>
    <style:style style:name="SBNL" style:family="paragraph" style:parent-style-name="NL">
      <style:text-properties style:font-name="Arial"/>
    </style:style>
    <style:style style:name="SBNL1" style:family="paragraph" style:parent-style-name="NL1">
      <style:text-properties style:font-name="Arial"/>
    </style:style>
    <style:style style:name="SBNLX" style:family="paragraph" style:parent-style-name="NLX">
      <style:text-properties style:font-name="Arial"/>
    </style:style>
    <style:style style:name="ETNLX" style:family="paragraph" style:parent-style-name="ETNL" style:next-style-name="ET">
      <style:paragraph-properties fo:margin-top="0in" fo:margin-bottom="0.0835in"/>
    </style:style>
    <style:style style:name="NI" style:family="paragraph" style:parent-style-name="NO">
      <style:paragraph-properties fo:margin-left="1in" fo:margin-right="1in" fo:text-indent="0in" style:auto-text-indent="false"/>
    </style:style>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WW-Default_20_Paragraph_20_Font" style:display-name="WW-Default Paragraph Font" style:family="text"/>
    <style:style style:name="Absatz-Standardschriftart" style:family="text"/>
    <style:style style:name="WW8Num3z0" style:family="text">
      <style:text-properties style:font-name="Symbol" fo:font-size="9pt" style:font-size-asian="9pt" style:font-name-complex="StarSymbol" style:font-size-complex="9pt"/>
    </style:style>
    <style:style style:name="WW-Absatz-Standardschriftart" style:family="text"/>
    <style:style style:name="WW-Absatz-Standardschriftart1" style:family="text"/>
    <style:style style:name="WW-Absatz-Standardschriftart11" style:family="text"/>
    <style:style style:name="WW8Num5z0" style:family="text">
      <style:text-properties style:font-name="Symbol" fo:font-size="9pt" style:font-size-asian="9pt" style:font-name-complex="StarSymbol" style:font-size-complex="9pt"/>
    </style:style>
    <style:style style:name="WW-Absatz-Standardschriftart111" style:family="text"/>
    <style:style style:name="WW8Num2z0" style:family="text">
      <style:text-properties style:font-name="Symbol" fo:font-size="9pt" style:font-size-asian="9pt" style:font-name-complex="StarSymbol" style:font-size-complex="9pt"/>
    </style:style>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CD4" style:family="text" style:parent-style-name="Default_20_Paragraph_20_Font">
      <style:text-properties fo:color="#000000" style:font-name="Courier New" fo:font-size="10pt" fo:font-style="italic" fo:font-weight="bold" style:font-size-asian="10pt" style:font-style-asian="italic" style:font-weight-asian="bold"/>
    </style:style>
    <style:style style:name="CD1" style:family="text">
      <style:text-properties fo:color="#000000" style:font-name="Courier New" fo:font-size="10pt" style:font-size-asian="10pt"/>
    </style:style>
    <style:style style:name="CD3" style:family="text">
      <style:text-properties fo:color="#000000" style:font-name="Courier New" fo:font-size="10pt" fo:font-style="italic" style:font-size-asian="10pt" style:font-style-asian="italic"/>
    </style:style>
    <style:style style:name="CD2" style:family="text">
      <style:text-properties fo:color="#000000" style:font-name="Courier New" fo:font-size="10pt" fo:font-weight="bold" style:font-size-asian="10pt" style:font-weight-asian="bold"/>
    </style:style>
    <style:style style:name="E1" style:family="text">
      <style:text-properties fo:font-weight="bold" style:font-weight-asian="bold"/>
    </style:style>
    <style:style style:name="E2" style:family="text">
      <style:text-properties fo:font-style="italic" style:font-style-asian="italic"/>
    </style:style>
    <style:style style:name="IXI" style:family="text">
      <style:text-properties style:font-name="Arial"/>
    </style:style>
    <style:style style:name="SUB1" style:family="text">
      <style:text-properties style:text-position="sub 58%" style:font-name="Times" fo:font-size="8pt" style:font-size-asian="8pt"/>
    </style:style>
    <style:style style:name="SUP1" style:family="text">
      <style:text-properties style:text-position="super 58%" style:font-name="Times" fo:font-size="9pt" style:font-size-asian="9pt"/>
    </style:style>
    <style:style style:name="XIND" style:family="text">
      <style:text-properties style:font-name="Times New Roman" fo:font-size="11pt" style:font-size-asian="11pt"/>
    </style:style>
    <style:style style:name="E3" style:family="text">
      <style:text-properties fo:font-style="italic" fo:font-weight="bold" style:font-style-asian="italic" style:font-weight-asian="bold"/>
    </style:style>
    <style:style style:name="CDT_20_Char" style:display-name="CDT Char" style:family="text" style:parent-style-name="WW-Default_20_Paragraph_20_Font">
      <style:text-properties fo:color="#000000" style:font-name="Courier New" fo:language="en" fo:country="US"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start-value="4"/>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4">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5">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6">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7">
      <text:list-level-style-number text:level="1" style:num-prefix="[lb]"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8">
      <text:list-level-style-number text:level="1" style:num-prefix="[lb]"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139in" style:layout-grid-ruby-height="0.111in" style:layout-grid-mode="none" style:layout-grid-ruby-below="false" style:layout-grid-print="false" style:layout-grid-display="false" style:layout-grid-base-width="0.278in" style:layout-grid-snap-to-characters="true" style:layout-grid-square-mode="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Chapter 2</dc:title>
    <dc:subject>Statements and Expressions</dc:subject>
    <meta:initial-creator>Nick Coghlan</meta:initial-creator>
    <meta:creation-date>2006-02-14T08:17:00</meta:creation-date>
    <dc:date>2008-03-05T22:58:39</dc:date>
    <meta:print-date>2113-01-01T00:00:00</meta:print-date>
    <meta:editing-cycles>57</meta:editing-cycles>
    <meta:editing-duration>PT18H19M5S</meta:editing-duration>
    <meta:user-defined meta:name="Info 1"/>
    <meta:user-defined meta:name="Info 2"/>
    <meta:user-defined meta:name="Info 3"/>
    <meta:user-defined meta:name="Info 4"/>
    <meta:document-statistic meta:table-count="7" meta:image-count="0" meta:object-count="0" meta:page-count="24" meta:paragraph-count="961" meta:word-count="8462" meta:character-count="55669"/>
  </office:meta>
</office:document-meta>
</file>